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>
      <style:table-cell-properties fo:background-color="transparent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2" table:number-columns-repeated="3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31</text:p>
          </table:table-cell>
        </table:table-row>
        <table:table-row table:style-name="ro1">
          <table:table-cell office:value-type="date" office:date-value="2015-07-04" calcext:value-type="date">
            <text:p>2015-07-04</text:p>
          </table:table-cell>
          <table:table-cell office:value-type="float" office:value="11.4791860580444" calcext:value-type="float">
            <text:p>11.4791860580444</text:p>
          </table:table-cell>
          <table:table-cell office:value-type="float" office:value="13.3755168914795" calcext:value-type="float">
            <text:p>13.3755168914795</text:p>
          </table:table-cell>
          <table:table-cell office:value-type="float" office:value="13.4856176376343" calcext:value-type="float">
            <text:p>13.4856176376343</text:p>
          </table:table-cell>
          <table:table-cell office:value-type="float" office:value="12.777277469635" calcext:value-type="float">
            <text:p>12.777277469635</text:p>
          </table:table-cell>
          <table:table-cell office:value-type="float" office:value="12.6580891609192" calcext:value-type="float">
            <text:p>12.6580891609192</text:p>
          </table:table-cell>
          <table:table-cell office:value-type="float" office:value="11.4862499237061" calcext:value-type="float">
            <text:p>11.4862499237061</text:p>
          </table:table-cell>
          <table:table-cell office:value-type="float" office:value="13.357307434082" calcext:value-type="float">
            <text:p>13.357307434082</text:p>
          </table:table-cell>
          <table:table-cell office:value-type="float" office:value="13.6186103820801" calcext:value-type="float">
            <text:p>13.6186103820801</text:p>
          </table:table-cell>
          <table:table-cell office:value-type="float" office:value="13.8705387115479" calcext:value-type="float">
            <text:p>13.8705387115479</text:p>
          </table:table-cell>
          <table:table-cell office:value-type="float" office:value="14.8051023483276" calcext:value-type="float">
            <text:p>14.8051023483276</text:p>
          </table:table-cell>
          <table:table-cell office:value-type="float" office:value="12.9028663635254" calcext:value-type="float">
            <text:p>12.9028663635254</text:p>
          </table:table-cell>
          <table:table-cell office:value-type="float" office:value="15.6393508911133" calcext:value-type="float">
            <text:p>15.6393508911133</text:p>
          </table:table-cell>
          <table:table-cell office:value-type="float" office:value="16.4305257797241" calcext:value-type="float">
            <text:p>16.4305257797241</text:p>
          </table:table-cell>
          <table:table-cell office:value-type="float" office:value="22.9890785217285" calcext:value-type="float">
            <text:p>22.9890785217285</text:p>
          </table:table-cell>
          <table:table-cell office:value-type="float" office:value="31.0400257110596" calcext:value-type="float">
            <text:p>31.0400257110596</text:p>
          </table:table-cell>
          <table:table-cell office:value-type="float" office:value="28.5384902954102" calcext:value-type="float">
            <text:p>28.5384902954102</text:p>
          </table:table-cell>
          <table:table-cell office:value-type="float" office:value="41.6055564880371" calcext:value-type="float">
            <text:p>41.6055564880371</text:p>
          </table:table-cell>
          <table:table-cell office:value-type="float" office:value="27.0731964111328" calcext:value-type="float">
            <text:p>27.0731964111328</text:p>
          </table:table-cell>
          <table:table-cell office:value-type="float" office:value="29.8651514053345" calcext:value-type="float">
            <text:p>29.8651514053345</text:p>
          </table:table-cell>
          <table:table-cell office:value-type="float" office:value="118.396327972412" calcext:value-type="float">
            <text:p>118.396327972412</text:p>
          </table:table-cell>
          <table:table-cell office:value-type="float" office:value="82.7456588745117" calcext:value-type="float">
            <text:p>82.7456588745117</text:p>
          </table:table-cell>
          <table:table-cell office:value-type="float" office:value="158.08430480957" calcext:value-type="float">
            <text:p>158.08430480957</text:p>
          </table:table-cell>
          <table:table-cell office:value-type="float" office:value="42.3801231384277" calcext:value-type="float">
            <text:p>42.3801231384277</text:p>
          </table:table-cell>
          <table:table-cell office:value-type="float" office:value="14.293381690979" calcext:value-type="float">
            <text:p>14.293381690979</text:p>
          </table:table-cell>
          <table:table-cell office:value-type="float" office:value="14.9387698173523" calcext:value-type="float">
            <text:p>14.9387698173523</text:p>
          </table:table-cell>
          <table:table-cell office:value-type="float" office:value="27.9178619384766" calcext:value-type="float">
            <text:p>27.9178619384766</text:p>
          </table:table-cell>
          <table:table-cell office:value-type="float" office:value="23.6859407424927" calcext:value-type="float">
            <text:p>23.6859407424927</text:p>
          </table:table-cell>
          <table:table-cell office:value-type="float" office:value="22.1749515533447" calcext:value-type="float">
            <text:p>22.1749515533447</text:p>
          </table:table-cell>
          <table:table-cell office:value-type="float" office:value="23.620210647583" calcext:value-type="float">
            <text:p>23.620210647583</text:p>
          </table:table-cell>
          <table:table-cell office:value-type="float" office:value="31.7855176925659" calcext:value-type="float">
            <text:p>31.7855176925659</text:p>
          </table:table-cell>
          <table:table-cell office:value-type="float" office:value="27.6122035980225" calcext:value-type="float">
            <text:p>27.6122035980225</text:p>
          </table:table-cell>
        </table:table-row>
        <table:table-row table:style-name="ro1">
          <table:table-cell office:value-type="date" office:date-value="2015-07-11" calcext:value-type="date">
            <text:p>2015-07-11</text:p>
          </table:table-cell>
          <table:table-cell office:value-type="float" office:value="18.7182598114014" calcext:value-type="float">
            <text:p>18.7182598114014</text:p>
          </table:table-cell>
          <table:table-cell office:value-type="float" office:value="22.3716449737549" calcext:value-type="float">
            <text:p>22.3716449737549</text:p>
          </table:table-cell>
          <table:table-cell office:value-type="float" office:value="21.84446144104" calcext:value-type="float">
            <text:p>21.84446144104</text:p>
          </table:table-cell>
          <table:table-cell office:value-type="float" office:value="22.8189430236816" calcext:value-type="float">
            <text:p>22.8189430236816</text:p>
          </table:table-cell>
          <table:table-cell office:value-type="float" office:value="23.7705059051514" calcext:value-type="float">
            <text:p>23.7705059051514</text:p>
          </table:table-cell>
          <table:table-cell office:value-type="float" office:value="19.4670085906982" calcext:value-type="float">
            <text:p>19.4670085906982</text:p>
          </table:table-cell>
          <table:table-cell office:value-type="float" office:value="20.9210758209228" calcext:value-type="float">
            <text:p>20.9210758209228</text:p>
          </table:table-cell>
          <table:table-cell office:value-type="float" office:value="29.4912223815918" calcext:value-type="float">
            <text:p>29.4912223815918</text:p>
          </table:table-cell>
          <table:table-cell office:value-type="float" office:value="32.710994720459" calcext:value-type="float">
            <text:p>32.710994720459</text:p>
          </table:table-cell>
          <table:table-cell office:value-type="float" office:value="36.4608421325684" calcext:value-type="float">
            <text:p>36.4608421325684</text:p>
          </table:table-cell>
          <table:table-cell office:value-type="float" office:value="30.2175235748291" calcext:value-type="float">
            <text:p>30.2175235748291</text:p>
          </table:table-cell>
          <table:table-cell office:value-type="float" office:value="41.7005405426025" calcext:value-type="float">
            <text:p>41.7005405426025</text:p>
          </table:table-cell>
          <table:table-cell office:value-type="float" office:value="45.1174011230469" calcext:value-type="float">
            <text:p>45.1174011230469</text:p>
          </table:table-cell>
          <table:table-cell office:value-type="float" office:value="43.1214294433594" calcext:value-type="float">
            <text:p>43.1214294433594</text:p>
          </table:table-cell>
          <table:table-cell office:value-type="float" office:value="48.770637512207" calcext:value-type="float">
            <text:p>48.770637512207</text:p>
          </table:table-cell>
          <table:table-cell office:value-type="float" office:value="42.3563041687012" calcext:value-type="float">
            <text:p>42.3563041687012</text:p>
          </table:table-cell>
          <table:table-cell office:value-type="float" office:value="46.5379180908203" calcext:value-type="float">
            <text:p>46.5379180908203</text:p>
          </table:table-cell>
          <table:table-cell office:value-type="float" office:value="35.3984451293945" calcext:value-type="float">
            <text:p>35.3984451293945</text:p>
          </table:table-cell>
          <table:table-cell office:value-type="float" office:value="185.13858795166" calcext:value-type="float">
            <text:p>185.13858795166</text:p>
          </table:table-cell>
          <table:table-cell office:value-type="float" office:value="154.655471801758" calcext:value-type="float">
            <text:p>154.655471801758</text:p>
          </table:table-cell>
          <table:table-cell office:value-type="float" office:value="77.0511322021484" calcext:value-type="float">
            <text:p>77.0511322021484</text:p>
          </table:table-cell>
          <table:table-cell office:value-type="float" office:value="209.116851806641" calcext:value-type="float">
            <text:p>209.116851806641</text:p>
          </table:table-cell>
          <table:table-cell office:value-type="float" office:value="89.6968002319336" calcext:value-type="float">
            <text:p>89.6968002319336</text:p>
          </table:table-cell>
          <table:table-cell office:value-type="float" office:value="31.5645027160645" calcext:value-type="float">
            <text:p>31.5645027160645</text:p>
          </table:table-cell>
          <table:table-cell office:value-type="float" office:value="29.1857376098633" calcext:value-type="float">
            <text:p>29.1857376098633</text:p>
          </table:table-cell>
          <table:table-cell office:value-type="float" office:value="49.3926391601562" calcext:value-type="float">
            <text:p>49.3926391601562</text:p>
          </table:table-cell>
          <table:table-cell office:value-type="float" office:value="39.9746589660644" calcext:value-type="float">
            <text:p>39.9746589660644</text:p>
          </table:table-cell>
          <table:table-cell office:value-type="float" office:value="67.1240844726563" calcext:value-type="float">
            <text:p>67.1240844726563</text:p>
          </table:table-cell>
          <table:table-cell office:value-type="float" office:value="47.704647064209" calcext:value-type="float">
            <text:p>47.704647064209</text:p>
          </table:table-cell>
          <table:table-cell office:value-type="float" office:value="37.689136505127" calcext:value-type="float">
            <text:p>37.689136505127</text:p>
          </table:table-cell>
          <table:table-cell office:value-type="float" office:value="35.4411849975586" calcext:value-type="float">
            <text:p>35.4411849975586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float" office:value="10.233211517334" calcext:value-type="float">
            <text:p>10.233211517334</text:p>
          </table:table-cell>
          <table:table-cell table:number-columns-repeated="3"/>
          <table:table-cell office:value-type="float" office:value="14.6212239265442" calcext:value-type="float">
            <text:p>14.6212239265442</text:p>
          </table:table-cell>
          <table:table-cell office:value-type="float" office:value="11.0533657073975" calcext:value-type="float">
            <text:p>11.0533657073975</text:p>
          </table:table-cell>
          <table:table-cell/>
          <table:table-cell office:value-type="float" office:value="14.3961038589478" calcext:value-type="float">
            <text:p>14.3961038589478</text:p>
          </table:table-cell>
          <table:table-cell office:value-type="float" office:value="12.4666938781738" calcext:value-type="float">
            <text:p>12.4666938781738</text:p>
          </table:table-cell>
          <table:table-cell office:value-type="float" office:value="16.2002620697021" calcext:value-type="float">
            <text:p>16.2002620697021</text:p>
          </table:table-cell>
          <table:table-cell office:value-type="float" office:value="14.6825466156006" calcext:value-type="float">
            <text:p>14.6825466156006</text:p>
          </table:table-cell>
          <table:table-cell/>
          <table:table-cell office:value-type="float" office:value="36.1139335632324" calcext:value-type="float">
            <text:p>36.1139335632324</text:p>
          </table:table-cell>
          <table:table-cell office:value-type="float" office:value="16.4950332641602" calcext:value-type="float">
            <text:p>16.4950332641602</text:p>
          </table:table-cell>
          <table:table-cell office:value-type="float" office:value="36.384090423584" calcext:value-type="float">
            <text:p>36.384090423584</text:p>
          </table:table-cell>
          <table:table-cell office:value-type="float" office:value="56.3468170166016" calcext:value-type="float">
            <text:p>56.3468170166016</text:p>
          </table:table-cell>
          <table:table-cell/>
          <table:table-cell office:value-type="float" office:value="110.000068664551" calcext:value-type="float">
            <text:p>110.000068664551</text:p>
          </table:table-cell>
          <table:table-cell office:value-type="float" office:value="91.3851318359375" calcext:value-type="float">
            <text:p>91.3851318359375</text:p>
          </table:table-cell>
          <table:table-cell office:value-type="float" office:value="75.9350662231445" calcext:value-type="float">
            <text:p>75.9350662231445</text:p>
          </table:table-cell>
          <table:table-cell office:value-type="float" office:value="63.4192810058594" calcext:value-type="float">
            <text:p>63.4192810058594</text:p>
          </table:table-cell>
          <table:table-cell office:value-type="float" office:value="182.209228515625" calcext:value-type="float">
            <text:p>182.209228515625</text:p>
          </table:table-cell>
          <table:table-cell office:value-type="float" office:value="46.6570339202881" calcext:value-type="float">
            <text:p>46.6570339202881</text:p>
          </table:table-cell>
          <table:table-cell/>
          <table:table-cell office:value-type="float" office:value="52.1164855957031" calcext:value-type="float">
            <text:p>52.1164855957031</text:p>
          </table:table-cell>
          <table:table-cell/>
          <table:table-cell office:value-type="float" office:value="34.2055587768555" calcext:value-type="float">
            <text:p>34.2055587768555</text:p>
          </table:table-cell>
          <table:table-cell office:value-type="float" office:value="40.8655872344971" calcext:value-type="float">
            <text:p>40.8655872344971</text:p>
          </table:table-cell>
          <table:table-cell office:value-type="float" office:value="65.0627899169922" calcext:value-type="float">
            <text:p>65.0627899169922</text:p>
          </table:table-cell>
          <table:table-cell office:value-type="float" office:value="117.442207336426" calcext:value-type="float">
            <text:p>117.442207336426</text:p>
          </table:table-cell>
          <table:table-cell office:value-type="float" office:value="24.0633430480957" calcext:value-type="float">
            <text:p>24.0633430480957</text:p>
          </table:table-cell>
        </table:table-row>
        <table:table-row table:style-name="ro1">
          <table:table-cell office:value-type="date" office:date-value="2015-08-03" calcext:value-type="date">
            <text:p>2015-08-03</text:p>
          </table:table-cell>
          <table:table-cell office:value-type="float" office:value="14.2958149909973" calcext:value-type="float">
            <text:p>14.2958149909973</text:p>
          </table:table-cell>
          <table:table-cell/>
          <table:table-cell office:value-type="float" office:value="8.49388408660889" calcext:value-type="float">
            <text:p>8.49388408660889</text:p>
          </table:table-cell>
          <table:table-cell table:number-columns-repeated="2"/>
          <table:table-cell office:value-type="float" office:value="11.5307321548462" calcext:value-type="float">
            <text:p>11.5307321548462</text:p>
          </table:table-cell>
          <table:table-cell office:value-type="float" office:value="14.887957572937" calcext:value-type="float">
            <text:p>14.887957572937</text:p>
          </table:table-cell>
          <table:table-cell office:value-type="float" office:value="18.148998260498" calcext:value-type="float">
            <text:p>18.148998260498</text:p>
          </table:table-cell>
          <table:table-cell office:value-type="float" office:value="13.1010522842407" calcext:value-type="float">
            <text:p>13.1010522842407</text:p>
          </table:table-cell>
          <table:table-cell office:value-type="float" office:value="14.1153726577759" calcext:value-type="float">
            <text:p>14.1153726577759</text:p>
          </table:table-cell>
          <table:table-cell office:value-type="float" office:value="13.8359260559082" calcext:value-type="float">
            <text:p>13.8359260559082</text:p>
          </table:table-cell>
          <table:table-cell office:value-type="float" office:value="15.5048685073853" calcext:value-type="float">
            <text:p>15.5048685073853</text:p>
          </table:table-cell>
          <table:table-cell office:value-type="float" office:value="14.4686079025269" calcext:value-type="float">
            <text:p>14.4686079025269</text:p>
          </table:table-cell>
          <table:table-cell office:value-type="float" office:value="51.9369792938232" calcext:value-type="float">
            <text:p>51.9369792938232</text:p>
          </table:table-cell>
          <table:table-cell office:value-type="float" office:value="31.2750959396362" calcext:value-type="float">
            <text:p>31.2750959396362</text:p>
          </table:table-cell>
          <table:table-cell office:value-type="float" office:value="63.7319660186768" calcext:value-type="float">
            <text:p>63.7319660186768</text:p>
          </table:table-cell>
          <table:table-cell office:value-type="float" office:value="78.7270545959473" calcext:value-type="float">
            <text:p>78.7270545959473</text:p>
          </table:table-cell>
          <table:table-cell office:value-type="float" office:value="26.7892894744873" calcext:value-type="float">
            <text:p>26.7892894744873</text:p>
          </table:table-cell>
          <table:table-cell office:value-type="float" office:value="131.973571777344" calcext:value-type="float">
            <text:p>131.973571777344</text:p>
          </table:table-cell>
          <table:table-cell office:value-type="float" office:value="94.9628295898438" calcext:value-type="float">
            <text:p>94.9628295898438</text:p>
          </table:table-cell>
          <table:table-cell office:value-type="float" office:value="73.8397598266602" calcext:value-type="float">
            <text:p>73.8397598266602</text:p>
          </table:table-cell>
          <table:table-cell office:value-type="float" office:value="148.646728515625" calcext:value-type="float">
            <text:p>148.646728515625</text:p>
          </table:table-cell>
          <table:table-cell office:value-type="float" office:value="48.7839622497559" calcext:value-type="float">
            <text:p>48.7839622497559</text:p>
          </table:table-cell>
          <table:table-cell office:value-type="float" office:value="23.13307762146" calcext:value-type="float">
            <text:p>23.13307762146</text:p>
          </table:table-cell>
          <table:table-cell office:value-type="float" office:value="36.5534019470215" calcext:value-type="float">
            <text:p>36.5534019470215</text:p>
          </table:table-cell>
          <table:table-cell office:value-type="float" office:value="37.2335720062256" calcext:value-type="float">
            <text:p>37.2335720062256</text:p>
          </table:table-cell>
          <table:table-cell office:value-type="float" office:value="68.9900970458984" calcext:value-type="float">
            <text:p>68.9900970458984</text:p>
          </table:table-cell>
          <table:table-cell office:value-type="float" office:value="31.1253910064697" calcext:value-type="float">
            <text:p>31.1253910064697</text:p>
          </table:table-cell>
          <table:table-cell office:value-type="float" office:value="167.070083618164" calcext:value-type="float">
            <text:p>167.070083618164</text:p>
          </table:table-cell>
          <table:table-cell office:value-type="float" office:value="28.2311096191406" calcext:value-type="float">
            <text:p>28.2311096191406</text:p>
          </table:table-cell>
          <table:table-cell office:value-type="float" office:value="23.0714435577393" calcext:value-type="float">
            <text:p>23.0714435577393</text:p>
          </table:table-cell>
        </table:table-row>
        <table:table-row table:style-name="ro1">
          <table:table-cell office:value-type="date" office:date-value="2015-08-10" calcext:value-type="date">
            <text:p>2015-08-10</text:p>
          </table:table-cell>
          <table:table-cell office:value-type="float" office:value="15.6619701385498" calcext:value-type="float">
            <text:p>15.6619701385498</text:p>
          </table:table-cell>
          <table:table-cell table:number-columns-repeated="2"/>
          <table:table-cell office:value-type="float" office:value="17.2917289733887" calcext:value-type="float">
            <text:p>17.2917289733887</text:p>
          </table:table-cell>
          <table:table-cell office:value-type="float" office:value="39.9862308502197" calcext:value-type="float">
            <text:p>39.9862308502197</text:p>
          </table:table-cell>
          <table:table-cell office:value-type="float" office:value="16.0987224578857" calcext:value-type="float">
            <text:p>16.0987224578857</text:p>
          </table:table-cell>
          <table:table-cell office:value-type="float" office:value="16.7717685699463" calcext:value-type="float">
            <text:p>16.7717685699463</text:p>
          </table:table-cell>
          <table:table-cell table:number-columns-repeated="4"/>
          <table:table-cell office:value-type="float" office:value="17.0044097900391" calcext:value-type="float">
            <text:p>17.0044097900391</text:p>
          </table:table-cell>
          <table:table-cell/>
          <table:table-cell office:value-type="float" office:value="24.6254940032959" calcext:value-type="float">
            <text:p>24.6254940032959</text:p>
          </table:table-cell>
          <table:table-cell office:value-type="float" office:value="33.9276256561279" calcext:value-type="float">
            <text:p>33.9276256561279</text:p>
          </table:table-cell>
          <table:table-cell office:value-type="float" office:value="33.6456527709961" calcext:value-type="float">
            <text:p>33.6456527709961</text:p>
          </table:table-cell>
          <table:table-cell office:value-type="float" office:value="53.9731330871582" calcext:value-type="float">
            <text:p>53.9731330871582</text:p>
          </table:table-cell>
          <table:table-cell office:value-type="float" office:value="57.1372566223145" calcext:value-type="float">
            <text:p>57.1372566223145</text:p>
          </table:table-cell>
          <table:table-cell table:number-columns-repeated="11"/>
          <table:table-cell office:value-type="float" office:value="26.9571838378906" calcext:value-type="float">
            <text:p>26.9571838378906</text:p>
          </table:table-cell>
          <table:table-cell office:value-type="float" office:value="30.6125354766846" calcext:value-type="float">
            <text:p>30.6125354766846</text:p>
          </table:table-cell>
        </table:table-row>
        <table:table-row table:style-name="ro1">
          <table:table-cell office:value-type="date" office:date-value="2015-08-13" calcext:value-type="date">
            <text:p>2015-08-13</text:p>
          </table:table-cell>
          <table:table-cell office:value-type="float" office:value="15.5941619873047" calcext:value-type="float">
            <text:p>15.5941619873047</text:p>
          </table:table-cell>
          <table:table-cell office:value-type="float" office:value="17.947151184082" calcext:value-type="float">
            <text:p>17.947151184082</text:p>
          </table:table-cell>
          <table:table-cell office:value-type="float" office:value="17.9265003204346" calcext:value-type="float">
            <text:p>17.9265003204346</text:p>
          </table:table-cell>
          <table:table-cell office:value-type="float" office:value="16.3403358459473" calcext:value-type="float">
            <text:p>16.3403358459473</text:p>
          </table:table-cell>
          <table:table-cell office:value-type="float" office:value="19.5526523590088" calcext:value-type="float">
            <text:p>19.5526523590088</text:p>
          </table:table-cell>
          <table:table-cell office:value-type="float" office:value="15.5772619247437" calcext:value-type="float">
            <text:p>15.5772619247437</text:p>
          </table:table-cell>
          <table:table-cell office:value-type="float" office:value="19.9087972640991" calcext:value-type="float">
            <text:p>19.9087972640991</text:p>
          </table:table-cell>
          <table:table-cell office:value-type="float" office:value="22.376033782959" calcext:value-type="float">
            <text:p>22.376033782959</text:p>
          </table:table-cell>
          <table:table-cell office:value-type="float" office:value="16.1438970565796" calcext:value-type="float">
            <text:p>16.1438970565796</text:p>
          </table:table-cell>
          <table:table-cell office:value-type="float" office:value="20.021053314209" calcext:value-type="float">
            <text:p>20.021053314209</text:p>
          </table:table-cell>
          <table:table-cell office:value-type="float" office:value="17.1274662017822" calcext:value-type="float">
            <text:p>17.1274662017822</text:p>
          </table:table-cell>
          <table:table-cell office:value-type="float" office:value="21.579044342041" calcext:value-type="float">
            <text:p>21.579044342041</text:p>
          </table:table-cell>
          <table:table-cell office:value-type="float" office:value="19.6723232269287" calcext:value-type="float">
            <text:p>19.6723232269287</text:p>
          </table:table-cell>
          <table:table-cell office:value-type="float" office:value="17.2948169708252" calcext:value-type="float">
            <text:p>17.2948169708252</text:p>
          </table:table-cell>
          <table:table-cell office:value-type="float" office:value="25.7179698944092" calcext:value-type="float">
            <text:p>25.7179698944092</text:p>
          </table:table-cell>
          <table:table-cell office:value-type="float" office:value="27.2528533935547" calcext:value-type="float">
            <text:p>27.2528533935547</text:p>
          </table:table-cell>
          <table:table-cell office:value-type="float" office:value="35.0017623901367" calcext:value-type="float">
            <text:p>35.0017623901367</text:p>
          </table:table-cell>
          <table:table-cell office:value-type="float" office:value="41.5476837158203" calcext:value-type="float">
            <text:p>41.5476837158203</text:p>
          </table:table-cell>
          <table:table-cell office:value-type="float" office:value="77.1177253723145" calcext:value-type="float">
            <text:p>77.1177253723145</text:p>
          </table:table-cell>
          <table:table-cell office:value-type="float" office:value="63.7583312988281" calcext:value-type="float">
            <text:p>63.7583312988281</text:p>
          </table:table-cell>
          <table:table-cell office:value-type="float" office:value="55.0246963500977" calcext:value-type="float">
            <text:p>55.0246963500977</text:p>
          </table:table-cell>
          <table:table-cell office:value-type="float" office:value="99.523551940918" calcext:value-type="float">
            <text:p>99.523551940918</text:p>
          </table:table-cell>
          <table:table-cell office:value-type="float" office:value="46.1586570739746" calcext:value-type="float">
            <text:p>46.1586570739746</text:p>
          </table:table-cell>
          <table:table-cell office:value-type="float" office:value="65.0678558349609" calcext:value-type="float">
            <text:p>65.0678558349609</text:p>
          </table:table-cell>
          <table:table-cell office:value-type="float" office:value="42.3599433898926" calcext:value-type="float">
            <text:p>42.3599433898926</text:p>
          </table:table-cell>
          <table:table-cell office:value-type="float" office:value="53.2354068756104" calcext:value-type="float">
            <text:p>53.2354068756104</text:p>
          </table:table-cell>
          <table:table-cell office:value-type="float" office:value="61.6409969329834" calcext:value-type="float">
            <text:p>61.6409969329834</text:p>
          </table:table-cell>
          <table:table-cell office:value-type="float" office:value="45.5973892211914" calcext:value-type="float">
            <text:p>45.5973892211914</text:p>
          </table:table-cell>
          <table:table-cell office:value-type="float" office:value="21.637092590332" calcext:value-type="float">
            <text:p>21.637092590332</text:p>
          </table:table-cell>
          <table:table-cell office:value-type="float" office:value="28.8966045379639" calcext:value-type="float">
            <text:p>28.8966045379639</text:p>
          </table:table-cell>
          <table:table-cell office:value-type="float" office:value="24.1905202865601" calcext:value-type="float">
            <text:p>24.1905202865601</text:p>
          </table:table-cell>
        </table:table-row>
        <table:table-row table:style-name="ro1">
          <table:table-cell office:value-type="date" office:date-value="2015-08-30" calcext:value-type="date">
            <text:p>2015-08-30</text:p>
          </table:table-cell>
          <table:table-cell office:value-type="float" office:value="14.2654943466187" calcext:value-type="float">
            <text:p>14.2654943466187</text:p>
          </table:table-cell>
          <table:table-cell office:value-type="float" office:value="15.9897384643555" calcext:value-type="float">
            <text:p>15.9897384643555</text:p>
          </table:table-cell>
          <table:table-cell office:value-type="float" office:value="17.679967880249" calcext:value-type="float">
            <text:p>17.679967880249</text:p>
          </table:table-cell>
          <table:table-cell office:value-type="float" office:value="16.3915281295776" calcext:value-type="float">
            <text:p>16.3915281295776</text:p>
          </table:table-cell>
          <table:table-cell office:value-type="float" office:value="18.7107944488525" calcext:value-type="float">
            <text:p>18.7107944488525</text:p>
          </table:table-cell>
          <table:table-cell office:value-type="float" office:value="16.2545604705811" calcext:value-type="float">
            <text:p>16.2545604705811</text:p>
          </table:table-cell>
          <table:table-cell office:value-type="float" office:value="18.663966178894" calcext:value-type="float">
            <text:p>18.663966178894</text:p>
          </table:table-cell>
          <table:table-cell office:value-type="float" office:value="22.303563117981" calcext:value-type="float">
            <text:p>22.303563117981</text:p>
          </table:table-cell>
          <table:table-cell office:value-type="float" office:value="27.7981815338135" calcext:value-type="float">
            <text:p>27.7981815338135</text:p>
          </table:table-cell>
          <table:table-cell office:value-type="float" office:value="24.5710525512695" calcext:value-type="float">
            <text:p>24.5710525512695</text:p>
          </table:table-cell>
          <table:table-cell office:value-type="float" office:value="26.2216720581055" calcext:value-type="float">
            <text:p>26.2216720581055</text:p>
          </table:table-cell>
          <table:table-cell office:value-type="float" office:value="45.6801147460938" calcext:value-type="float">
            <text:p>45.6801147460938</text:p>
          </table:table-cell>
          <table:table-cell office:value-type="float" office:value="28.6758079528809" calcext:value-type="float">
            <text:p>28.6758079528809</text:p>
          </table:table-cell>
          <table:table-cell office:value-type="float" office:value="36.2199974060059" calcext:value-type="float">
            <text:p>36.2199974060059</text:p>
          </table:table-cell>
          <table:table-cell office:value-type="float" office:value="31.546257019043" calcext:value-type="float">
            <text:p>31.546257019043</text:p>
          </table:table-cell>
          <table:table-cell office:value-type="float" office:value="34.175142288208" calcext:value-type="float">
            <text:p>34.175142288208</text:p>
          </table:table-cell>
          <table:table-cell office:value-type="float" office:value="39.0845184326172" calcext:value-type="float">
            <text:p>39.0845184326172</text:p>
          </table:table-cell>
          <table:table-cell office:value-type="float" office:value="89.3582763671875" calcext:value-type="float">
            <text:p>89.3582763671875</text:p>
          </table:table-cell>
          <table:table-cell office:value-type="float" office:value="136.335319519043" calcext:value-type="float">
            <text:p>136.335319519043</text:p>
          </table:table-cell>
          <table:table-cell office:value-type="float" office:value="202.782279968262" calcext:value-type="float">
            <text:p>202.782279968262</text:p>
          </table:table-cell>
          <table:table-cell office:value-type="float" office:value="97.7307586669922" calcext:value-type="float">
            <text:p>97.7307586669922</text:p>
          </table:table-cell>
          <table:table-cell office:value-type="float" office:value="162.901031494141" calcext:value-type="float">
            <text:p>162.901031494141</text:p>
          </table:table-cell>
          <table:table-cell office:value-type="float" office:value="86.2246246337891" calcext:value-type="float">
            <text:p>86.2246246337891</text:p>
          </table:table-cell>
          <table:table-cell office:value-type="float" office:value="120.127250671387" calcext:value-type="float">
            <text:p>120.127250671387</text:p>
          </table:table-cell>
          <table:table-cell office:value-type="float" office:value="199.764373779297" calcext:value-type="float">
            <text:p>199.764373779297</text:p>
          </table:table-cell>
          <table:table-cell office:value-type="float" office:value="378.048583984375" calcext:value-type="float">
            <text:p>378.048583984375</text:p>
          </table:table-cell>
          <table:table-cell office:value-type="float" office:value="276.243225097656" calcext:value-type="float">
            <text:p>276.243225097656</text:p>
          </table:table-cell>
          <table:table-cell office:value-type="float" office:value="61.3302536010742" calcext:value-type="float">
            <text:p>61.3302536010742</text:p>
          </table:table-cell>
          <table:table-cell office:value-type="float" office:value="81.7692680358887" calcext:value-type="float">
            <text:p>81.7692680358887</text:p>
          </table:table-cell>
          <table:table-cell office:value-type="float" office:value="43.0176010131836" calcext:value-type="float">
            <text:p>43.0176010131836</text:p>
          </table:table-cell>
          <table:table-cell office:value-type="float" office:value="58.3107566833496" calcext:value-type="float">
            <text:p>58.3107566833496</text:p>
          </table:table-cell>
        </table:table-row>
        <table:table-row table:style-name="ro1">
          <table:table-cell office:value-type="date" office:date-value="2015-09-12" calcext:value-type="date">
            <text:p>2015-09-12</text:p>
          </table:table-cell>
          <table:table-cell office:value-type="float" office:value="13.748664855957" calcext:value-type="float">
            <text:p>13.748664855957</text:p>
          </table:table-cell>
          <table:table-cell office:value-type="float" office:value="17.5472888946533" calcext:value-type="float">
            <text:p>17.5472888946533</text:p>
          </table:table-cell>
          <table:table-cell office:value-type="float" office:value="18.6781568527222" calcext:value-type="float">
            <text:p>18.6781568527222</text:p>
          </table:table-cell>
          <table:table-cell office:value-type="float" office:value="16.2405424118042" calcext:value-type="float">
            <text:p>16.2405424118042</text:p>
          </table:table-cell>
          <table:table-cell office:value-type="float" office:value="18.9149513244629" calcext:value-type="float">
            <text:p>18.9149513244629</text:p>
          </table:table-cell>
          <table:table-cell office:value-type="float" office:value="14.7817735671997" calcext:value-type="float">
            <text:p>14.7817735671997</text:p>
          </table:table-cell>
          <table:table-cell office:value-type="float" office:value="17.1569213867188" calcext:value-type="float">
            <text:p>17.1569213867188</text:p>
          </table:table-cell>
          <table:table-cell office:value-type="float" office:value="29.7473201751709" calcext:value-type="float">
            <text:p>29.7473201751709</text:p>
          </table:table-cell>
          <table:table-cell office:value-type="float" office:value="29.1120281219482" calcext:value-type="float">
            <text:p>29.1120281219482</text:p>
          </table:table-cell>
          <table:table-cell office:value-type="float" office:value="38.1313972473144" calcext:value-type="float">
            <text:p>38.1313972473144</text:p>
          </table:table-cell>
          <table:table-cell office:value-type="float" office:value="26.0213317871094" calcext:value-type="float">
            <text:p>26.0213317871094</text:p>
          </table:table-cell>
          <table:table-cell office:value-type="float" office:value="55.5129585266113" calcext:value-type="float">
            <text:p>55.5129585266113</text:p>
          </table:table-cell>
          <table:table-cell office:value-type="float" office:value="29.645637512207" calcext:value-type="float">
            <text:p>29.645637512207</text:p>
          </table:table-cell>
          <table:table-cell office:value-type="float" office:value="34.1599998474121" calcext:value-type="float">
            <text:p>34.1599998474121</text:p>
          </table:table-cell>
          <table:table-cell office:value-type="float" office:value="49.6683654785156" calcext:value-type="float">
            <text:p>49.6683654785156</text:p>
          </table:table-cell>
          <table:table-cell office:value-type="float" office:value="35.887279510498" calcext:value-type="float">
            <text:p>35.887279510498</text:p>
          </table:table-cell>
          <table:table-cell office:value-type="float" office:value="55.5653991699219" calcext:value-type="float">
            <text:p>55.5653991699219</text:p>
          </table:table-cell>
          <table:table-cell office:value-type="float" office:value="29.686336517334" calcext:value-type="float">
            <text:p>29.686336517334</text:p>
          </table:table-cell>
          <table:table-cell office:value-type="float" office:value="44.2531852722168" calcext:value-type="float">
            <text:p>44.2531852722168</text:p>
          </table:table-cell>
          <table:table-cell office:value-type="float" office:value="67.8729972839355" calcext:value-type="float">
            <text:p>67.8729972839355</text:p>
          </table:table-cell>
          <table:table-cell office:value-type="float" office:value="61.298225402832" calcext:value-type="float">
            <text:p>61.298225402832</text:p>
          </table:table-cell>
          <table:table-cell office:value-type="float" office:value="160.472930908203" calcext:value-type="float">
            <text:p>160.472930908203</text:p>
          </table:table-cell>
          <table:table-cell office:value-type="float" office:value="53.2441787719727" calcext:value-type="float">
            <text:p>53.2441787719727</text:p>
          </table:table-cell>
          <table:table-cell office:value-type="float" office:value="54.9414501190186" calcext:value-type="float">
            <text:p>54.9414501190186</text:p>
          </table:table-cell>
          <table:table-cell office:value-type="float" office:value="34.2501335144043" calcext:value-type="float">
            <text:p>34.2501335144043</text:p>
          </table:table-cell>
          <table:table-cell office:value-type="float" office:value="120.860443115234" calcext:value-type="float">
            <text:p>120.860443115234</text:p>
          </table:table-cell>
          <table:table-cell office:value-type="float" office:value="80.8201522827148" calcext:value-type="float">
            <text:p>80.8201522827148</text:p>
          </table:table-cell>
          <table:table-cell office:value-type="float" office:value="109.820121765137" calcext:value-type="float">
            <text:p>109.820121765137</text:p>
          </table:table-cell>
          <table:table-cell office:value-type="float" office:value="101.135795593262" calcext:value-type="float">
            <text:p>101.135795593262</text:p>
          </table:table-cell>
          <table:table-cell office:value-type="float" office:value="26.2376613616943" calcext:value-type="float">
            <text:p>26.2376613616943</text:p>
          </table:table-cell>
          <table:table-cell office:value-type="float" office:value="45.6230773925781" calcext:value-type="float">
            <text:p>45.6230773925781</text:p>
          </table:table-cell>
        </table:table-row>
        <table:table-row table:style-name="ro1">
          <table:table-cell office:value-type="date" office:date-value="2015-09-19" calcext:value-type="date">
            <text:p>2015-09-19</text:p>
          </table:table-cell>
          <table:table-cell office:value-type="float" office:value="41.5465660095215" calcext:value-type="float">
            <text:p>41.5465660095215</text:p>
          </table:table-cell>
          <table:table-cell office:value-type="float" office:value="41.2086524963379" calcext:value-type="float">
            <text:p>41.2086524963379</text:p>
          </table:table-cell>
          <table:table-cell office:value-type="float" office:value="48.8249340057373" calcext:value-type="float">
            <text:p>48.8249340057373</text:p>
          </table:table-cell>
          <table:table-cell office:value-type="float" office:value="28.6234827041626" calcext:value-type="float">
            <text:p>28.6234827041626</text:p>
          </table:table-cell>
          <table:table-cell office:value-type="float" office:value="33.1138610839844" calcext:value-type="float">
            <text:p>33.1138610839844</text:p>
          </table:table-cell>
          <table:table-cell office:value-type="float" office:value="43.7657775878906" calcext:value-type="float">
            <text:p>43.7657775878906</text:p>
          </table:table-cell>
          <table:table-cell office:value-type="float" office:value="39.9346771240234" calcext:value-type="float">
            <text:p>39.9346771240234</text:p>
          </table:table-cell>
          <table:table-cell office:value-type="float" office:value="36.8975658416748" calcext:value-type="float">
            <text:p>36.8975658416748</text:p>
          </table:table-cell>
          <table:table-cell office:value-type="float" office:value="59.3542671203613" calcext:value-type="float">
            <text:p>59.3542671203613</text:p>
          </table:table-cell>
          <table:table-cell office:value-type="float" office:value="25.3071842193604" calcext:value-type="float">
            <text:p>25.3071842193604</text:p>
          </table:table-cell>
          <table:table-cell office:value-type="float" office:value="29.5811233520508" calcext:value-type="float">
            <text:p>29.5811233520508</text:p>
          </table:table-cell>
          <table:table-cell office:value-type="float" office:value="36.7302856445312" calcext:value-type="float">
            <text:p>36.7302856445312</text:p>
          </table:table-cell>
          <table:table-cell office:value-type="float" office:value="37.9223251342773" calcext:value-type="float">
            <text:p>37.9223251342773</text:p>
          </table:table-cell>
          <table:table-cell office:value-type="float" office:value="133.267364501953" calcext:value-type="float">
            <text:p>133.267364501953</text:p>
          </table:table-cell>
          <table:table-cell office:value-type="float" office:value="165.75456237793" calcext:value-type="float">
            <text:p>165.75456237793</text:p>
          </table:table-cell>
          <table:table-cell office:value-type="float" office:value="78.9003295898438" calcext:value-type="float">
            <text:p>78.9003295898438</text:p>
          </table:table-cell>
          <table:table-cell office:value-type="float" office:value="68.3018417358398" calcext:value-type="float">
            <text:p>68.3018417358398</text:p>
          </table:table-cell>
          <table:table-cell office:value-type="float" office:value="75.9350051879883" calcext:value-type="float">
            <text:p>75.9350051879883</text:p>
          </table:table-cell>
          <table:table-cell office:value-type="float" office:value="90.1613998413086" calcext:value-type="float">
            <text:p>90.1613998413086</text:p>
          </table:table-cell>
          <table:table-cell office:value-type="float" office:value="221.67204284668" calcext:value-type="float">
            <text:p>221.67204284668</text:p>
          </table:table-cell>
          <table:table-cell office:value-type="float" office:value="61.117000579834" calcext:value-type="float">
            <text:p>61.117000579834</text:p>
          </table:table-cell>
          <table:table-cell office:value-type="float" office:value="89.2195205688477" calcext:value-type="float">
            <text:p>89.2195205688477</text:p>
          </table:table-cell>
          <table:table-cell office:value-type="float" office:value="68.3018417358398" calcext:value-type="float">
            <text:p>68.3018417358398</text:p>
          </table:table-cell>
          <table:table-cell office:value-type="float" office:value="146.653884887695" calcext:value-type="float">
            <text:p>146.653884887695</text:p>
          </table:table-cell>
          <table:table-cell office:value-type="float" office:value="117.375873565674" calcext:value-type="float">
            <text:p>117.375873565674</text:p>
          </table:table-cell>
          <table:table-cell office:value-type="float" office:value="106.988887786865" calcext:value-type="float">
            <text:p>106.988887786865</text:p>
          </table:table-cell>
          <table:table-cell office:value-type="float" office:value="224.816757202148" calcext:value-type="float">
            <text:p>224.816757202148</text:p>
          </table:table-cell>
          <table:table-cell office:value-type="float" office:value="144.231704711914" calcext:value-type="float">
            <text:p>144.231704711914</text:p>
          </table:table-cell>
          <table:table-cell office:value-type="float" office:value="127.514381408691" calcext:value-type="float">
            <text:p>127.514381408691</text:p>
          </table:table-cell>
          <table:table-cell office:value-type="float" office:value="28.6362266540527" calcext:value-type="float">
            <text:p>28.6362266540527</text:p>
          </table:table-cell>
          <table:table-cell office:value-type="float" office:value="80.9137573242188" calcext:value-type="float">
            <text:p>80.9137573242188</text:p>
          </table:table-cell>
        </table:table-row>
        <table:table-row table:style-name="ro1">
          <table:table-cell office:value-type="date" office:date-value="2016-04-29" calcext:value-type="date">
            <text:p>2016-04-29</text:p>
          </table:table-cell>
          <table:table-cell office:value-type="float" office:value="16.0699901580811" calcext:value-type="float">
            <text:p>16.0699901580811</text:p>
          </table:table-cell>
          <table:table-cell office:value-type="float" office:value="30.6387901306152" calcext:value-type="float">
            <text:p>30.6387901306152</text:p>
          </table:table-cell>
          <table:table-cell office:value-type="float" office:value="31.4583415985107" calcext:value-type="float">
            <text:p>31.4583415985107</text:p>
          </table:table-cell>
          <table:table-cell office:value-type="float" office:value="29.9504718780518" calcext:value-type="float">
            <text:p>29.9504718780518</text:p>
          </table:table-cell>
          <table:table-cell office:value-type="float" office:value="25.5810346603394" calcext:value-type="float">
            <text:p>25.5810346603394</text:p>
          </table:table-cell>
          <table:table-cell office:value-type="float" office:value="16.2397842407227" calcext:value-type="float">
            <text:p>16.2397842407227</text:p>
          </table:table-cell>
          <table:table-cell office:value-type="float" office:value="22.6876068115234" calcext:value-type="float">
            <text:p>22.6876068115234</text:p>
          </table:table-cell>
          <table:table-cell office:value-type="float" office:value="24.7589225769043" calcext:value-type="float">
            <text:p>24.7589225769043</text:p>
          </table:table-cell>
          <table:table-cell office:value-type="float" office:value="21.6017036437988" calcext:value-type="float">
            <text:p>21.6017036437988</text:p>
          </table:table-cell>
          <table:table-cell office:value-type="float" office:value="35.9878234863281" calcext:value-type="float">
            <text:p>35.9878234863281</text:p>
          </table:table-cell>
          <table:table-cell office:value-type="float" office:value="34.3782157897949" calcext:value-type="float">
            <text:p>34.3782157897949</text:p>
          </table:table-cell>
          <table:table-cell office:value-type="float" office:value="36.4392471313477" calcext:value-type="float">
            <text:p>36.4392471313477</text:p>
          </table:table-cell>
          <table:table-cell office:value-type="float" office:value="40.0700569152832" calcext:value-type="float">
            <text:p>40.0700569152832</text:p>
          </table:table-cell>
          <table:table-cell office:value-type="float" office:value="23.6981258392334" calcext:value-type="float">
            <text:p>23.6981258392334</text:p>
          </table:table-cell>
          <table:table-cell office:value-type="float" office:value="33.3493576049805" calcext:value-type="float">
            <text:p>33.3493576049805</text:p>
          </table:table-cell>
          <table:table-cell office:value-type="float" office:value="24.6413135528564" calcext:value-type="float">
            <text:p>24.6413135528564</text:p>
          </table:table-cell>
          <table:table-cell office:value-type="float" office:value="31.2853870391846" calcext:value-type="float">
            <text:p>31.2853870391846</text:p>
          </table:table-cell>
          <table:table-cell office:value-type="float" office:value="31.4452323913574" calcext:value-type="float">
            <text:p>31.4452323913574</text:p>
          </table:table-cell>
          <table:table-cell office:value-type="float" office:value="37.0949859619141" calcext:value-type="float">
            <text:p>37.0949859619141</text:p>
          </table:table-cell>
          <table:table-cell office:value-type="float" office:value="40.6891632080078" calcext:value-type="float">
            <text:p>40.6891632080078</text:p>
          </table:table-cell>
          <table:table-cell office:value-type="float" office:value="45.5506229400635" calcext:value-type="float">
            <text:p>45.5506229400635</text:p>
          </table:table-cell>
          <table:table-cell office:value-type="float" office:value="58.3987426757813" calcext:value-type="float">
            <text:p>58.3987426757813</text:p>
          </table:table-cell>
          <table:table-cell office:value-type="float" office:value="52.7935752868652" calcext:value-type="float">
            <text:p>52.7935752868652</text:p>
          </table:table-cell>
          <table:table-cell office:value-type="float" office:value="27.1947822570801" calcext:value-type="float">
            <text:p>27.1947822570801</text:p>
          </table:table-cell>
          <table:table-cell office:value-type="float" office:value="31.6448459625244" calcext:value-type="float">
            <text:p>31.6448459625244</text:p>
          </table:table-cell>
          <table:table-cell office:value-type="float" office:value="40.9462871551514" calcext:value-type="float">
            <text:p>40.9462871551514</text:p>
          </table:table-cell>
          <table:table-cell office:value-type="float" office:value="34.4224891662598" calcext:value-type="float">
            <text:p>34.4224891662598</text:p>
          </table:table-cell>
          <table:table-cell office:value-type="float" office:value="46.1821022033691" calcext:value-type="float">
            <text:p>46.1821022033691</text:p>
          </table:table-cell>
          <table:table-cell office:value-type="float" office:value="39.9999809265137" calcext:value-type="float">
            <text:p>39.9999809265137</text:p>
          </table:table-cell>
          <table:table-cell office:value-type="float" office:value="85.5075073242188" calcext:value-type="float">
            <text:p>85.5075073242188</text:p>
          </table:table-cell>
          <table:table-cell office:value-type="float" office:value="83.6415481567383" calcext:value-type="float">
            <text:p>83.6415481567383</text:p>
          </table:table-cell>
        </table:table-row>
        <table:table-row table:style-name="ro1">
          <table:table-cell office:value-type="date" office:date-value="2016-05-06" calcext:value-type="date">
            <text:p>2016-05-06</text:p>
          </table:table-cell>
          <table:table-cell office:value-type="float" office:value="16.0168514251709" calcext:value-type="float">
            <text:p>16.0168514251709</text:p>
          </table:table-cell>
          <table:table-cell table:number-columns-repeated="2"/>
          <table:table-cell office:value-type="float" office:value="28.4081382751465" calcext:value-type="float">
            <text:p>28.4081382751465</text:p>
          </table:table-cell>
          <table:table-cell office:value-type="float" office:value="29.7825202941895" calcext:value-type="float">
            <text:p>29.7825202941895</text:p>
          </table:table-cell>
          <table:table-cell office:value-type="float" office:value="17.2382946014404" calcext:value-type="float">
            <text:p>17.2382946014404</text:p>
          </table:table-cell>
          <table:table-cell table:number-columns-repeated="2"/>
          <table:table-cell office:value-type="float" office:value="22.1710720062256" calcext:value-type="float">
            <text:p>22.1710720062256</text:p>
          </table:table-cell>
          <table:table-cell office:value-type="float" office:value="32.1553688049316" calcext:value-type="float">
            <text:p>32.1553688049316</text:p>
          </table:table-cell>
          <table:table-cell office:value-type="float" office:value="32.6041717529297" calcext:value-type="float">
            <text:p>32.6041717529297</text:p>
          </table:table-cell>
          <table:table-cell office:value-type="float" office:value="35.0836563110352" calcext:value-type="float">
            <text:p>35.0836563110352</text:p>
          </table:table-cell>
          <table:table-cell office:value-type="float" office:value="30.6891441345215" calcext:value-type="float">
            <text:p>30.6891441345215</text:p>
          </table:table-cell>
          <table:table-cell office:value-type="float" office:value="26.0088882446289" calcext:value-type="float">
            <text:p>26.0088882446289</text:p>
          </table:table-cell>
          <table:table-cell office:value-type="float" office:value="34.2520446777344" calcext:value-type="float">
            <text:p>34.2520446777344</text:p>
          </table:table-cell>
          <table:table-cell office:value-type="float" office:value="26.856071472168" calcext:value-type="float">
            <text:p>26.856071472168</text:p>
          </table:table-cell>
          <table:table-cell office:value-type="float" office:value="39.2003135681152" calcext:value-type="float">
            <text:p>39.2003135681152</text:p>
          </table:table-cell>
          <table:table-cell office:value-type="float" office:value="35.0482215881348" calcext:value-type="float">
            <text:p>35.0482215881348</text:p>
          </table:table-cell>
          <table:table-cell office:value-type="float" office:value="46.5365562438965" calcext:value-type="float">
            <text:p>46.5365562438965</text:p>
          </table:table-cell>
          <table:table-cell office:value-type="float" office:value="55.3818244934082" calcext:value-type="float">
            <text:p>55.3818244934082</text:p>
          </table:table-cell>
          <table:table-cell office:value-type="float" office:value="71.9013824462891" calcext:value-type="float">
            <text:p>71.9013824462891</text:p>
          </table:table-cell>
          <table:table-cell office:value-type="float" office:value="68.4543380737305" calcext:value-type="float">
            <text:p>68.4543380737305</text:p>
          </table:table-cell>
          <table:table-cell office:value-type="float" office:value="79.7252426147461" calcext:value-type="float">
            <text:p>79.7252426147461</text:p>
          </table:table-cell>
          <table:table-cell office:value-type="float" office:value="31.7351264953613" calcext:value-type="float">
            <text:p>31.7351264953613</text:p>
          </table:table-cell>
          <table:table-cell office:value-type="float" office:value="34.9169692993164" calcext:value-type="float">
            <text:p>34.9169692993164</text:p>
          </table:table-cell>
          <table:table-cell office:value-type="float" office:value="39.3207359313965" calcext:value-type="float">
            <text:p>39.3207359313965</text:p>
          </table:table-cell>
          <table:table-cell office:value-type="float" office:value="45.9720039367676" calcext:value-type="float">
            <text:p>45.9720039367676</text:p>
          </table:table-cell>
          <table:table-cell office:value-type="float" office:value="46.4625663757324" calcext:value-type="float">
            <text:p>46.4625663757324</text:p>
          </table:table-cell>
          <table:table-cell office:value-type="float" office:value="74.4264984130859" calcext:value-type="float">
            <text:p>74.4264984130859</text:p>
          </table:table-cell>
          <table:table-cell office:value-type="float" office:value="95.0093307495117" calcext:value-type="float">
            <text:p>95.0093307495117</text:p>
          </table:table-cell>
          <table:table-cell office:value-type="float" office:value="107.61092376709" calcext:value-type="float">
            <text:p>107.61092376709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float" office:value="24.1939506530762" calcext:value-type="float">
            <text:p>24.1939506530762</text:p>
          </table:table-cell>
          <table:table-cell office:value-type="float" office:value="43.2554512023926" calcext:value-type="float">
            <text:p>43.2554512023926</text:p>
          </table:table-cell>
          <table:table-cell office:value-type="float" office:value="40.1980438232422" calcext:value-type="float">
            <text:p>40.1980438232422</text:p>
          </table:table-cell>
          <table:table-cell office:value-type="float" office:value="34.0465278625488" calcext:value-type="float">
            <text:p>34.0465278625488</text:p>
          </table:table-cell>
          <table:table-cell office:value-type="float" office:value="35.8248062133789" calcext:value-type="float">
            <text:p>35.8248062133789</text:p>
          </table:table-cell>
          <table:table-cell office:value-type="float" office:value="23.5152034759521" calcext:value-type="float">
            <text:p>23.5152034759521</text:p>
          </table:table-cell>
          <table:table-cell office:value-type="float" office:value="32.9228439331055" calcext:value-type="float">
            <text:p>32.9228439331055</text:p>
          </table:table-cell>
          <table:table-cell office:value-type="float" office:value="24.0167903900146" calcext:value-type="float">
            <text:p>24.0167903900146</text:p>
          </table:table-cell>
          <table:table-cell office:value-type="float" office:value="32.9228439331055" calcext:value-type="float">
            <text:p>32.9228439331055</text:p>
          </table:table-cell>
          <table:table-cell office:value-type="float" office:value="48.4488029479981" calcext:value-type="float">
            <text:p>48.4488029479981</text:p>
          </table:table-cell>
          <table:table-cell office:value-type="float" office:value="43.9116744995117" calcext:value-type="float">
            <text:p>43.9116744995117</text:p>
          </table:table-cell>
          <table:table-cell office:value-type="float" office:value="42.2820625305176" calcext:value-type="float">
            <text:p>42.2820625305176</text:p>
          </table:table-cell>
          <table:table-cell office:value-type="float" office:value="39.4772338867187" calcext:value-type="float">
            <text:p>39.4772338867187</text:p>
          </table:table-cell>
          <table:table-cell office:value-type="float" office:value="36.2101364135742" calcext:value-type="float">
            <text:p>36.2101364135742</text:p>
          </table:table-cell>
          <table:table-cell office:value-type="float" office:value="49.7881927490234" calcext:value-type="float">
            <text:p>49.7881927490234</text:p>
          </table:table-cell>
          <table:table-cell office:value-type="float" office:value="44.3358154296875" calcext:value-type="float">
            <text:p>44.3358154296875</text:p>
          </table:table-cell>
          <table:table-cell office:value-type="float" office:value="73.0284576416016" calcext:value-type="float">
            <text:p>73.0284576416016</text:p>
          </table:table-cell>
          <table:table-cell office:value-type="float" office:value="106.570865631104" calcext:value-type="float">
            <text:p>106.570865631104</text:p>
          </table:table-cell>
          <table:table-cell office:value-type="float" office:value="70.5243530273438" calcext:value-type="float">
            <text:p>70.5243530273438</text:p>
          </table:table-cell>
          <table:table-cell/>
          <table:table-cell office:value-type="float" office:value="88.304759979248" calcext:value-type="float">
            <text:p>88.304759979248</text:p>
          </table:table-cell>
          <table:table-cell office:value-type="float" office:value="112.143409729004" calcext:value-type="float">
            <text:p>112.143409729004</text:p>
          </table:table-cell>
          <table:table-cell office:value-type="float" office:value="51.6480407714844" calcext:value-type="float">
            <text:p>51.6480407714844</text:p>
          </table:table-cell>
          <table:table-cell office:value-type="float" office:value="91.0512847900391" calcext:value-type="float">
            <text:p>91.0512847900391</text:p>
          </table:table-cell>
          <table:table-cell table:number-columns-repeated="2"/>
          <table:table-cell office:value-type="float" office:value="70.198974609375" calcext:value-type="float">
            <text:p>70.198974609375</text:p>
          </table:table-cell>
          <table:table-cell/>
          <table:table-cell office:value-type="float" office:value="59.0722694396973" calcext:value-type="float">
            <text:p>59.0722694396973</text:p>
          </table:table-cell>
          <table:table-cell office:value-type="float" office:value="58.8727016448975" calcext:value-type="float">
            <text:p>58.8727016448975</text:p>
          </table:table-cell>
          <table:table-cell office:value-type="float" office:value="35.8108558654785" calcext:value-type="float">
            <text:p>35.8108558654785</text:p>
          </table:table-cell>
        </table:table-row>
        <table:table-row table:style-name="ro1">
          <table:table-cell office:value-type="date" office:date-value="2016-06-25" calcext:value-type="date">
            <text:p>2016-06-25</text:p>
          </table:table-cell>
          <table:table-cell office:value-type="float" office:value="15.9731502532959" calcext:value-type="float">
            <text:p>15.9731502532959</text:p>
          </table:table-cell>
          <table:table-cell table:number-columns-repeated="2"/>
          <table:table-cell office:value-type="float" office:value="20.1029968261719" calcext:value-type="float">
            <text:p>20.1029968261719</text:p>
          </table:table-cell>
          <table:table-cell office:value-type="float" office:value="27.7611465454102" calcext:value-type="float">
            <text:p>27.7611465454102</text:p>
          </table:table-cell>
          <table:table-cell office:value-type="float" office:value="15.6692037582397" calcext:value-type="float">
            <text:p>15.6692037582397</text:p>
          </table:table-cell>
          <table:table-cell/>
          <table:table-cell office:value-type="float" office:value="21.770263671875" calcext:value-type="float">
            <text:p>21.770263671875</text:p>
          </table:table-cell>
          <table:table-cell office:value-type="float" office:value="15.8165264129639" calcext:value-type="float">
            <text:p>15.8165264129639</text:p>
          </table:table-cell>
          <table:table-cell office:value-type="float" office:value="23.9222717285156" calcext:value-type="float">
            <text:p>23.9222717285156</text:p>
          </table:table-cell>
          <table:table-cell office:value-type="float" office:value="23.1356086730957" calcext:value-type="float">
            <text:p>23.1356086730957</text:p>
          </table:table-cell>
          <table:table-cell table:number-columns-repeated="2"/>
          <table:table-cell office:value-type="float" office:value="29.5380344390869" calcext:value-type="float">
            <text:p>29.5380344390869</text:p>
          </table:table-cell>
          <table:table-cell office:value-type="float" office:value="29.724232673645" calcext:value-type="float">
            <text:p>29.724232673645</text:p>
          </table:table-cell>
          <table:table-cell office:value-type="float" office:value="76.0620880126953" calcext:value-type="float">
            <text:p>76.0620880126953</text:p>
          </table:table-cell>
          <table:table-cell office:value-type="float" office:value="87.400390625" calcext:value-type="float">
            <text:p>87.400390625</text:p>
          </table:table-cell>
          <table:table-cell office:value-type="float" office:value="66.8084182739258" calcext:value-type="float">
            <text:p>66.8084182739258</text:p>
          </table:table-cell>
          <table:table-cell office:value-type="float" office:value="82.1322135925293" calcext:value-type="float">
            <text:p>82.1322135925293</text:p>
          </table:table-cell>
          <table:table-cell office:value-type="float" office:value="157.151916503906" calcext:value-type="float">
            <text:p>157.151916503906</text:p>
          </table:table-cell>
          <table:table-cell office:value-type="float" office:value="146.721237182617" calcext:value-type="float">
            <text:p>146.721237182617</text:p>
          </table:table-cell>
          <table:table-cell office:value-type="float" office:value="300.2841796875" calcext:value-type="float">
            <text:p>300.2841796875</text:p>
          </table:table-cell>
          <table:table-cell office:value-type="float" office:value="64.3748092651367" calcext:value-type="float">
            <text:p>64.3748092651367</text:p>
          </table:table-cell>
          <table:table-cell office:value-type="float" office:value="35.9968070983887" calcext:value-type="float">
            <text:p>35.9968070983887</text:p>
          </table:table-cell>
          <table:table-cell office:value-type="float" office:value="33.2827033996582" calcext:value-type="float">
            <text:p>33.2827033996582</text:p>
          </table:table-cell>
          <table:table-cell office:value-type="float" office:value="49.8441162109375" calcext:value-type="float">
            <text:p>49.8441162109375</text:p>
          </table:table-cell>
          <table:table-cell table:number-columns-repeated="2"/>
          <table:table-cell office:value-type="float" office:value="34.7978515625" calcext:value-type="float">
            <text:p>34.7978515625</text:p>
          </table:table-cell>
          <table:table-cell office:value-type="float" office:value="48.0244674682617" calcext:value-type="float">
            <text:p>48.0244674682617</text:p>
          </table:table-cell>
          <table:table-cell office:value-type="float" office:value="51.8019485473633" calcext:value-type="float">
            <text:p>51.8019485473633</text:p>
          </table:table-cell>
        </table:table-row>
        <table:table-row table:style-name="ro1">
          <table:table-cell office:value-type="date" office:date-value="2016-08-04" calcext:value-type="date">
            <text:p>2016-08-04</text:p>
          </table:table-cell>
          <table:table-cell office:value-type="float" office:value="29.0896034240723" calcext:value-type="float">
            <text:p>29.0896034240723</text:p>
          </table:table-cell>
          <table:table-cell office:value-type="float" office:value="36.8889617919922" calcext:value-type="float">
            <text:p>36.8889617919922</text:p>
          </table:table-cell>
          <table:table-cell office:value-type="float" office:value="40.5887298583984" calcext:value-type="float">
            <text:p>40.5887298583984</text:p>
          </table:table-cell>
          <table:table-cell office:value-type="float" office:value="34.1199207305908" calcext:value-type="float">
            <text:p>34.1199207305908</text:p>
          </table:table-cell>
          <table:table-cell office:value-type="float" office:value="40.587251663208" calcext:value-type="float">
            <text:p>40.587251663208</text:p>
          </table:table-cell>
          <table:table-cell office:value-type="float" office:value="44.0709838867187" calcext:value-type="float">
            <text:p>44.0709838867187</text:p>
          </table:table-cell>
          <table:table-cell office:value-type="float" office:value="35.670166015625" calcext:value-type="float">
            <text:p>35.670166015625</text:p>
          </table:table-cell>
          <table:table-cell office:value-type="float" office:value="60.6705265045166" calcext:value-type="float">
            <text:p>60.6705265045166</text:p>
          </table:table-cell>
          <table:table-cell office:value-type="float" office:value="70.1205749511719" calcext:value-type="float">
            <text:p>70.1205749511719</text:p>
          </table:table-cell>
          <table:table-cell office:value-type="float" office:value="82.471809387207" calcext:value-type="float">
            <text:p>82.471809387207</text:p>
          </table:table-cell>
          <table:table-cell office:value-type="float" office:value="63.4458122253418" calcext:value-type="float">
            <text:p>63.4458122253418</text:p>
          </table:table-cell>
          <table:table-cell office:value-type="float" office:value="59.5718269348145" calcext:value-type="float">
            <text:p>59.5718269348145</text:p>
          </table:table-cell>
          <table:table-cell office:value-type="float" office:value="73.0440063476563" calcext:value-type="float">
            <text:p>73.0440063476563</text:p>
          </table:table-cell>
          <table:table-cell office:value-type="float" office:value="186.202850341797" calcext:value-type="float">
            <text:p>186.202850341797</text:p>
          </table:table-cell>
          <table:table-cell office:value-type="float" office:value="144.926605224609" calcext:value-type="float">
            <text:p>144.926605224609</text:p>
          </table:table-cell>
          <table:table-cell office:value-type="float" office:value="214.05339050293" calcext:value-type="float">
            <text:p>214.05339050293</text:p>
          </table:table-cell>
          <table:table-cell office:value-type="float" office:value="132.347717285156" calcext:value-type="float">
            <text:p>132.347717285156</text:p>
          </table:table-cell>
          <table:table-cell office:value-type="float" office:value="482.494857788086" calcext:value-type="float">
            <text:p>482.494857788086</text:p>
          </table:table-cell>
          <table:table-cell office:value-type="float" office:value="372.079849243164" calcext:value-type="float">
            <text:p>372.079849243164</text:p>
          </table:table-cell>
          <table:table-cell office:value-type="float" office:value="446.430252075195" calcext:value-type="float">
            <text:p>446.430252075195</text:p>
          </table:table-cell>
          <table:table-cell office:value-type="float" office:value="258.146759033203" calcext:value-type="float">
            <text:p>258.146759033203</text:p>
          </table:table-cell>
          <table:table-cell office:value-type="float" office:value="498.383255004883" calcext:value-type="float">
            <text:p>498.383255004883</text:p>
          </table:table-cell>
          <table:table-cell office:value-type="float" office:value="47.6641311645508" calcext:value-type="float">
            <text:p>47.6641311645508</text:p>
          </table:table-cell>
          <table:table-cell office:value-type="float" office:value="358.259155273437" calcext:value-type="float">
            <text:p>358.259155273437</text:p>
          </table:table-cell>
          <table:table-cell office:value-type="float" office:value="196.696426391602" calcext:value-type="float">
            <text:p>196.696426391602</text:p>
          </table:table-cell>
          <table:table-cell office:value-type="float" office:value="440.852294921875" calcext:value-type="float">
            <text:p>440.852294921875</text:p>
          </table:table-cell>
          <table:table-cell office:value-type="float" office:value="157.533325195313" calcext:value-type="float">
            <text:p>157.533325195313</text:p>
          </table:table-cell>
          <table:table-cell office:value-type="float" office:value="176.337860107422" calcext:value-type="float">
            <text:p>176.337860107422</text:p>
          </table:table-cell>
          <table:table-cell office:value-type="float" office:value="108.398990631104" calcext:value-type="float">
            <text:p>108.398990631104</text:p>
          </table:table-cell>
          <table:table-cell office:value-type="float" office:value="155.394348144531" calcext:value-type="float">
            <text:p>155.394348144531</text:p>
          </table:table-cell>
          <table:table-cell office:value-type="float" office:value="65.0546569824219" calcext:value-type="float">
            <text:p>65.0546569824219</text:p>
          </table:table-cell>
        </table:table-row>
        <table:table-row table:style-name="ro1">
          <table:table-cell office:value-type="date" office:date-value="2016-08-14" calcext:value-type="date">
            <text:p>2016-08-14</text:p>
          </table:table-cell>
          <table:table-cell office:value-type="float" office:value="16.9469566345215" calcext:value-type="float">
            <text:p>16.9469566345215</text:p>
          </table:table-cell>
          <table:table-cell table:number-columns-repeated="4"/>
          <table:table-cell office:value-type="float" office:value="55.1353454589844" calcext:value-type="float">
            <text:p>55.1353454589844</text:p>
          </table:table-cell>
          <table:table-cell office:value-type="float" office:value="17.7505035400391" calcext:value-type="float">
            <text:p>17.7505035400391</text:p>
          </table:table-cell>
          <table:table-cell/>
          <table:table-cell office:value-type="float" office:value="23.0098476409912" calcext:value-type="float">
            <text:p>23.0098476409912</text:p>
          </table:table-cell>
          <table:table-cell table:number-columns-repeated="7"/>
          <table:table-cell office:value-type="float" office:value="26.8784103393555" calcext:value-type="float">
            <text:p>26.8784103393555</text:p>
          </table:table-cell>
          <table:table-cell office:value-type="float" office:value="75.8993721008301" calcext:value-type="float">
            <text:p>75.8993721008301</text:p>
          </table:table-cell>
          <table:table-cell office:value-type="float" office:value="40.1261711120606" calcext:value-type="float">
            <text:p>40.1261711120606</text:p>
          </table:table-cell>
          <table:table-cell office:value-type="float" office:value="73.1517715454102" calcext:value-type="float">
            <text:p>73.1517715454102</text:p>
          </table:table-cell>
          <table:table-cell/>
          <table:table-cell office:value-type="float" office:value="181.903366088867" calcext:value-type="float">
            <text:p>181.903366088867</text:p>
          </table:table-cell>
          <table:table-cell office:value-type="float" office:value="31.1630868911743" calcext:value-type="float">
            <text:p>31.1630868911743</text:p>
          </table:table-cell>
          <table:table-cell office:value-type="float" office:value="51.5018844604492" calcext:value-type="float">
            <text:p>51.5018844604492</text:p>
          </table:table-cell>
          <table:table-cell office:value-type="float" office:value="50.4218196868897" calcext:value-type="float">
            <text:p>50.4218196868897</text:p>
          </table:table-cell>
          <table:table-cell office:value-type="float" office:value="88.3068733215332" calcext:value-type="float">
            <text:p>88.3068733215332</text:p>
          </table:table-cell>
          <table:table-cell office:value-type="float" office:value="49.8222808837891" calcext:value-type="float">
            <text:p>49.8222808837891</text:p>
          </table:table-cell>
          <table:table-cell/>
          <table:table-cell office:value-type="float" office:value="100.707145690918" calcext:value-type="float">
            <text:p>100.707145690918</text:p>
          </table:table-cell>
          <table:table-cell office:value-type="float" office:value="160.956146240234" calcext:value-type="float">
            <text:p>160.956146240234</text:p>
          </table:table-cell>
          <table:table-cell office:value-type="float" office:value="45.8703193664551" calcext:value-type="float">
            <text:p>45.8703193664551</text:p>
          </table:table-cell>
        </table:table-row>
        <table:table-row table:style-name="ro1">
          <table:table-cell office:value-type="date" office:date-value="2016-08-27" calcext:value-type="date">
            <text:p>2016-08-27</text:p>
          </table:table-cell>
          <table:table-cell office:value-type="float" office:value="40.8286972045898" calcext:value-type="float">
            <text:p>40.8286972045898</text:p>
          </table:table-cell>
          <table:table-cell office:value-type="float" office:value="35.0911064147949" calcext:value-type="float">
            <text:p>35.0911064147949</text:p>
          </table:table-cell>
          <table:table-cell office:value-type="float" office:value="38.1343841552734" calcext:value-type="float">
            <text:p>38.1343841552734</text:p>
          </table:table-cell>
          <table:table-cell office:value-type="float" office:value="38.7183380126953" calcext:value-type="float">
            <text:p>38.7183380126953</text:p>
          </table:table-cell>
          <table:table-cell office:value-type="float" office:value="54.9168586730957" calcext:value-type="float">
            <text:p>54.9168586730957</text:p>
          </table:table-cell>
          <table:table-cell office:value-type="float" office:value="78.1400451660156" calcext:value-type="float">
            <text:p>78.1400451660156</text:p>
          </table:table-cell>
          <table:table-cell office:value-type="float" office:value="55.4296875" calcext:value-type="float">
            <text:p>55.4296875</text:p>
          </table:table-cell>
          <table:table-cell office:value-type="float" office:value="112.456428527832" calcext:value-type="float">
            <text:p>112.456428527832</text:p>
          </table:table-cell>
          <table:table-cell office:value-type="float" office:value="271.230102539062" calcext:value-type="float">
            <text:p>271.230102539062</text:p>
          </table:table-cell>
          <table:table-cell office:value-type="float" office:value="155.417747497559" calcext:value-type="float">
            <text:p>155.417747497559</text:p>
          </table:table-cell>
          <table:table-cell office:value-type="float" office:value="144.32698059082" calcext:value-type="float">
            <text:p>144.32698059082</text:p>
          </table:table-cell>
          <table:table-cell office:value-type="float" office:value="246.361480712891" calcext:value-type="float">
            <text:p>246.361480712891</text:p>
          </table:table-cell>
          <table:table-cell office:value-type="float" office:value="247.655364990234" calcext:value-type="float">
            <text:p>247.655364990234</text:p>
          </table:table-cell>
          <table:table-cell office:value-type="float" office:value="357.599365234375" calcext:value-type="float">
            <text:p>357.599365234375</text:p>
          </table:table-cell>
          <table:table-cell office:value-type="float" office:value="410.120056152344" calcext:value-type="float">
            <text:p>410.120056152344</text:p>
          </table:table-cell>
          <table:table-cell office:value-type="float" office:value="273.029174804687" calcext:value-type="float">
            <text:p>273.029174804687</text:p>
          </table:table-cell>
          <table:table-cell office:value-type="float" office:value="217.138214111328" calcext:value-type="float">
            <text:p>217.138214111328</text:p>
          </table:table-cell>
          <table:table-cell office:value-type="float" office:value="399.658447265625" calcext:value-type="float">
            <text:p>399.658447265625</text:p>
          </table:table-cell>
          <table:table-cell office:value-type="float" office:value="507.881805419922" calcext:value-type="float">
            <text:p>507.881805419922</text:p>
          </table:table-cell>
          <table:table-cell office:value-type="float" office:value="511.665679931641" calcext:value-type="float">
            <text:p>511.665679931641</text:p>
          </table:table-cell>
          <table:table-cell office:value-type="float" office:value="590.983642578125" calcext:value-type="float">
            <text:p>590.983642578125</text:p>
          </table:table-cell>
          <table:table-cell office:value-type="float" office:value="457.976272583008" calcext:value-type="float">
            <text:p>457.976272583008</text:p>
          </table:table-cell>
          <table:table-cell office:value-type="float" office:value="61.5040874481201" calcext:value-type="float">
            <text:p>61.5040874481201</text:p>
          </table:table-cell>
          <table:table-cell office:value-type="float" office:value="472.425643920898" calcext:value-type="float">
            <text:p>472.425643920898</text:p>
          </table:table-cell>
          <table:table-cell office:value-type="float" office:value="537.754516601563" calcext:value-type="float">
            <text:p>537.754516601563</text:p>
          </table:table-cell>
          <table:table-cell office:value-type="float" office:value="286.420425415039" calcext:value-type="float">
            <text:p>286.420425415039</text:p>
          </table:table-cell>
          <table:table-cell office:value-type="float" office:value="382.622497558594" calcext:value-type="float">
            <text:p>382.622497558594</text:p>
          </table:table-cell>
          <table:table-cell office:value-type="float" office:value="406.647552490234" calcext:value-type="float">
            <text:p>406.647552490234</text:p>
          </table:table-cell>
          <table:table-cell office:value-type="float" office:value="502.9765625" calcext:value-type="float">
            <text:p>502.9765625</text:p>
          </table:table-cell>
          <table:table-cell office:value-type="float" office:value="87.9201965332031" calcext:value-type="float">
            <text:p>87.9201965332031</text:p>
          </table:table-cell>
          <table:table-cell office:value-type="float" office:value="52.2475051879883" calcext:value-type="float">
            <text:p>52.2475051879883</text:p>
          </table:table-cell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office:value-type="float" office:value="33.9497489929199" calcext:value-type="float">
            <text:p>33.9497489929199</text:p>
          </table:table-cell>
          <table:table-cell office:value-type="float" office:value="33.3778839111328" calcext:value-type="float">
            <text:p>33.3778839111328</text:p>
          </table:table-cell>
          <table:table-cell office:value-type="float" office:value="33.4373588562012" calcext:value-type="float">
            <text:p>33.4373588562012</text:p>
          </table:table-cell>
          <table:table-cell office:value-type="float" office:value="28.7654037475586" calcext:value-type="float">
            <text:p>28.7654037475586</text:p>
          </table:table-cell>
          <table:table-cell office:value-type="float" office:value="42.8857898712158" calcext:value-type="float">
            <text:p>42.8857898712158</text:p>
          </table:table-cell>
          <table:table-cell office:value-type="float" office:value="177.088684082031" calcext:value-type="float">
            <text:p>177.088684082031</text:p>
          </table:table-cell>
          <table:table-cell office:value-type="float" office:value="88.8274765014648" calcext:value-type="float">
            <text:p>88.8274765014648</text:p>
          </table:table-cell>
          <table:table-cell office:value-type="float" office:value="318.069274902344" calcext:value-type="float">
            <text:p>318.069274902344</text:p>
          </table:table-cell>
          <table:table-cell office:value-type="float" office:value="261.648681640625" calcext:value-type="float">
            <text:p>261.648681640625</text:p>
          </table:table-cell>
          <table:table-cell office:value-type="float" office:value="193.136993408203" calcext:value-type="float">
            <text:p>193.136993408203</text:p>
          </table:table-cell>
          <table:table-cell office:value-type="float" office:value="252.815582275391" calcext:value-type="float">
            <text:p>252.815582275391</text:p>
          </table:table-cell>
          <table:table-cell office:value-type="float" office:value="286.035400390625" calcext:value-type="float">
            <text:p>286.035400390625</text:p>
          </table:table-cell>
          <table:table-cell office:value-type="float" office:value="287.483673095703" calcext:value-type="float">
            <text:p>287.483673095703</text:p>
          </table:table-cell>
          <table:table-cell office:value-type="float" office:value="267.564758300781" calcext:value-type="float">
            <text:p>267.564758300781</text:p>
          </table:table-cell>
          <table:table-cell office:value-type="float" office:value="183.772872924805" calcext:value-type="float">
            <text:p>183.772872924805</text:p>
          </table:table-cell>
          <table:table-cell office:value-type="float" office:value="182.415740966797" calcext:value-type="float">
            <text:p>182.415740966797</text:p>
          </table:table-cell>
          <table:table-cell office:value-type="float" office:value="125.020515441895" calcext:value-type="float">
            <text:p>125.020515441895</text:p>
          </table:table-cell>
          <table:table-cell office:value-type="float" office:value="201.658332824707" calcext:value-type="float">
            <text:p>201.658332824707</text:p>
          </table:table-cell>
          <table:table-cell office:value-type="float" office:value="278.077087402344" calcext:value-type="float">
            <text:p>278.077087402344</text:p>
          </table:table-cell>
          <table:table-cell office:value-type="float" office:value="280.407211303711" calcext:value-type="float">
            <text:p>280.407211303711</text:p>
          </table:table-cell>
          <table:table-cell office:value-type="float" office:value="281.524383544922" calcext:value-type="float">
            <text:p>281.524383544922</text:p>
          </table:table-cell>
          <table:table-cell office:value-type="float" office:value="205.141235351562" calcext:value-type="float">
            <text:p>205.141235351562</text:p>
          </table:table-cell>
          <table:table-cell office:value-type="float" office:value="52.1685218811035" calcext:value-type="float">
            <text:p>52.1685218811035</text:p>
          </table:table-cell>
          <table:table-cell office:value-type="float" office:value="225.063720703125" calcext:value-type="float">
            <text:p>225.063720703125</text:p>
          </table:table-cell>
          <table:table-cell office:value-type="float" office:value="213.822387695313" calcext:value-type="float">
            <text:p>213.822387695313</text:p>
          </table:table-cell>
          <table:table-cell office:value-type="float" office:value="222.323257446289" calcext:value-type="float">
            <text:p>222.323257446289</text:p>
          </table:table-cell>
          <table:table-cell office:value-type="float" office:value="309.973327636719" calcext:value-type="float">
            <text:p>309.973327636719</text:p>
          </table:table-cell>
          <table:table-cell office:value-type="float" office:value="198.91463470459" calcext:value-type="float">
            <text:p>198.91463470459</text:p>
          </table:table-cell>
          <table:table-cell office:value-type="float" office:value="278.733062744141" calcext:value-type="float">
            <text:p>278.733062744141</text:p>
          </table:table-cell>
          <table:table-cell office:value-type="float" office:value="206.240226745605" calcext:value-type="float">
            <text:p>206.240226745605</text:p>
          </table:table-cell>
          <table:table-cell office:value-type="float" office:value="55.0473155975342" calcext:value-type="float">
            <text:p>55.0473155975342</text:p>
          </table:table-cell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office:value-type="float" office:value="17.8517799377441" calcext:value-type="float">
            <text:p>17.8517799377441</text:p>
          </table:table-cell>
          <table:table-cell office:value-type="float" office:value="27.2930126190186" calcext:value-type="float">
            <text:p>27.2930126190186</text:p>
          </table:table-cell>
          <table:table-cell office:value-type="float" office:value="25.6838932037353" calcext:value-type="float">
            <text:p>25.6838932037353</text:p>
          </table:table-cell>
          <table:table-cell office:value-type="float" office:value="23.1508684158325" calcext:value-type="float">
            <text:p>23.1508684158325</text:p>
          </table:table-cell>
          <table:table-cell office:value-type="float" office:value="24.9401302337646" calcext:value-type="float">
            <text:p>24.9401302337646</text:p>
          </table:table-cell>
          <table:table-cell office:value-type="float" office:value="17.1715564727783" calcext:value-type="float">
            <text:p>17.1715564727783</text:p>
          </table:table-cell>
          <table:table-cell office:value-type="float" office:value="23.6543846130371" calcext:value-type="float">
            <text:p>23.6543846130371</text:p>
          </table:table-cell>
          <table:table-cell office:value-type="float" office:value="27.0104084014893" calcext:value-type="float">
            <text:p>27.0104084014893</text:p>
          </table:table-cell>
          <table:table-cell office:value-type="float" office:value="21.5253639221191" calcext:value-type="float">
            <text:p>21.5253639221191</text:p>
          </table:table-cell>
          <table:table-cell office:value-type="float" office:value="23.1813697814941" calcext:value-type="float">
            <text:p>23.1813697814941</text:p>
          </table:table-cell>
          <table:table-cell office:value-type="float" office:value="20.4792900085449" calcext:value-type="float">
            <text:p>20.4792900085449</text:p>
          </table:table-cell>
          <table:table-cell office:value-type="float" office:value="43.0344886779785" calcext:value-type="float">
            <text:p>43.0344886779785</text:p>
          </table:table-cell>
          <table:table-cell office:value-type="float" office:value="34.8194694519043" calcext:value-type="float">
            <text:p>34.8194694519043</text:p>
          </table:table-cell>
          <table:table-cell office:value-type="float" office:value="21.6302890777588" calcext:value-type="float">
            <text:p>21.6302890777588</text:p>
          </table:table-cell>
          <table:table-cell office:value-type="float" office:value="35.3618698120117" calcext:value-type="float">
            <text:p>35.3618698120117</text:p>
          </table:table-cell>
          <table:table-cell office:value-type="float" office:value="27.3335075378418" calcext:value-type="float">
            <text:p>27.3335075378418</text:p>
          </table:table-cell>
          <table:table-cell/>
          <table:table-cell office:value-type="float" office:value="31.7334880828857" calcext:value-type="float">
            <text:p>31.7334880828857</text:p>
          </table:table-cell>
          <table:table-cell office:value-type="float" office:value="38.6258506774902" calcext:value-type="float">
            <text:p>38.6258506774902</text:p>
          </table:table-cell>
          <table:table-cell office:value-type="float" office:value="37.8732662200928" calcext:value-type="float">
            <text:p>37.8732662200928</text:p>
          </table:table-cell>
          <table:table-cell office:value-type="float" office:value="57.664924621582" calcext:value-type="float">
            <text:p>57.664924621582</text:p>
          </table:table-cell>
          <table:table-cell office:value-type="float" office:value="77.0392379760742" calcext:value-type="float">
            <text:p>77.0392379760742</text:p>
          </table:table-cell>
          <table:table-cell office:value-type="float" office:value="49.9747505187988" calcext:value-type="float">
            <text:p>49.9747505187988</text:p>
          </table:table-cell>
          <table:table-cell office:value-type="float" office:value="33.4244384765625" calcext:value-type="float">
            <text:p>33.4244384765625</text:p>
          </table:table-cell>
          <table:table-cell office:value-type="float" office:value="35.588565826416" calcext:value-type="float">
            <text:p>35.588565826416</text:p>
          </table:table-cell>
          <table:table-cell/>
          <table:table-cell office:value-type="float" office:value="45.7871780395508" calcext:value-type="float">
            <text:p>45.7871780395508</text:p>
          </table:table-cell>
          <table:table-cell office:value-type="float" office:value="71.9523468017578" calcext:value-type="float">
            <text:p>71.9523468017578</text:p>
          </table:table-cell>
          <table:table-cell office:value-type="float" office:value="69.9351425170898" calcext:value-type="float">
            <text:p>69.9351425170898</text:p>
          </table:table-cell>
          <table:table-cell office:value-type="float" office:value="60.5408172607422" calcext:value-type="float">
            <text:p>60.5408172607422</text:p>
          </table:table-cell>
          <table:table-cell office:value-type="float" office:value="69.2065124511719" calcext:value-type="float">
            <text:p>69.2065124511719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.5712661743164" calcext:value-type="float">
            <text:p>25.5712661743164</text:p>
          </table:table-cell>
          <table:table-cell office:value-type="float" office:value="27.8972835540771" calcext:value-type="float">
            <text:p>27.8972835540771</text:p>
          </table:table-cell>
          <table:table-cell office:value-type="float" office:value="24.0545701980591" calcext:value-type="float">
            <text:p>24.0545701980591</text:p>
          </table:table-cell>
          <table:table-cell office:value-type="float" office:value="34.0410060882568" calcext:value-type="float">
            <text:p>34.0410060882568</text:p>
          </table:table-cell>
          <table:table-cell office:value-type="float" office:value="35.9916286468506" calcext:value-type="float">
            <text:p>35.9916286468506</text:p>
          </table:table-cell>
          <table:table-cell office:value-type="float" office:value="29.3228797912598" calcext:value-type="float">
            <text:p>29.3228797912598</text:p>
          </table:table-cell>
          <table:table-cell office:value-type="float" office:value="28.1591472625732" calcext:value-type="float">
            <text:p>28.1591472625732</text:p>
          </table:table-cell>
          <table:table-cell office:value-type="float" office:value="40.9904289245606" calcext:value-type="float">
            <text:p>40.9904289245606</text:p>
          </table:table-cell>
          <table:table-cell office:value-type="float" office:value="34.2954902648926" calcext:value-type="float">
            <text:p>34.2954902648926</text:p>
          </table:table-cell>
          <table:table-cell office:value-type="float" office:value="53.0320930480957" calcext:value-type="float">
            <text:p>53.0320930480957</text:p>
          </table:table-cell>
          <table:table-cell office:value-type="float" office:value="47.9684028625488" calcext:value-type="float">
            <text:p>47.9684028625488</text:p>
          </table:table-cell>
          <table:table-cell office:value-type="float" office:value="64.5976867675781" calcext:value-type="float">
            <text:p>64.5976867675781</text:p>
          </table:table-cell>
          <table:table-cell office:value-type="float" office:value="44.1421623229981" calcext:value-type="float">
            <text:p>44.1421623229981</text:p>
          </table:table-cell>
          <table:table-cell office:value-type="float" office:value="29.6835079193115" calcext:value-type="float">
            <text:p>29.6835079193115</text:p>
          </table:table-cell>
          <table:table-cell office:value-type="float" office:value="52.5074806213379" calcext:value-type="float">
            <text:p>52.5074806213379</text:p>
          </table:table-cell>
          <table:table-cell office:value-type="float" office:value="28.2364902496338" calcext:value-type="float">
            <text:p>28.2364902496338</text:p>
          </table:table-cell>
          <table:table-cell office:value-type="float" office:value="39.0708084106445" calcext:value-type="float">
            <text:p>39.0708084106445</text:p>
          </table:table-cell>
          <table:table-cell office:value-type="float" office:value="44.7873115539551" calcext:value-type="float">
            <text:p>44.7873115539551</text:p>
          </table:table-cell>
          <table:table-cell office:value-type="float" office:value="49.2067070007324" calcext:value-type="float">
            <text:p>49.2067070007324</text:p>
          </table:table-cell>
          <table:table-cell office:value-type="float" office:value="37.6171951293945" calcext:value-type="float">
            <text:p>37.6171951293945</text:p>
          </table:table-cell>
          <table:table-cell office:value-type="float" office:value="37.1609592437744" calcext:value-type="float">
            <text:p>37.1609592437744</text:p>
          </table:table-cell>
          <table:table-cell office:value-type="float" office:value="160.31755065918" calcext:value-type="float">
            <text:p>160.31755065918</text:p>
          </table:table-cell>
          <table:table-cell office:value-type="float" office:value="51.2102470397949" calcext:value-type="float">
            <text:p>51.2102470397949</text:p>
          </table:table-cell>
          <table:table-cell office:value-type="float" office:value="46.1131248474121" calcext:value-type="float">
            <text:p>46.1131248474121</text:p>
          </table:table-cell>
          <table:table-cell office:value-type="float" office:value="47.0660591125488" calcext:value-type="float">
            <text:p>47.0660591125488</text:p>
          </table:table-cell>
          <table:table-cell office:value-type="float" office:value="50.9886207580566" calcext:value-type="float">
            <text:p>50.9886207580566</text:p>
          </table:table-cell>
          <table:table-cell office:value-type="float" office:value="58.7086868286133" calcext:value-type="float">
            <text:p>58.7086868286133</text:p>
          </table:table-cell>
          <table:table-cell office:value-type="float" office:value="77.4438400268555" calcext:value-type="float">
            <text:p>77.4438400268555</text:p>
          </table:table-cell>
          <table:table-cell office:value-type="float" office:value="68.7898330688477" calcext:value-type="float">
            <text:p>68.7898330688477</text:p>
          </table:table-cell>
          <table:table-cell office:value-type="float" office:value="57.6971397399902" calcext:value-type="float">
            <text:p>57.6971397399902</text:p>
          </table:table-cell>
          <table:table-cell office:value-type="float" office:value="57.8884963989258" calcext:value-type="float">
            <text:p>57.8884963989258</text:p>
          </table:table-cell>
        </table:table-row>
        <table:table-row table:style-name="ro1">
          <table:table-cell office:value-type="date" office:date-value="2017-04-24" calcext:value-type="date">
            <text:p>2017-04-24</text:p>
          </table:table-cell>
          <table:table-cell office:value-type="float" office:value="27.7600288391113" calcext:value-type="float">
            <text:p>27.7600288391113</text:p>
          </table:table-cell>
          <table:table-cell office:value-type="float" office:value="46.8572311401367" calcext:value-type="float">
            <text:p>46.8572311401367</text:p>
          </table:table-cell>
          <table:table-cell office:value-type="float" office:value="42.9433479309082" calcext:value-type="float">
            <text:p>42.9433479309082</text:p>
          </table:table-cell>
          <table:table-cell office:value-type="float" office:value="48.9513854980469" calcext:value-type="float">
            <text:p>48.9513854980469</text:p>
          </table:table-cell>
          <table:table-cell office:value-type="float" office:value="31.2179908752441" calcext:value-type="float">
            <text:p>31.2179908752441</text:p>
          </table:table-cell>
          <table:table-cell office:value-type="float" office:value="24.3651905059814" calcext:value-type="float">
            <text:p>24.3651905059814</text:p>
          </table:table-cell>
          <table:table-cell office:value-type="float" office:value="39.8406105041504" calcext:value-type="float">
            <text:p>39.8406105041504</text:p>
          </table:table-cell>
          <table:table-cell office:value-type="float" office:value="42.5197982788086" calcext:value-type="float">
            <text:p>42.5197982788086</text:p>
          </table:table-cell>
          <table:table-cell office:value-type="float" office:value="29.1853675842285" calcext:value-type="float">
            <text:p>29.1853675842285</text:p>
          </table:table-cell>
          <table:table-cell office:value-type="float" office:value="45.9523811340332" calcext:value-type="float">
            <text:p>45.9523811340332</text:p>
          </table:table-cell>
          <table:table-cell office:value-type="float" office:value="42.5723571777344" calcext:value-type="float">
            <text:p>42.5723571777344</text:p>
          </table:table-cell>
          <table:table-cell office:value-type="float" office:value="55.1791725158691" calcext:value-type="float">
            <text:p>55.1791725158691</text:p>
          </table:table-cell>
          <table:table-cell office:value-type="float" office:value="44.4686737060547" calcext:value-type="float">
            <text:p>44.4686737060547</text:p>
          </table:table-cell>
          <table:table-cell office:value-type="float" office:value="29.5774536132812" calcext:value-type="float">
            <text:p>29.5774536132812</text:p>
          </table:table-cell>
          <table:table-cell office:value-type="float" office:value="32.439884185791" calcext:value-type="float">
            <text:p>32.439884185791</text:p>
          </table:table-cell>
          <table:table-cell office:value-type="float" office:value="35.6728973388672" calcext:value-type="float">
            <text:p>35.6728973388672</text:p>
          </table:table-cell>
          <table:table-cell office:value-type="float" office:value="44.8740882873535" calcext:value-type="float">
            <text:p>44.8740882873535</text:p>
          </table:table-cell>
          <table:table-cell office:value-type="float" office:value="41.1654930114746" calcext:value-type="float">
            <text:p>41.1654930114746</text:p>
          </table:table-cell>
          <table:table-cell office:value-type="float" office:value="42.9504127502441" calcext:value-type="float">
            <text:p>42.9504127502441</text:p>
          </table:table-cell>
          <table:table-cell office:value-type="float" office:value="37.1027870178223" calcext:value-type="float">
            <text:p>37.1027870178223</text:p>
          </table:table-cell>
          <table:table-cell office:value-type="float" office:value="53.6441459655762" calcext:value-type="float">
            <text:p>53.6441459655762</text:p>
          </table:table-cell>
          <table:table-cell office:value-type="float" office:value="71.751708984375" calcext:value-type="float">
            <text:p>71.751708984375</text:p>
          </table:table-cell>
          <table:table-cell office:value-type="float" office:value="57.5231590270996" calcext:value-type="float">
            <text:p>57.5231590270996</text:p>
          </table:table-cell>
          <table:table-cell office:value-type="float" office:value="38.4258346557617" calcext:value-type="float">
            <text:p>38.4258346557617</text:p>
          </table:table-cell>
          <table:table-cell office:value-type="float" office:value="40.0167999267578" calcext:value-type="float">
            <text:p>40.0167999267578</text:p>
          </table:table-cell>
          <table:table-cell office:value-type="float" office:value="43.4080753326416" calcext:value-type="float">
            <text:p>43.4080753326416</text:p>
          </table:table-cell>
          <table:table-cell office:value-type="float" office:value="43.9307289123535" calcext:value-type="float">
            <text:p>43.9307289123535</text:p>
          </table:table-cell>
          <table:table-cell office:value-type="float" office:value="49.5243110656738" calcext:value-type="float">
            <text:p>49.5243110656738</text:p>
          </table:table-cell>
          <table:table-cell office:value-type="float" office:value="60.1917839050293" calcext:value-type="float">
            <text:p>60.1917839050293</text:p>
          </table:table-cell>
          <table:table-cell office:value-type="float" office:value="138.838661193848" calcext:value-type="float">
            <text:p>138.838661193848</text:p>
          </table:table-cell>
          <table:table-cell office:value-type="float" office:value="153.980529785156" calcext:value-type="float">
            <text:p>153.980529785156</text:p>
          </table:table-cell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float" office:value="22.1615047454834" calcext:value-type="float">
            <text:p>22.1615047454834</text:p>
          </table:table-cell>
          <table:table-cell table:number-columns-repeated="4"/>
          <table:table-cell office:value-type="float" office:value="17.3176174163818" calcext:value-type="float">
            <text:p>17.3176174163818</text:p>
          </table:table-cell>
          <table:table-cell/>
          <table:table-cell office:value-type="float" office:value="37.311408996582" calcext:value-type="float">
            <text:p>37.311408996582</text:p>
          </table:table-cell>
          <table:table-cell office:value-type="float" office:value="22.5543823242187" calcext:value-type="float">
            <text:p>22.5543823242187</text:p>
          </table:table-cell>
          <table:table-cell table:number-columns-repeated="2"/>
          <table:table-cell office:value-type="float" office:value="35.4993934631348" calcext:value-type="float">
            <text:p>35.4993934631348</text:p>
          </table:table-cell>
          <table:table-cell/>
          <table:table-cell office:value-type="float" office:value="26.3955726623535" calcext:value-type="float">
            <text:p>26.3955726623535</text:p>
          </table:table-cell>
          <table:table-cell office:value-type="float" office:value="33.0288581848145" calcext:value-type="float">
            <text:p>33.0288581848145</text:p>
          </table:table-cell>
          <table:table-cell office:value-type="float" office:value="28.1952896118164" calcext:value-type="float">
            <text:p>28.1952896118164</text:p>
          </table:table-cell>
          <table:table-cell office:value-type="float" office:value="86.7771224975586" calcext:value-type="float">
            <text:p>86.7771224975586</text:p>
          </table:table-cell>
          <table:table-cell office:value-type="float" office:value="32.5406913757324" calcext:value-type="float">
            <text:p>32.5406913757324</text:p>
          </table:table-cell>
          <table:table-cell/>
          <table:table-cell office:value-type="float" office:value="30.5523710250854" calcext:value-type="float">
            <text:p>30.5523710250854</text:p>
          </table:table-cell>
          <table:table-cell office:value-type="float" office:value="27.5855197906494" calcext:value-type="float">
            <text:p>27.5855197906494</text:p>
          </table:table-cell>
          <table:table-cell office:value-type="float" office:value="83.6159133911133" calcext:value-type="float">
            <text:p>83.6159133911133</text:p>
          </table:table-cell>
          <table:table-cell office:value-type="float" office:value="43.2084503173828" calcext:value-type="float">
            <text:p>43.2084503173828</text:p>
          </table:table-cell>
          <table:table-cell office:value-type="float" office:value="40.4641075134277" calcext:value-type="float">
            <text:p>40.4641075134277</text:p>
          </table:table-cell>
          <table:table-cell office:value-type="float" office:value="44.4463081359863" calcext:value-type="float">
            <text:p>44.4463081359863</text:p>
          </table:table-cell>
          <table:table-cell office:value-type="float" office:value="28.5949306488037" calcext:value-type="float">
            <text:p>28.5949306488037</text:p>
          </table:table-cell>
          <table:table-cell office:value-type="float" office:value="39.3838348388672" calcext:value-type="float">
            <text:p>39.3838348388672</text:p>
          </table:table-cell>
          <table:table-cell office:value-type="float" office:value="45.7182388305664" calcext:value-type="float">
            <text:p>45.7182388305664</text:p>
          </table:table-cell>
          <table:table-cell office:value-type="float" office:value="44.7293395996094" calcext:value-type="float">
            <text:p>44.7293395996094</text:p>
          </table:table-cell>
          <table:table-cell office:value-type="float" office:value="43.850040435791" calcext:value-type="float">
            <text:p>43.850040435791</text:p>
          </table:table-cell>
          <table:table-cell office:value-type="float" office:value="46.6268157958984" calcext:value-type="float">
            <text:p>46.6268157958984</text:p>
          </table:table-cell>
        </table:table-row>
        <table:table-row table:style-name="ro1">
          <table:table-cell office:value-type="date" office:date-value="2017-05-11" calcext:value-type="date">
            <text:p>2017-05-11</text:p>
          </table:table-cell>
          <table:table-cell table:number-columns-repeated="30"/>
          <table:table-cell office:value-type="float" office:value="60.4144287109375" calcext:value-type="float">
            <text:p>60.4144287109375</text:p>
          </table:table-cell>
        </table:table-row>
        <table:table-row table:style-name="ro1">
          <table:table-cell office:value-type="date" office:date-value="2017-06-03" calcext:value-type="date">
            <text:p>2017-06-03</text:p>
          </table:table-cell>
          <table:table-cell office:value-type="float" office:value="17.5213394165039" calcext:value-type="float">
            <text:p>17.5213394165039</text:p>
          </table:table-cell>
          <table:table-cell office:value-type="float" office:value="23.2718296051025" calcext:value-type="float">
            <text:p>23.2718296051025</text:p>
          </table:table-cell>
          <table:table-cell office:value-type="float" office:value="24.9190368652344" calcext:value-type="float">
            <text:p>24.9190368652344</text:p>
          </table:table-cell>
          <table:table-cell office:value-type="float" office:value="20.8909244537354" calcext:value-type="float">
            <text:p>20.8909244537354</text:p>
          </table:table-cell>
          <table:table-cell office:value-type="float" office:value="26.3086309432983" calcext:value-type="float">
            <text:p>26.3086309432983</text:p>
          </table:table-cell>
          <table:table-cell office:value-type="float" office:value="23.0962352752686" calcext:value-type="float">
            <text:p>23.0962352752686</text:p>
          </table:table-cell>
          <table:table-cell office:value-type="float" office:value="32.6202640533447" calcext:value-type="float">
            <text:p>32.6202640533447</text:p>
          </table:table-cell>
          <table:table-cell office:value-type="float" office:value="42.7230072021484" calcext:value-type="float">
            <text:p>42.7230072021484</text:p>
          </table:table-cell>
          <table:table-cell office:value-type="float" office:value="25.6416206359863" calcext:value-type="float">
            <text:p>25.6416206359863</text:p>
          </table:table-cell>
          <table:table-cell office:value-type="float" office:value="32.1217956542969" calcext:value-type="float">
            <text:p>32.1217956542969</text:p>
          </table:table-cell>
          <table:table-cell office:value-type="float" office:value="21.9568729400635" calcext:value-type="float">
            <text:p>21.9568729400635</text:p>
          </table:table-cell>
          <table:table-cell office:value-type="float" office:value="44.0543785095215" calcext:value-type="float">
            <text:p>44.0543785095215</text:p>
          </table:table-cell>
          <table:table-cell office:value-type="float" office:value="30.8606567382812" calcext:value-type="float">
            <text:p>30.8606567382812</text:p>
          </table:table-cell>
          <table:table-cell office:value-type="float" office:value="27.2003955841064" calcext:value-type="float">
            <text:p>27.2003955841064</text:p>
          </table:table-cell>
          <table:table-cell office:value-type="float" office:value="32.5787200927734" calcext:value-type="float">
            <text:p>32.5787200927734</text:p>
          </table:table-cell>
          <table:table-cell office:value-type="float" office:value="25.3601207733154" calcext:value-type="float">
            <text:p>25.3601207733154</text:p>
          </table:table-cell>
          <table:table-cell office:value-type="float" office:value="28.1262454986572" calcext:value-type="float">
            <text:p>28.1262454986572</text:p>
          </table:table-cell>
          <table:table-cell office:value-type="float" office:value="24.8268508911133" calcext:value-type="float">
            <text:p>24.8268508911133</text:p>
          </table:table-cell>
          <table:table-cell office:value-type="float" office:value="36.0500144958496" calcext:value-type="float">
            <text:p>36.0500144958496</text:p>
          </table:table-cell>
          <table:table-cell office:value-type="float" office:value="49.8058795928955" calcext:value-type="float">
            <text:p>49.8058795928955</text:p>
          </table:table-cell>
          <table:table-cell office:value-type="float" office:value="89.1674613952637" calcext:value-type="float">
            <text:p>89.1674613952637</text:p>
          </table:table-cell>
          <table:table-cell office:value-type="float" office:value="73.7173538208008" calcext:value-type="float">
            <text:p>73.7173538208008</text:p>
          </table:table-cell>
          <table:table-cell office:value-type="float" office:value="64.0679397583008" calcext:value-type="float">
            <text:p>64.0679397583008</text:p>
          </table:table-cell>
          <table:table-cell office:value-type="float" office:value="19.0164585113525" calcext:value-type="float">
            <text:p>19.0164585113525</text:p>
          </table:table-cell>
          <table:table-cell office:value-type="float" office:value="22.5407657623291" calcext:value-type="float">
            <text:p>22.5407657623291</text:p>
          </table:table-cell>
          <table:table-cell office:value-type="float" office:value="29.3333053588867" calcext:value-type="float">
            <text:p>29.3333053588867</text:p>
          </table:table-cell>
          <table:table-cell office:value-type="float" office:value="35.5455207824707" calcext:value-type="float">
            <text:p>35.5455207824707</text:p>
          </table:table-cell>
          <table:table-cell office:value-type="float" office:value="38.6027679443359" calcext:value-type="float">
            <text:p>38.6027679443359</text:p>
          </table:table-cell>
          <table:table-cell office:value-type="float" office:value="54.8983116149902" calcext:value-type="float">
            <text:p>54.8983116149902</text:p>
          </table:table-cell>
          <table:table-cell office:value-type="float" office:value="66.3559646606445" calcext:value-type="float">
            <text:p>66.3559646606445</text:p>
          </table:table-cell>
          <table:table-cell office:value-type="float" office:value="35.2854042053223" calcext:value-type="float">
            <text:p>35.2854042053223</text:p>
          </table:table-cell>
        </table:table-row>
        <table:table-row table:style-name="ro1">
          <table:table-cell office:value-type="date" office:date-value="2017-06-13" calcext:value-type="date">
            <text:p>2017-06-13</text:p>
          </table:table-cell>
          <table:table-cell office:value-type="float" office:value="18.5531253814697" calcext:value-type="float">
            <text:p>18.5531253814697</text:p>
          </table:table-cell>
          <table:table-cell office:value-type="float" office:value="19.7125968933105" calcext:value-type="float">
            <text:p>19.7125968933105</text:p>
          </table:table-cell>
          <table:table-cell office:value-type="float" office:value="20.3341884613037" calcext:value-type="float">
            <text:p>20.3341884613037</text:p>
          </table:table-cell>
          <table:table-cell/>
          <table:table-cell office:value-type="float" office:value="44.6732397079468" calcext:value-type="float">
            <text:p>44.6732397079468</text:p>
          </table:table-cell>
          <table:table-cell office:value-type="float" office:value="14.7976636886597" calcext:value-type="float">
            <text:p>14.7976636886597</text:p>
          </table:table-cell>
          <table:table-cell table:number-columns-repeated="2"/>
          <table:table-cell office:value-type="float" office:value="16.4106426239014" calcext:value-type="float">
            <text:p>16.4106426239014</text:p>
          </table:table-cell>
          <table:table-cell table:number-columns-repeated="3"/>
          <table:table-cell office:value-type="float" office:value="357.850952148438" calcext:value-type="float">
            <text:p>357.850952148438</text:p>
          </table:table-cell>
          <table:table-cell office:value-type="float" office:value="16.3719596862793" calcext:value-type="float">
            <text:p>16.3719596862793</text:p>
          </table:table-cell>
          <table:table-cell office:value-type="float" office:value="20.5671339035034" calcext:value-type="float">
            <text:p>20.5671339035034</text:p>
          </table:table-cell>
          <table:table-cell office:value-type="float" office:value="15.7303609848022" calcext:value-type="float">
            <text:p>15.7303609848022</text:p>
          </table:table-cell>
          <table:table-cell office:value-type="float" office:value="23.5293560028076" calcext:value-type="float">
            <text:p>23.5293560028076</text:p>
          </table:table-cell>
          <table:table-cell office:value-type="float" office:value="17.8473587036133" calcext:value-type="float">
            <text:p>17.8473587036133</text:p>
          </table:table-cell>
          <table:table-cell office:value-type="float" office:value="41.4796524047852" calcext:value-type="float">
            <text:p>41.4796524047852</text:p>
          </table:table-cell>
          <table:table-cell office:value-type="float" office:value="63.6207008361816" calcext:value-type="float">
            <text:p>63.6207008361816</text:p>
          </table:table-cell>
          <table:table-cell office:value-type="float" office:value="50.6205577850342" calcext:value-type="float">
            <text:p>50.6205577850342</text:p>
          </table:table-cell>
          <table:table-cell office:value-type="float" office:value="47.6438674926758" calcext:value-type="float">
            <text:p>47.6438674926758</text:p>
          </table:table-cell>
          <table:table-cell office:value-type="float" office:value="50.3416366577148" calcext:value-type="float">
            <text:p>50.3416366577148</text:p>
          </table:table-cell>
          <table:table-cell office:value-type="float" office:value="22.3054752349854" calcext:value-type="float">
            <text:p>22.3054752349854</text:p>
          </table:table-cell>
          <table:table-cell office:value-type="float" office:value="18.8899097442627" calcext:value-type="float">
            <text:p>18.8899097442627</text:p>
          </table:table-cell>
          <table:table-cell/>
          <table:table-cell office:value-type="float" office:value="24.7848987579346" calcext:value-type="float">
            <text:p>24.7848987579346</text:p>
          </table:table-cell>
          <table:table-cell office:value-type="float" office:value="37.9319343566895" calcext:value-type="float">
            <text:p>37.9319343566895</text:p>
          </table:table-cell>
          <table:table-cell office:value-type="float" office:value="26.251428604126" calcext:value-type="float">
            <text:p>26.251428604126</text:p>
          </table:table-cell>
          <table:table-cell office:value-type="float" office:value="32.9897441864014" calcext:value-type="float">
            <text:p>32.9897441864014</text:p>
          </table:table-cell>
          <table:table-cell office:value-type="float" office:value="52.5870819091797" calcext:value-type="float">
            <text:p>52.5870819091797</text:p>
          </table:table-cell>
        </table:table-row>
        <table:table-row table:style-name="ro1">
          <table:table-cell office:value-type="date" office:date-value="2017-06-20" calcext:value-type="date">
            <text:p>2017-06-20</text:p>
          </table:table-cell>
          <table:table-cell office:value-type="float" office:value="17.7869510650635" calcext:value-type="float">
            <text:p>17.7869510650635</text:p>
          </table:table-cell>
          <table:table-cell office:value-type="float" office:value="21.3367328643799" calcext:value-type="float">
            <text:p>21.3367328643799</text:p>
          </table:table-cell>
          <table:table-cell office:value-type="float" office:value="16.8404636383057" calcext:value-type="float">
            <text:p>16.8404636383057</text:p>
          </table:table-cell>
          <table:table-cell office:value-type="float" office:value="17.5314769744873" calcext:value-type="float">
            <text:p>17.5314769744873</text:p>
          </table:table-cell>
          <table:table-cell office:value-type="float" office:value="22.6878833770752" calcext:value-type="float">
            <text:p>22.6878833770752</text:p>
          </table:table-cell>
          <table:table-cell office:value-type="float" office:value="20.2133045196533" calcext:value-type="float">
            <text:p>20.2133045196533</text:p>
          </table:table-cell>
          <table:table-cell office:value-type="float" office:value="27.0376968383789" calcext:value-type="float">
            <text:p>27.0376968383789</text:p>
          </table:table-cell>
          <table:table-cell office:value-type="float" office:value="21.8677139282227" calcext:value-type="float">
            <text:p>21.8677139282227</text:p>
          </table:table-cell>
          <table:table-cell office:value-type="float" office:value="17.8027057647705" calcext:value-type="float">
            <text:p>17.8027057647705</text:p>
          </table:table-cell>
          <table:table-cell office:value-type="float" office:value="23.8504314422607" calcext:value-type="float">
            <text:p>23.8504314422607</text:p>
          </table:table-cell>
          <table:table-cell office:value-type="float" office:value="21.4427833557129" calcext:value-type="float">
            <text:p>21.4427833557129</text:p>
          </table:table-cell>
          <table:table-cell office:value-type="float" office:value="25.7507438659668" calcext:value-type="float">
            <text:p>25.7507438659668</text:p>
          </table:table-cell>
          <table:table-cell office:value-type="float" office:value="24.1852550506592" calcext:value-type="float">
            <text:p>24.1852550506592</text:p>
          </table:table-cell>
          <table:table-cell office:value-type="float" office:value="22.0053367614746" calcext:value-type="float">
            <text:p>22.0053367614746</text:p>
          </table:table-cell>
          <table:table-cell office:value-type="float" office:value="25.5388278961182" calcext:value-type="float">
            <text:p>25.5388278961182</text:p>
          </table:table-cell>
          <table:table-cell office:value-type="float" office:value="27.015079498291" calcext:value-type="float">
            <text:p>27.015079498291</text:p>
          </table:table-cell>
          <table:table-cell office:value-type="float" office:value="34.8517150878906" calcext:value-type="float">
            <text:p>34.8517150878906</text:p>
          </table:table-cell>
          <table:table-cell office:value-type="float" office:value="35.811279296875" calcext:value-type="float">
            <text:p>35.811279296875</text:p>
          </table:table-cell>
          <table:table-cell office:value-type="float" office:value="50.7769508361816" calcext:value-type="float">
            <text:p>50.7769508361816</text:p>
          </table:table-cell>
          <table:table-cell office:value-type="float" office:value="81.2803344726563" calcext:value-type="float">
            <text:p>81.2803344726563</text:p>
          </table:table-cell>
          <table:table-cell office:value-type="float" office:value="135.650405883789" calcext:value-type="float">
            <text:p>135.650405883789</text:p>
          </table:table-cell>
          <table:table-cell office:value-type="float" office:value="138.704040527344" calcext:value-type="float">
            <text:p>138.704040527344</text:p>
          </table:table-cell>
          <table:table-cell office:value-type="float" office:value="69.847972869873" calcext:value-type="float">
            <text:p>69.847972869873</text:p>
          </table:table-cell>
          <table:table-cell office:value-type="float" office:value="30.3598899841309" calcext:value-type="float">
            <text:p>30.3598899841309</text:p>
          </table:table-cell>
          <table:table-cell office:value-type="float" office:value="29.1712074279785" calcext:value-type="float">
            <text:p>29.1712074279785</text:p>
          </table:table-cell>
          <table:table-cell office:value-type="float" office:value="47.5049533843994" calcext:value-type="float">
            <text:p>47.5049533843994</text:p>
          </table:table-cell>
          <table:table-cell office:value-type="float" office:value="29.5210819244385" calcext:value-type="float">
            <text:p>29.5210819244385</text:p>
          </table:table-cell>
          <table:table-cell office:value-type="float" office:value="37.8931083679199" calcext:value-type="float">
            <text:p>37.8931083679199</text:p>
          </table:table-cell>
          <table:table-cell office:value-type="float" office:value="55.9325714111328" calcext:value-type="float">
            <text:p>55.9325714111328</text:p>
          </table:table-cell>
          <table:table-cell office:value-type="float" office:value="102.582649230957" calcext:value-type="float">
            <text:p>102.582649230957</text:p>
          </table:table-cell>
          <table:table-cell office:value-type="float" office:value="56.6315040588379" calcext:value-type="float">
            <text:p>56.6315040588379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float" office:value="11.8503093719482" calcext:value-type="float">
            <text:p>11.8503093719482</text:p>
          </table:table-cell>
          <table:table-cell office:value-type="float" office:value="13.709282875061" calcext:value-type="float">
            <text:p>13.709282875061</text:p>
          </table:table-cell>
          <table:table-cell/>
          <table:table-cell office:value-type="float" office:value="12.5065765380859" calcext:value-type="float">
            <text:p>12.5065765380859</text:p>
          </table:table-cell>
          <table:table-cell/>
          <table:table-cell office:value-type="float" office:value="11.0262861251831" calcext:value-type="float">
            <text:p>11.0262861251831</text:p>
          </table:table-cell>
          <table:table-cell table:number-columns-repeated="9"/>
          <table:table-cell office:value-type="float" office:value="31.375804901123" calcext:value-type="float">
            <text:p>31.375804901123</text:p>
          </table:table-cell>
          <table:table-cell office:value-type="float" office:value="41.0517406463623" calcext:value-type="float">
            <text:p>41.0517406463623</text:p>
          </table:table-cell>
          <table:table-cell office:value-type="float" office:value="65.9165115356445" calcext:value-type="float">
            <text:p>65.9165115356445</text:p>
          </table:table-cell>
          <table:table-cell office:value-type="float" office:value="99.4080352783203" calcext:value-type="float">
            <text:p>99.4080352783203</text:p>
          </table:table-cell>
          <table:table-cell table:number-columns-repeated="7"/>
          <table:table-cell office:value-type="float" office:value="15.4923219680786" calcext:value-type="float">
            <text:p>15.4923219680786</text:p>
          </table:table-cell>
          <table:table-cell/>
          <table:table-cell office:value-type="float" office:value="13.3715267181396" calcext:value-type="float">
            <text:p>13.3715267181396</text:p>
          </table:table-cell>
          <table:table-cell office:value-type="float" office:value="22.0225505828857" calcext:value-type="float">
            <text:p>22.0225505828857</text:p>
          </table:table-cell>
          <table:table-cell office:value-type="float" office:value="39.7466239929199" calcext:value-type="float">
            <text:p>39.7466239929199</text:p>
          </table:table-cell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float" office:value="21.7020845413208" calcext:value-type="float">
            <text:p>21.7020845413208</text:p>
          </table:table-cell>
          <table:table-cell table:number-columns-repeated="2"/>
          <table:table-cell office:value-type="float" office:value="28.7513980865479" calcext:value-type="float">
            <text:p>28.7513980865479</text:p>
          </table:table-cell>
          <table:table-cell office:value-type="float" office:value="24.2126607894897" calcext:value-type="float">
            <text:p>24.2126607894897</text:p>
          </table:table-cell>
          <table:table-cell office:value-type="float" office:value="22.0069713592529" calcext:value-type="float">
            <text:p>22.0069713592529</text:p>
          </table:table-cell>
          <table:table-cell office:value-type="float" office:value="21.6433925628662" calcext:value-type="float">
            <text:p>21.6433925628662</text:p>
          </table:table-cell>
          <table:table-cell office:value-type="float" office:value="30.1149635314941" calcext:value-type="float">
            <text:p>30.1149635314941</text:p>
          </table:table-cell>
          <table:table-cell table:number-columns-repeated="12"/>
          <table:table-cell office:value-type="float" office:value="54.906120300293" calcext:value-type="float">
            <text:p>54.906120300293</text:p>
          </table:table-cell>
          <table:table-cell office:value-type="float" office:value="61.3308944702149" calcext:value-type="float">
            <text:p>61.3308944702149</text:p>
          </table:table-cell>
          <table:table-cell office:value-type="float" office:value="53.8032722473145" calcext:value-type="float">
            <text:p>53.8032722473145</text:p>
          </table:table-cell>
          <table:table-cell table:number-columns-repeated="3"/>
          <table:table-cell office:value-type="float" office:value="39.3462791442871" calcext:value-type="float">
            <text:p>39.3462791442871</text:p>
          </table:table-cell>
          <table:table-cell/>
          <table:table-cell office:value-type="float" office:value="46.2555847167969" calcext:value-type="float">
            <text:p>46.2555847167969</text:p>
          </table:table-cell>
          <table:table-cell office:value-type="float" office:value="61.9141483306885" calcext:value-type="float">
            <text:p>61.9141483306885</text:p>
          </table:table-cell>
          <table:table-cell office:value-type="float" office:value="35.6157569885254" calcext:value-type="float">
            <text:p>35.6157569885254</text:p>
          </table:table-cell>
        </table:table-row>
        <table:table-row table:style-name="ro1">
          <table:table-cell office:value-type="date" office:date-value="2017-07-30" calcext:value-type="date">
            <text:p>2017-07-30</text:p>
          </table:table-cell>
          <table:table-cell office:value-type="float" office:value="14.0356521606445" calcext:value-type="float">
            <text:p>14.0356521606445</text:p>
          </table:table-cell>
          <table:table-cell office:value-type="float" office:value="24.2485675811768" calcext:value-type="float">
            <text:p>24.2485675811768</text:p>
          </table:table-cell>
          <table:table-cell office:value-type="float" office:value="25.3559675216675" calcext:value-type="float">
            <text:p>25.3559675216675</text:p>
          </table:table-cell>
          <table:table-cell office:value-type="float" office:value="15.5110883712769" calcext:value-type="float">
            <text:p>15.5110883712769</text:p>
          </table:table-cell>
          <table:table-cell office:value-type="float" office:value="15.6401166915894" calcext:value-type="float">
            <text:p>15.6401166915894</text:p>
          </table:table-cell>
          <table:table-cell office:value-type="float" office:value="15.0891160964966" calcext:value-type="float">
            <text:p>15.0891160964966</text:p>
          </table:table-cell>
          <table:table-cell office:value-type="float" office:value="22.0807762145996" calcext:value-type="float">
            <text:p>22.0807762145996</text:p>
          </table:table-cell>
          <table:table-cell office:value-type="float" office:value="19.014181137085" calcext:value-type="float">
            <text:p>19.014181137085</text:p>
          </table:table-cell>
          <table:table-cell office:value-type="float" office:value="19.4877223968506" calcext:value-type="float">
            <text:p>19.4877223968506</text:p>
          </table:table-cell>
          <table:table-cell office:value-type="float" office:value="22.3960018157959" calcext:value-type="float">
            <text:p>22.3960018157959</text:p>
          </table:table-cell>
          <table:table-cell office:value-type="float" office:value="24.5058097839355" calcext:value-type="float">
            <text:p>24.5058097839355</text:p>
          </table:table-cell>
          <table:table-cell office:value-type="float" office:value="25.0041389465332" calcext:value-type="float">
            <text:p>25.0041389465332</text:p>
          </table:table-cell>
          <table:table-cell office:value-type="float" office:value="28.0244483947754" calcext:value-type="float">
            <text:p>28.0244483947754</text:p>
          </table:table-cell>
          <table:table-cell table:number-columns-repeated="4"/>
          <table:table-cell office:value-type="float" office:value="69.5802688598633" calcext:value-type="float">
            <text:p>69.5802688598633</text:p>
          </table:table-cell>
          <table:table-cell office:value-type="float" office:value="50.7883529663086" calcext:value-type="float">
            <text:p>50.7883529663086</text:p>
          </table:table-cell>
          <table:table-cell office:value-type="float" office:value="109.073379516602" calcext:value-type="float">
            <text:p>109.073379516602</text:p>
          </table:table-cell>
          <table:table-cell table:number-columns-repeated="3"/>
          <table:table-cell office:value-type="float" office:value="69.1020584106445" calcext:value-type="float">
            <text:p>69.1020584106445</text:p>
          </table:table-cell>
          <table:table-cell office:value-type="float" office:value="76.0113983154297" calcext:value-type="float">
            <text:p>76.0113983154297</text:p>
          </table:table-cell>
          <table:table-cell office:value-type="float" office:value="120.307582855225" calcext:value-type="float">
            <text:p>120.307582855225</text:p>
          </table:table-cell>
          <table:table-cell table:number-columns-repeated="2"/>
          <table:table-cell office:value-type="float" office:value="44.5292358398438" calcext:value-type="float">
            <text:p>44.5292358398438</text:p>
          </table:table-cell>
          <table:table-cell office:value-type="float" office:value="203.640617370605" calcext:value-type="float">
            <text:p>203.640617370605</text:p>
          </table:table-cell>
          <table:table-cell office:value-type="float" office:value="58.672815322876" calcext:value-type="float">
            <text:p>58.672815322876</text:p>
          </table:table-cell>
        </table:table-row>
        <table:table-row table:style-name="ro1">
          <table:table-cell office:value-type="date" office:date-value="2018-05-06" calcext:value-type="date">
            <text:p>2018-05-06</text:p>
          </table:table-cell>
          <table:table-cell office:value-type="float" office:value="23.4661626815796" calcext:value-type="float">
            <text:p>23.4661626815796</text:p>
          </table:table-cell>
          <table:table-cell office:value-type="float" office:value="48.0871963500977" calcext:value-type="float">
            <text:p>48.0871963500977</text:p>
          </table:table-cell>
          <table:table-cell office:value-type="float" office:value="42.7831497192383" calcext:value-type="float">
            <text:p>42.7831497192383</text:p>
          </table:table-cell>
          <table:table-cell office:value-type="float" office:value="28.6252498626709" calcext:value-type="float">
            <text:p>28.6252498626709</text:p>
          </table:table-cell>
          <table:table-cell office:value-type="float" office:value="25.8435153961182" calcext:value-type="float">
            <text:p>25.8435153961182</text:p>
          </table:table-cell>
          <table:table-cell office:value-type="float" office:value="23.1664371490479" calcext:value-type="float">
            <text:p>23.1664371490479</text:p>
          </table:table-cell>
          <table:table-cell office:value-type="float" office:value="51.6319942474365" calcext:value-type="float">
            <text:p>51.6319942474365</text:p>
          </table:table-cell>
          <table:table-cell office:value-type="float" office:value="40.8059310913086" calcext:value-type="float">
            <text:p>40.8059310913086</text:p>
          </table:table-cell>
          <table:table-cell office:value-type="float" office:value="24.6401557922363" calcext:value-type="float">
            <text:p>24.6401557922363</text:p>
          </table:table-cell>
          <table:table-cell office:value-type="float" office:value="42.2852058410645" calcext:value-type="float">
            <text:p>42.2852058410645</text:p>
          </table:table-cell>
          <table:table-cell office:value-type="float" office:value="29.2087669372559" calcext:value-type="float">
            <text:p>29.2087669372559</text:p>
          </table:table-cell>
          <table:table-cell office:value-type="float" office:value="69.5610809326172" calcext:value-type="float">
            <text:p>69.5610809326172</text:p>
          </table:table-cell>
          <table:table-cell office:value-type="float" office:value="51.8838233947754" calcext:value-type="float">
            <text:p>51.8838233947754</text:p>
          </table:table-cell>
          <table:table-cell office:value-type="float" office:value="30.7527599334717" calcext:value-type="float">
            <text:p>30.7527599334717</text:p>
          </table:table-cell>
          <table:table-cell office:value-type="float" office:value="47.3726692199707" calcext:value-type="float">
            <text:p>47.3726692199707</text:p>
          </table:table-cell>
          <table:table-cell office:value-type="float" office:value="33.0969429016113" calcext:value-type="float">
            <text:p>33.0969429016113</text:p>
          </table:table-cell>
          <table:table-cell office:value-type="float" office:value="62.6722145080566" calcext:value-type="float">
            <text:p>62.6722145080566</text:p>
          </table:table-cell>
          <table:table-cell office:value-type="float" office:value="44.3470344543457" calcext:value-type="float">
            <text:p>44.3470344543457</text:p>
          </table:table-cell>
          <table:table-cell office:value-type="float" office:value="63.4522438049316" calcext:value-type="float">
            <text:p>63.4522438049316</text:p>
          </table:table-cell>
          <table:table-cell office:value-type="float" office:value="75.8934631347656" calcext:value-type="float">
            <text:p>75.8934631347656</text:p>
          </table:table-cell>
          <table:table-cell office:value-type="float" office:value="103.890007019043" calcext:value-type="float">
            <text:p>103.890007019043</text:p>
          </table:table-cell>
          <table:table-cell office:value-type="float" office:value="122.34041595459" calcext:value-type="float">
            <text:p>122.34041595459</text:p>
          </table:table-cell>
          <table:table-cell office:value-type="float" office:value="104.959480285645" calcext:value-type="float">
            <text:p>104.959480285645</text:p>
          </table:table-cell>
          <table:table-cell office:value-type="float" office:value="37.2940483093262" calcext:value-type="float">
            <text:p>37.2940483093262</text:p>
          </table:table-cell>
          <table:table-cell office:value-type="float" office:value="38.757625579834" calcext:value-type="float">
            <text:p>38.757625579834</text:p>
          </table:table-cell>
          <table:table-cell office:value-type="float" office:value="78.0217132568359" calcext:value-type="float">
            <text:p>78.0217132568359</text:p>
          </table:table-cell>
          <table:table-cell office:value-type="float" office:value="47.0552825927734" calcext:value-type="float">
            <text:p>47.0552825927734</text:p>
          </table:table-cell>
          <table:table-cell office:value-type="float" office:value="57.7596244812012" calcext:value-type="float">
            <text:p>57.7596244812012</text:p>
          </table:table-cell>
          <table:table-cell office:value-type="float" office:value="76.3825073242188" calcext:value-type="float">
            <text:p>76.3825073242188</text:p>
          </table:table-cell>
          <table:table-cell office:value-type="float" office:value="105.232276916504" calcext:value-type="float">
            <text:p>105.232276916504</text:p>
          </table:table-cell>
          <table:table-cell office:value-type="float" office:value="105.754783630371" calcext:value-type="float">
            <text:p>105.754783630371</text:p>
          </table:table-cell>
        </table:table-row>
        <table:table-row table:style-name="ro1">
          <table:table-cell office:value-type="date" office:date-value="2018-05-14" calcext:value-type="date">
            <text:p>2018-05-14</text:p>
          </table:table-cell>
          <table:table-cell office:value-type="float" office:value="20.921558380127" calcext:value-type="float">
            <text:p>20.921558380127</text:p>
          </table:table-cell>
          <table:table-cell office:value-type="float" office:value="29.922399520874" calcext:value-type="float">
            <text:p>29.922399520874</text:p>
          </table:table-cell>
          <table:table-cell/>
          <table:table-cell office:value-type="float" office:value="19.4023160934448" calcext:value-type="float">
            <text:p>19.4023160934448</text:p>
          </table:table-cell>
          <table:table-cell office:value-type="float" office:value="39.1146678924561" calcext:value-type="float">
            <text:p>39.1146678924561</text:p>
          </table:table-cell>
          <table:table-cell office:value-type="float" office:value="17.5485553741455" calcext:value-type="float">
            <text:p>17.5485553741455</text:p>
          </table:table-cell>
          <table:table-cell office:value-type="float" office:value="21.7035903930664" calcext:value-type="float">
            <text:p>21.7035903930664</text:p>
          </table:table-cell>
          <table:table-cell office:value-type="float" office:value="40.5984535217285" calcext:value-type="float">
            <text:p>40.5984535217285</text:p>
          </table:table-cell>
          <table:table-cell office:value-type="float" office:value="24.6603488922119" calcext:value-type="float">
            <text:p>24.6603488922119</text:p>
          </table:table-cell>
          <table:table-cell office:value-type="float" office:value="44.7060317993164" calcext:value-type="float">
            <text:p>44.7060317993164</text:p>
          </table:table-cell>
          <table:table-cell office:value-type="float" office:value="37.8845176696777" calcext:value-type="float">
            <text:p>37.8845176696777</text:p>
          </table:table-cell>
          <table:table-cell office:value-type="float" office:value="45.713062286377" calcext:value-type="float">
            <text:p>45.713062286377</text:p>
          </table:table-cell>
          <table:table-cell office:value-type="float" office:value="41.7971420288086" calcext:value-type="float">
            <text:p>41.7971420288086</text:p>
          </table:table-cell>
          <table:table-cell office:value-type="float" office:value="22.9821462631226" calcext:value-type="float">
            <text:p>22.9821462631226</text:p>
          </table:table-cell>
          <table:table-cell office:value-type="float" office:value="51.6471138000488" calcext:value-type="float">
            <text:p>51.6471138000488</text:p>
          </table:table-cell>
          <table:table-cell office:value-type="float" office:value="28.7767782211304" calcext:value-type="float">
            <text:p>28.7767782211304</text:p>
          </table:table-cell>
          <table:table-cell office:value-type="float" office:value="52.5953330993652" calcext:value-type="float">
            <text:p>52.5953330993652</text:p>
          </table:table-cell>
          <table:table-cell office:value-type="float" office:value="32.170467376709" calcext:value-type="float">
            <text:p>32.170467376709</text:p>
          </table:table-cell>
          <table:table-cell office:value-type="float" office:value="38.7557907104492" calcext:value-type="float">
            <text:p>38.7557907104492</text:p>
          </table:table-cell>
          <table:table-cell office:value-type="float" office:value="38.7484359741211" calcext:value-type="float">
            <text:p>38.7484359741211</text:p>
          </table:table-cell>
          <table:table-cell office:value-type="float" office:value="78.0960159301758" calcext:value-type="float">
            <text:p>78.0960159301758</text:p>
          </table:table-cell>
          <table:table-cell office:value-type="float" office:value="63.4792346954346" calcext:value-type="float">
            <text:p>63.4792346954346</text:p>
          </table:table-cell>
          <table:table-cell office:value-type="float" office:value="63.6197280883789" calcext:value-type="float">
            <text:p>63.6197280883789</text:p>
          </table:table-cell>
          <table:table-cell/>
          <table:table-cell office:value-type="float" office:value="31.8492584228516" calcext:value-type="float">
            <text:p>31.8492584228516</text:p>
          </table:table-cell>
          <table:table-cell/>
          <table:table-cell office:value-type="float" office:value="35.5426979064941" calcext:value-type="float">
            <text:p>35.5426979064941</text:p>
          </table:table-cell>
          <table:table-cell office:value-type="float" office:value="55.1782875061035" calcext:value-type="float">
            <text:p>55.1782875061035</text:p>
          </table:table-cell>
          <table:table-cell office:value-type="float" office:value="33.4532699584961" calcext:value-type="float">
            <text:p>33.4532699584961</text:p>
          </table:table-cell>
          <table:table-cell office:value-type="float" office:value="32.214714050293" calcext:value-type="float">
            <text:p>32.214714050293</text:p>
          </table:table-cell>
          <table:table-cell office:value-type="float" office:value="39.8493347167969" calcext:value-type="float">
            <text:p>39.8493347167969</text:p>
          </table:table-cell>
        </table:table-row>
        <table:table-row table:style-name="ro1">
          <table:table-cell office:value-type="date" office:date-value="2018-05-26" calcext:value-type="date">
            <text:p>2018-05-26</text:p>
          </table:table-cell>
          <table:table-cell office:value-type="float" office:value="16.5116958618164" calcext:value-type="float">
            <text:p>16.5116958618164</text:p>
          </table:table-cell>
          <table:table-cell office:value-type="float" office:value="17.2478618621826" calcext:value-type="float">
            <text:p>17.2478618621826</text:p>
          </table:table-cell>
          <table:table-cell office:value-type="float" office:value="21.6378936767578" calcext:value-type="float">
            <text:p>21.6378936767578</text:p>
          </table:table-cell>
          <table:table-cell office:value-type="float" office:value="19.0055694580078" calcext:value-type="float">
            <text:p>19.0055694580078</text:p>
          </table:table-cell>
          <table:table-cell office:value-type="float" office:value="20.4125785827637" calcext:value-type="float">
            <text:p>20.4125785827637</text:p>
          </table:table-cell>
          <table:table-cell office:value-type="float" office:value="16.8406009674072" calcext:value-type="float">
            <text:p>16.8406009674072</text:p>
          </table:table-cell>
          <table:table-cell office:value-type="float" office:value="23.5654649734497" calcext:value-type="float">
            <text:p>23.5654649734497</text:p>
          </table:table-cell>
          <table:table-cell office:value-type="float" office:value="22.4772729873657" calcext:value-type="float">
            <text:p>22.4772729873657</text:p>
          </table:table-cell>
          <table:table-cell office:value-type="float" office:value="16.6407814025879" calcext:value-type="float">
            <text:p>16.6407814025879</text:p>
          </table:table-cell>
          <table:table-cell office:value-type="float" office:value="23.6020107269287" calcext:value-type="float">
            <text:p>23.6020107269287</text:p>
          </table:table-cell>
          <table:table-cell office:value-type="float" office:value="21.4880409240723" calcext:value-type="float">
            <text:p>21.4880409240723</text:p>
          </table:table-cell>
          <table:table-cell office:value-type="float" office:value="25.9767780303955" calcext:value-type="float">
            <text:p>25.9767780303955</text:p>
          </table:table-cell>
          <table:table-cell office:value-type="float" office:value="28.0513458251953" calcext:value-type="float">
            <text:p>28.0513458251953</text:p>
          </table:table-cell>
          <table:table-cell office:value-type="float" office:value="20.08056640625" calcext:value-type="float">
            <text:p>20.08056640625</text:p>
          </table:table-cell>
          <table:table-cell office:value-type="float" office:value="25.4414443969727" calcext:value-type="float">
            <text:p>25.4414443969727</text:p>
          </table:table-cell>
          <table:table-cell office:value-type="float" office:value="22.4686946868896" calcext:value-type="float">
            <text:p>22.4686946868896</text:p>
          </table:table-cell>
          <table:table-cell office:value-type="float" office:value="33.4353790283203" calcext:value-type="float">
            <text:p>33.4353790283203</text:p>
          </table:table-cell>
          <table:table-cell office:value-type="float" office:value="26.8768348693848" calcext:value-type="float">
            <text:p>26.8768348693848</text:p>
          </table:table-cell>
          <table:table-cell office:value-type="float" office:value="51.5136375427246" calcext:value-type="float">
            <text:p>51.5136375427246</text:p>
          </table:table-cell>
          <table:table-cell office:value-type="float" office:value="70.0135192871094" calcext:value-type="float">
            <text:p>70.0135192871094</text:p>
          </table:table-cell>
          <table:table-cell office:value-type="float" office:value="69.1889533996582" calcext:value-type="float">
            <text:p>69.1889533996582</text:p>
          </table:table-cell>
          <table:table-cell office:value-type="float" office:value="76.2672119140625" calcext:value-type="float">
            <text:p>76.2672119140625</text:p>
          </table:table-cell>
          <table:table-cell office:value-type="float" office:value="49.0664978027344" calcext:value-type="float">
            <text:p>49.0664978027344</text:p>
          </table:table-cell>
          <table:table-cell office:value-type="float" office:value="21.9972305297852" calcext:value-type="float">
            <text:p>21.9972305297852</text:p>
          </table:table-cell>
          <table:table-cell office:value-type="float" office:value="20.9995422363281" calcext:value-type="float">
            <text:p>20.9995422363281</text:p>
          </table:table-cell>
          <table:table-cell office:value-type="float" office:value="30.575192451477" calcext:value-type="float">
            <text:p>30.575192451477</text:p>
          </table:table-cell>
          <table:table-cell office:value-type="float" office:value="20.1586456298828" calcext:value-type="float">
            <text:p>20.1586456298828</text:p>
          </table:table-cell>
          <table:table-cell office:value-type="float" office:value="27.5075492858887" calcext:value-type="float">
            <text:p>27.5075492858887</text:p>
          </table:table-cell>
          <table:table-cell office:value-type="float" office:value="20.8861618041992" calcext:value-type="float">
            <text:p>20.8861618041992</text:p>
          </table:table-cell>
          <table:table-cell office:value-type="float" office:value="47.4972343444824" calcext:value-type="float">
            <text:p>47.4972343444824</text:p>
          </table:table-cell>
          <table:table-cell office:value-type="float" office:value="37.1805152893066" calcext:value-type="float">
            <text:p>37.1805152893066</text:p>
          </table:table-cell>
        </table:table-row>
        <table:table-row table:style-name="ro1">
          <table:table-cell office:value-type="date" office:date-value="2018-05-31" calcext:value-type="date">
            <text:p>2018-05-31</text:p>
          </table:table-cell>
          <table:table-cell office:value-type="float" office:value="23.6243019104004" calcext:value-type="float">
            <text:p>23.6243019104004</text:p>
          </table:table-cell>
          <table:table-cell office:value-type="float" office:value="30.6759624481201" calcext:value-type="float">
            <text:p>30.6759624481201</text:p>
          </table:table-cell>
          <table:table-cell office:value-type="float" office:value="33.7221984863281" calcext:value-type="float">
            <text:p>33.7221984863281</text:p>
          </table:table-cell>
          <table:table-cell office:value-type="float" office:value="28.9590148925781" calcext:value-type="float">
            <text:p>28.9590148925781</text:p>
          </table:table-cell>
          <table:table-cell office:value-type="float" office:value="30.9644565582275" calcext:value-type="float">
            <text:p>30.9644565582275</text:p>
          </table:table-cell>
          <table:table-cell office:value-type="float" office:value="21.5320358276367" calcext:value-type="float">
            <text:p>21.5320358276367</text:p>
          </table:table-cell>
          <table:table-cell office:value-type="float" office:value="31.3115320205688" calcext:value-type="float">
            <text:p>31.3115320205688</text:p>
          </table:table-cell>
          <table:table-cell office:value-type="float" office:value="25.7387866973877" calcext:value-type="float">
            <text:p>25.7387866973877</text:p>
          </table:table-cell>
          <table:table-cell office:value-type="float" office:value="21.026460647583" calcext:value-type="float">
            <text:p>21.026460647583</text:p>
          </table:table-cell>
          <table:table-cell office:value-type="float" office:value="29.1853847503662" calcext:value-type="float">
            <text:p>29.1853847503662</text:p>
          </table:table-cell>
          <table:table-cell office:value-type="float" office:value="26.338399887085" calcext:value-type="float">
            <text:p>26.338399887085</text:p>
          </table:table-cell>
          <table:table-cell office:value-type="float" office:value="33.3010749816895" calcext:value-type="float">
            <text:p>33.3010749816895</text:p>
          </table:table-cell>
          <table:table-cell office:value-type="float" office:value="28.1863822937012" calcext:value-type="float">
            <text:p>28.1863822937012</text:p>
          </table:table-cell>
          <table:table-cell office:value-type="float" office:value="24.082935333252" calcext:value-type="float">
            <text:p>24.082935333252</text:p>
          </table:table-cell>
          <table:table-cell office:value-type="float" office:value="28.315185546875" calcext:value-type="float">
            <text:p>28.315185546875</text:p>
          </table:table-cell>
          <table:table-cell office:value-type="float" office:value="27.8731536865234" calcext:value-type="float">
            <text:p>27.8731536865234</text:p>
          </table:table-cell>
          <table:table-cell office:value-type="float" office:value="37.0459785461426" calcext:value-type="float">
            <text:p>37.0459785461426</text:p>
          </table:table-cell>
          <table:table-cell office:value-type="float" office:value="36.3426513671875" calcext:value-type="float">
            <text:p>36.3426513671875</text:p>
          </table:table-cell>
          <table:table-cell office:value-type="float" office:value="39.3499526977539" calcext:value-type="float">
            <text:p>39.3499526977539</text:p>
          </table:table-cell>
          <table:table-cell office:value-type="float" office:value="48.2460174560547" calcext:value-type="float">
            <text:p>48.2460174560547</text:p>
          </table:table-cell>
          <table:table-cell office:value-type="float" office:value="87.9240875244141" calcext:value-type="float">
            <text:p>87.9240875244141</text:p>
          </table:table-cell>
          <table:table-cell office:value-type="float" office:value="80.976448059082" calcext:value-type="float">
            <text:p>80.976448059082</text:p>
          </table:table-cell>
          <table:table-cell office:value-type="float" office:value="58.3797111511231" calcext:value-type="float">
            <text:p>58.3797111511231</text:p>
          </table:table-cell>
          <table:table-cell office:value-type="float" office:value="46.3914070129395" calcext:value-type="float">
            <text:p>46.3914070129395</text:p>
          </table:table-cell>
          <table:table-cell office:value-type="float" office:value="45.5196914672852" calcext:value-type="float">
            <text:p>45.5196914672852</text:p>
          </table:table-cell>
          <table:table-cell office:value-type="float" office:value="47.4910507202148" calcext:value-type="float">
            <text:p>47.4910507202148</text:p>
          </table:table-cell>
          <table:table-cell office:value-type="float" office:value="40.5473937988281" calcext:value-type="float">
            <text:p>40.5473937988281</text:p>
          </table:table-cell>
          <table:table-cell office:value-type="float" office:value="48.3082962036133" calcext:value-type="float">
            <text:p>48.3082962036133</text:p>
          </table:table-cell>
          <table:table-cell office:value-type="float" office:value="60.6113204956055" calcext:value-type="float">
            <text:p>60.6113204956055</text:p>
          </table:table-cell>
          <table:table-cell office:value-type="float" office:value="73.3648071289062" calcext:value-type="float">
            <text:p>73.3648071289062</text:p>
          </table:table-cell>
          <table:table-cell office:value-type="float" office:value="61.727180480957" calcext:value-type="float">
            <text:p>61.727180480957</text:p>
          </table:table-cell>
        </table:table-row>
        <table:table-row table:style-name="ro1">
          <table:table-cell office:value-type="date" office:date-value="2018-06-30" calcext:value-type="date">
            <text:p>2018-06-30</text:p>
          </table:table-cell>
          <table:table-cell office:value-type="float" office:value="32.7557411193848" calcext:value-type="float">
            <text:p>32.7557411193848</text:p>
          </table:table-cell>
          <table:table-cell office:value-type="float" office:value="68.1995544433594" calcext:value-type="float">
            <text:p>68.1995544433594</text:p>
          </table:table-cell>
          <table:table-cell office:value-type="float" office:value="54.950382232666" calcext:value-type="float">
            <text:p>54.950382232666</text:p>
          </table:table-cell>
          <table:table-cell office:value-type="float" office:value="33.1431198120117" calcext:value-type="float">
            <text:p>33.1431198120117</text:p>
          </table:table-cell>
          <table:table-cell office:value-type="float" office:value="32.1775894165039" calcext:value-type="float">
            <text:p>32.1775894165039</text:p>
          </table:table-cell>
          <table:table-cell office:value-type="float" office:value="35.7410583496094" calcext:value-type="float">
            <text:p>35.7410583496094</text:p>
          </table:table-cell>
          <table:table-cell office:value-type="float" office:value="53.4958877563477" calcext:value-type="float">
            <text:p>53.4958877563477</text:p>
          </table:table-cell>
          <table:table-cell office:value-type="float" office:value="56.8382072448731" calcext:value-type="float">
            <text:p>56.8382072448731</text:p>
          </table:table-cell>
          <table:table-cell office:value-type="float" office:value="44.5979461669922" calcext:value-type="float">
            <text:p>44.5979461669922</text:p>
          </table:table-cell>
          <table:table-cell office:value-type="float" office:value="74.9454498291016" calcext:value-type="float">
            <text:p>74.9454498291016</text:p>
          </table:table-cell>
          <table:table-cell office:value-type="float" office:value="38.2018013000488" calcext:value-type="float">
            <text:p>38.2018013000488</text:p>
          </table:table-cell>
          <table:table-cell office:value-type="float" office:value="76.2595977783203" calcext:value-type="float">
            <text:p>76.2595977783203</text:p>
          </table:table-cell>
          <table:table-cell office:value-type="float" office:value="56.1827697753906" calcext:value-type="float">
            <text:p>56.1827697753906</text:p>
          </table:table-cell>
          <table:table-cell office:value-type="float" office:value="44.7276268005371" calcext:value-type="float">
            <text:p>44.7276268005371</text:p>
          </table:table-cell>
          <table:table-cell office:value-type="float" office:value="69.3823089599609" calcext:value-type="float">
            <text:p>69.3823089599609</text:p>
          </table:table-cell>
          <table:table-cell office:value-type="float" office:value="48.5414810180664" calcext:value-type="float">
            <text:p>48.5414810180664</text:p>
          </table:table-cell>
          <table:table-cell office:value-type="float" office:value="79.8430099487305" calcext:value-type="float">
            <text:p>79.8430099487305</text:p>
          </table:table-cell>
          <table:table-cell office:value-type="float" office:value="56.6396903991699" calcext:value-type="float">
            <text:p>56.6396903991699</text:p>
          </table:table-cell>
          <table:table-cell office:value-type="float" office:value="57.4239025115967" calcext:value-type="float">
            <text:p>57.4239025115967</text:p>
          </table:table-cell>
          <table:table-cell office:value-type="float" office:value="58.454288482666" calcext:value-type="float">
            <text:p>58.454288482666</text:p>
          </table:table-cell>
          <table:table-cell office:value-type="float" office:value="148.473205566406" calcext:value-type="float">
            <text:p>148.473205566406</text:p>
          </table:table-cell>
          <table:table-cell office:value-type="float" office:value="137.886108398438" calcext:value-type="float">
            <text:p>137.886108398438</text:p>
          </table:table-cell>
          <table:table-cell office:value-type="float" office:value="47.2539329528809" calcext:value-type="float">
            <text:p>47.2539329528809</text:p>
          </table:table-cell>
          <table:table-cell office:value-type="float" office:value="61.3688259124756" calcext:value-type="float">
            <text:p>61.3688259124756</text:p>
          </table:table-cell>
          <table:table-cell office:value-type="float" office:value="92.6983795166016" calcext:value-type="float">
            <text:p>92.6983795166016</text:p>
          </table:table-cell>
          <table:table-cell office:value-type="float" office:value="108.951374053955" calcext:value-type="float">
            <text:p>108.951374053955</text:p>
          </table:table-cell>
          <table:table-cell office:value-type="float" office:value="63.1667518615723" calcext:value-type="float">
            <text:p>63.1667518615723</text:p>
          </table:table-cell>
          <table:table-cell office:value-type="float" office:value="106.391036987305" calcext:value-type="float">
            <text:p>106.391036987305</text:p>
          </table:table-cell>
          <table:table-cell office:value-type="float" office:value="28.7689304351807" calcext:value-type="float">
            <text:p>28.7689304351807</text:p>
          </table:table-cell>
          <table:table-cell office:value-type="float" office:value="43.7986793518066" calcext:value-type="float">
            <text:p>43.7986793518066</text:p>
          </table:table-cell>
          <table:table-cell office:value-type="float" office:value="38.2053718566895" calcext:value-type="float">
            <text:p>38.2053718566895</text:p>
          </table:table-cell>
        </table:table-row>
        <table:table-row table:style-name="ro1">
          <table:table-cell office:value-type="date" office:date-value="2018-07-03" calcext:value-type="date">
            <text:p>2018-07-03</text:p>
          </table:table-cell>
          <table:table-cell office:value-type="float" office:value="18.5197277069092" calcext:value-type="float">
            <text:p>18.5197277069092</text:p>
          </table:table-cell>
          <table:table-cell office:value-type="float" office:value="32.359691619873" calcext:value-type="float">
            <text:p>32.359691619873</text:p>
          </table:table-cell>
          <table:table-cell office:value-type="float" office:value="32.484676361084" calcext:value-type="float">
            <text:p>32.484676361084</text:p>
          </table:table-cell>
          <table:table-cell office:value-type="float" office:value="25.1623764038086" calcext:value-type="float">
            <text:p>25.1623764038086</text:p>
          </table:table-cell>
          <table:table-cell office:value-type="float" office:value="35.8806953430176" calcext:value-type="float">
            <text:p>35.8806953430176</text:p>
          </table:table-cell>
          <table:table-cell office:value-type="float" office:value="19.6609058380127" calcext:value-type="float">
            <text:p>19.6609058380127</text:p>
          </table:table-cell>
          <table:table-cell office:value-type="float" office:value="26.7124900817871" calcext:value-type="float">
            <text:p>26.7124900817871</text:p>
          </table:table-cell>
          <table:table-cell office:value-type="float" office:value="25.0553722381592" calcext:value-type="float">
            <text:p>25.0553722381592</text:p>
          </table:table-cell>
          <table:table-cell office:value-type="float" office:value="29.0621833801269" calcext:value-type="float">
            <text:p>29.0621833801269</text:p>
          </table:table-cell>
          <table:table-cell office:value-type="float" office:value="39.8385314941406" calcext:value-type="float">
            <text:p>39.8385314941406</text:p>
          </table:table-cell>
          <table:table-cell office:value-type="float" office:value="39.4448127746582" calcext:value-type="float">
            <text:p>39.4448127746582</text:p>
          </table:table-cell>
          <table:table-cell office:value-type="float" office:value="38.9397048950195" calcext:value-type="float">
            <text:p>38.9397048950195</text:p>
          </table:table-cell>
          <table:table-cell office:value-type="float" office:value="38.8678131103516" calcext:value-type="float">
            <text:p>38.8678131103516</text:p>
          </table:table-cell>
          <table:table-cell office:value-type="float" office:value="32.6786918640137" calcext:value-type="float">
            <text:p>32.6786918640137</text:p>
          </table:table-cell>
          <table:table-cell office:value-type="float" office:value="55.1608352661133" calcext:value-type="float">
            <text:p>55.1608352661133</text:p>
          </table:table-cell>
          <table:table-cell office:value-type="float" office:value="67.5675277709961" calcext:value-type="float">
            <text:p>67.5675277709961</text:p>
          </table:table-cell>
          <table:table-cell office:value-type="float" office:value="101.908493041992" calcext:value-type="float">
            <text:p>101.908493041992</text:p>
          </table:table-cell>
          <table:table-cell office:value-type="float" office:value="68.6646118164063" calcext:value-type="float">
            <text:p>68.6646118164063</text:p>
          </table:table-cell>
          <table:table-cell office:value-type="float" office:value="87.5229949951172" calcext:value-type="float">
            <text:p>87.5229949951172</text:p>
          </table:table-cell>
          <table:table-cell office:value-type="float" office:value="79.5606307983398" calcext:value-type="float">
            <text:p>79.5606307983398</text:p>
          </table:table-cell>
          <table:table-cell office:value-type="float" office:value="173.610702514648" calcext:value-type="float">
            <text:p>173.610702514648</text:p>
          </table:table-cell>
          <table:table-cell office:value-type="float" office:value="219.019020080566" calcext:value-type="float">
            <text:p>219.019020080566</text:p>
          </table:table-cell>
          <table:table-cell office:value-type="float" office:value="39.7199516296387" calcext:value-type="float">
            <text:p>39.7199516296387</text:p>
          </table:table-cell>
          <table:table-cell office:value-type="float" office:value="77.5621032714844" calcext:value-type="float">
            <text:p>77.5621032714844</text:p>
          </table:table-cell>
          <table:table-cell office:value-type="float" office:value="93.3114929199219" calcext:value-type="float">
            <text:p>93.3114929199219</text:p>
          </table:table-cell>
          <table:table-cell office:value-type="float" office:value="65.5019416809082" calcext:value-type="float">
            <text:p>65.5019416809082</text:p>
          </table:table-cell>
          <table:table-cell office:value-type="float" office:value="97.7845611572266" calcext:value-type="float">
            <text:p>97.7845611572266</text:p>
          </table:table-cell>
          <table:table-cell office:value-type="float" office:value="124.451179504395" calcext:value-type="float">
            <text:p>124.451179504395</text:p>
          </table:table-cell>
          <table:table-cell office:value-type="float" office:value="102.075881958008" calcext:value-type="float">
            <text:p>102.075881958008</text:p>
          </table:table-cell>
          <table:table-cell office:value-type="float" office:value="92.6439971923828" calcext:value-type="float">
            <text:p>92.6439971923828</text:p>
          </table:table-cell>
          <table:table-cell office:value-type="float" office:value="80.8446426391602" calcext:value-type="float">
            <text:p>80.8446426391602</text:p>
          </table:table-cell>
        </table:table-row>
        <table:table-row table:style-name="ro1">
          <table:table-cell office:value-type="date" office:date-value="2018-07-15" calcext:value-type="date">
            <text:p>2018-07-15</text:p>
          </table:table-cell>
          <table:table-cell table:number-columns-repeated="5"/>
          <table:table-cell office:value-type="float" office:value="13.2427768707275" calcext:value-type="float">
            <text:p>13.2427768707275</text:p>
          </table:table-cell>
          <table:table-cell table:number-columns-repeated="9"/>
          <table:table-cell office:value-type="float" office:value="23.7779197692871" calcext:value-type="float">
            <text:p>23.7779197692871</text:p>
          </table:table-cell>
          <table:table-cell office:value-type="float" office:value="29.3250198364258" calcext:value-type="float">
            <text:p>29.3250198364258</text:p>
          </table:table-cell>
          <table:table-cell office:value-type="float" office:value="27.9433917999268" calcext:value-type="float">
            <text:p>27.9433917999268</text:p>
          </table:table-cell>
          <table:table-cell office:value-type="float" office:value="42.0698547363281" calcext:value-type="float">
            <text:p>42.0698547363281</text:p>
          </table:table-cell>
          <table:table-cell office:value-type="float" office:value="61.2293701171875" calcext:value-type="float">
            <text:p>61.2293701171875</text:p>
          </table:table-cell>
          <table:table-cell office:value-type="float" office:value="157.128135681152" calcext:value-type="float">
            <text:p>157.128135681152</text:p>
          </table:table-cell>
          <table:table-cell office:value-type="float" office:value="63.4486465454102" calcext:value-type="float">
            <text:p>63.4486465454102</text:p>
          </table:table-cell>
          <table:table-cell office:value-type="float" office:value="34.6023902893066" calcext:value-type="float">
            <text:p>34.6023902893066</text:p>
          </table:table-cell>
          <table:table-cell office:value-type="float" office:value="35.7934951782227" calcext:value-type="float">
            <text:p>35.7934951782227</text:p>
          </table:table-cell>
          <table:table-cell office:value-type="float" office:value="45.0379753112793" calcext:value-type="float">
            <text:p>45.0379753112793</text:p>
          </table:table-cell>
          <table:table-cell office:value-type="float" office:value="64.8979873657227" calcext:value-type="float">
            <text:p>64.8979873657227</text:p>
          </table:table-cell>
          <table:table-cell office:value-type="float" office:value="44.2735862731934" calcext:value-type="float">
            <text:p>44.2735862731934</text:p>
          </table:table-cell>
          <table:table-cell/>
          <table:table-cell office:value-type="float" office:value="49.8376350402832" calcext:value-type="float">
            <text:p>49.8376350402832</text:p>
          </table:table-cell>
          <table:table-cell office:value-type="float" office:value="148.736320495605" calcext:value-type="float">
            <text:p>148.736320495605</text:p>
          </table:table-cell>
          <table:table-cell office:value-type="float" office:value="55.3733177185059" calcext:value-type="float">
            <text:p>55.3733177185059</text:p>
          </table:table-cell>
        </table:table-row>
        <table:table-row table:style-name="ro1">
          <table:table-cell office:value-type="date" office:date-value="2018-07-28" calcext:value-type="date">
            <text:p>2018-07-28</text:p>
          </table:table-cell>
          <table:table-cell office:value-type="float" office:value="14.7487316131592" calcext:value-type="float">
            <text:p>14.7487316131592</text:p>
          </table:table-cell>
          <table:table-cell office:value-type="float" office:value="15.5980796813965" calcext:value-type="float">
            <text:p>15.5980796813965</text:p>
          </table:table-cell>
          <table:table-cell office:value-type="float" office:value="15.7764949798584" calcext:value-type="float">
            <text:p>15.7764949798584</text:p>
          </table:table-cell>
          <table:table-cell office:value-type="float" office:value="15.4479026794434" calcext:value-type="float">
            <text:p>15.4479026794434</text:p>
          </table:table-cell>
          <table:table-cell office:value-type="float" office:value="20.0190763473511" calcext:value-type="float">
            <text:p>20.0190763473511</text:p>
          </table:table-cell>
          <table:table-cell office:value-type="float" office:value="19.0518627166748" calcext:value-type="float">
            <text:p>19.0518627166748</text:p>
          </table:table-cell>
          <table:table-cell office:value-type="float" office:value="24.238431930542" calcext:value-type="float">
            <text:p>24.238431930542</text:p>
          </table:table-cell>
          <table:table-cell office:value-type="float" office:value="27.2398376464844" calcext:value-type="float">
            <text:p>27.2398376464844</text:p>
          </table:table-cell>
          <table:table-cell office:value-type="float" office:value="35.070125579834" calcext:value-type="float">
            <text:p>35.070125579834</text:p>
          </table:table-cell>
          <table:table-cell office:value-type="float" office:value="40.8145713806152" calcext:value-type="float">
            <text:p>40.8145713806152</text:p>
          </table:table-cell>
          <table:table-cell office:value-type="float" office:value="40.6856460571289" calcext:value-type="float">
            <text:p>40.6856460571289</text:p>
          </table:table-cell>
          <table:table-cell office:value-type="float" office:value="43.6695137023926" calcext:value-type="float">
            <text:p>43.6695137023926</text:p>
          </table:table-cell>
          <table:table-cell office:value-type="float" office:value="42.5489273071289" calcext:value-type="float">
            <text:p>42.5489273071289</text:p>
          </table:table-cell>
          <table:table-cell office:value-type="float" office:value="48.8089942932129" calcext:value-type="float">
            <text:p>48.8089942932129</text:p>
          </table:table-cell>
          <table:table-cell office:value-type="float" office:value="55.3718376159668" calcext:value-type="float">
            <text:p>55.3718376159668</text:p>
          </table:table-cell>
          <table:table-cell office:value-type="float" office:value="79.2548751831055" calcext:value-type="float">
            <text:p>79.2548751831055</text:p>
          </table:table-cell>
          <table:table-cell office:value-type="float" office:value="115.73233795166" calcext:value-type="float">
            <text:p>115.73233795166</text:p>
          </table:table-cell>
          <table:table-cell office:value-type="float" office:value="112.428840637207" calcext:value-type="float">
            <text:p>112.428840637207</text:p>
          </table:table-cell>
          <table:table-cell office:value-type="float" office:value="198.681289672852" calcext:value-type="float">
            <text:p>198.681289672852</text:p>
          </table:table-cell>
          <table:table-cell office:value-type="float" office:value="266.437286376953" calcext:value-type="float">
            <text:p>266.437286376953</text:p>
          </table:table-cell>
          <table:table-cell office:value-type="float" office:value="315.968719482422" calcext:value-type="float">
            <text:p>315.968719482422</text:p>
          </table:table-cell>
          <table:table-cell office:value-type="float" office:value="313.403244018555" calcext:value-type="float">
            <text:p>313.403244018555</text:p>
          </table:table-cell>
          <table:table-cell office:value-type="float" office:value="38.2353401184082" calcext:value-type="float">
            <text:p>38.2353401184082</text:p>
          </table:table-cell>
          <table:table-cell office:value-type="float" office:value="159.299758911133" calcext:value-type="float">
            <text:p>159.299758911133</text:p>
          </table:table-cell>
          <table:table-cell office:value-type="float" office:value="200.454299926758" calcext:value-type="float">
            <text:p>200.454299926758</text:p>
          </table:table-cell>
          <table:table-cell office:value-type="float" office:value="283.899139404297" calcext:value-type="float">
            <text:p>283.899139404297</text:p>
          </table:table-cell>
          <table:table-cell office:value-type="float" office:value="246.600311279297" calcext:value-type="float">
            <text:p>246.600311279297</text:p>
          </table:table-cell>
          <table:table-cell office:value-type="float" office:value="248.468902587891" calcext:value-type="float">
            <text:p>248.468902587891</text:p>
          </table:table-cell>
          <table:table-cell office:value-type="float" office:value="203.207260131836" calcext:value-type="float">
            <text:p>203.207260131836</text:p>
          </table:table-cell>
          <table:table-cell office:value-type="float" office:value="217.436973571777" calcext:value-type="float">
            <text:p>217.436973571777</text:p>
          </table:table-cell>
          <table:table-cell office:value-type="float" office:value="60.4325523376465" calcext:value-type="float">
            <text:p>60.4325523376465</text:p>
          </table:table-cell>
        </table:table-row>
        <table:table-row table:style-name="ro1">
          <table:table-cell office:value-type="date" office:date-value="2018-08-04" calcext:value-type="date">
            <text:p>2018-08-04</text:p>
          </table:table-cell>
          <table:table-cell table:number-columns-repeated="17"/>
          <table:table-cell office:value-type="float" office:value="55.6594276428223" calcext:value-type="float">
            <text:p>55.6594276428223</text:p>
          </table:table-cell>
          <table:table-cell table:number-columns-repeated="2"/>
          <table:table-cell office:value-type="float" office:value="38.3751754760742" calcext:value-type="float">
            <text:p>38.3751754760742</text:p>
          </table:table-cell>
          <table:table-cell office:value-type="float" office:value="65.2062835693359" calcext:value-type="float">
            <text:p>65.2062835693359</text:p>
          </table:table-cell>
          <table:table-cell office:value-type="float" office:value="35.2591037750244" calcext:value-type="float">
            <text:p>35.2591037750244</text:p>
          </table:table-cell>
          <table:table-cell office:value-type="float" office:value="68.2859382629395" calcext:value-type="float">
            <text:p>68.2859382629395</text:p>
          </table:table-cell>
          <table:table-cell office:value-type="float" office:value="91.6460342407227" calcext:value-type="float">
            <text:p>91.6460342407227</text:p>
          </table:table-cell>
          <table:table-cell office:value-type="float" office:value="112.570983886719" calcext:value-type="float">
            <text:p>112.570983886719</text:p>
          </table:table-cell>
          <table:table-cell table:number-columns-repeated="2"/>
          <table:table-cell office:value-type="float" office:value="89.8310089111328" calcext:value-type="float">
            <text:p>89.8310089111328</text:p>
          </table:table-cell>
          <table:table-cell office:value-type="float" office:value="114.646629333496" calcext:value-type="float">
            <text:p>114.646629333496</text:p>
          </table:table-cell>
          <table:table-cell office:value-type="float" office:value="65.7389869689941" calcext:value-type="float">
            <text:p>65.7389869689941</text:p>
          </table:table-cell>
        </table:table-row>
        <table:table-row table:style-name="ro1">
          <table:table-cell office:value-type="date" office:date-value="2018-08-07" calcext:value-type="date">
            <text:p>2018-08-07</text:p>
          </table:table-cell>
          <table:table-cell office:value-type="float" office:value="15.7499408721924" calcext:value-type="float">
            <text:p>15.7499408721924</text:p>
          </table:table-cell>
          <table:table-cell office:value-type="float" office:value="17.9157199859619" calcext:value-type="float">
            <text:p>17.9157199859619</text:p>
          </table:table-cell>
          <table:table-cell office:value-type="float" office:value="19.0363597869873" calcext:value-type="float">
            <text:p>19.0363597869873</text:p>
          </table:table-cell>
          <table:table-cell office:value-type="float" office:value="16.5932121276855" calcext:value-type="float">
            <text:p>16.5932121276855</text:p>
          </table:table-cell>
          <table:table-cell office:value-type="float" office:value="21.1080379486084" calcext:value-type="float">
            <text:p>21.1080379486084</text:p>
          </table:table-cell>
          <table:table-cell office:value-type="float" office:value="17.3778610229492" calcext:value-type="float">
            <text:p>17.3778610229492</text:p>
          </table:table-cell>
          <table:table-cell office:value-type="float" office:value="24.1874446868896" calcext:value-type="float">
            <text:p>24.1874446868896</text:p>
          </table:table-cell>
          <table:table-cell office:value-type="float" office:value="25.6295671463013" calcext:value-type="float">
            <text:p>25.6295671463013</text:p>
          </table:table-cell>
          <table:table-cell office:value-type="float" office:value="26.1958570480347" calcext:value-type="float">
            <text:p>26.1958570480347</text:p>
          </table:table-cell>
          <table:table-cell office:value-type="float" office:value="32.170934677124" calcext:value-type="float">
            <text:p>32.170934677124</text:p>
          </table:table-cell>
          <table:table-cell office:value-type="float" office:value="30.4509229660034" calcext:value-type="float">
            <text:p>30.4509229660034</text:p>
          </table:table-cell>
          <table:table-cell office:value-type="float" office:value="36.1857452392578" calcext:value-type="float">
            <text:p>36.1857452392578</text:p>
          </table:table-cell>
          <table:table-cell office:value-type="float" office:value="38.1246376037598" calcext:value-type="float">
            <text:p>38.1246376037598</text:p>
          </table:table-cell>
          <table:table-cell office:value-type="float" office:value="31.6307764053345" calcext:value-type="float">
            <text:p>31.6307764053345</text:p>
          </table:table-cell>
          <table:table-cell office:value-type="float" office:value="35.4749794006348" calcext:value-type="float">
            <text:p>35.4749794006348</text:p>
          </table:table-cell>
          <table:table-cell office:value-type="float" office:value="42.6674671173096" calcext:value-type="float">
            <text:p>42.6674671173096</text:p>
          </table:table-cell>
          <table:table-cell office:value-type="float" office:value="39.1623725891113" calcext:value-type="float">
            <text:p>39.1623725891113</text:p>
          </table:table-cell>
          <table:table-cell office:value-type="float" office:value="57.5318756103516" calcext:value-type="float">
            <text:p>57.5318756103516</text:p>
          </table:table-cell>
          <table:table-cell office:value-type="float" office:value="91.169792175293" calcext:value-type="float">
            <text:p>91.169792175293</text:p>
          </table:table-cell>
          <table:table-cell office:value-type="float" office:value="73.1895217895508" calcext:value-type="float">
            <text:p>73.1895217895508</text:p>
          </table:table-cell>
          <table:table-cell office:value-type="float" office:value="49.6895637512207" calcext:value-type="float">
            <text:p>49.6895637512207</text:p>
          </table:table-cell>
          <table:table-cell/>
          <table:table-cell office:value-type="float" office:value="35.9641799926758" calcext:value-type="float">
            <text:p>35.9641799926758</text:p>
          </table:table-cell>
          <table:table-cell office:value-type="float" office:value="50.2968940734863" calcext:value-type="float">
            <text:p>50.2968940734863</text:p>
          </table:table-cell>
          <table:table-cell office:value-type="float" office:value="60.4739646911621" calcext:value-type="float">
            <text:p>60.4739646911621</text:p>
          </table:table-cell>
          <table:table-cell office:value-type="float" office:value="75.3615303039551" calcext:value-type="float">
            <text:p>75.3615303039551</text:p>
          </table:table-cell>
          <table:table-cell office:value-type="float" office:value="118.142707824707" calcext:value-type="float">
            <text:p>118.142707824707</text:p>
          </table:table-cell>
          <table:table-cell office:value-type="float" office:value="98.9990463256836" calcext:value-type="float">
            <text:p>98.9990463256836</text:p>
          </table:table-cell>
          <table:table-cell office:value-type="float" office:value="72.6727981567383" calcext:value-type="float">
            <text:p>72.6727981567383</text:p>
          </table:table-cell>
          <table:table-cell office:value-type="float" office:value="176.879409790039" calcext:value-type="float">
            <text:p>176.879409790039</text:p>
          </table:table-cell>
          <table:table-cell office:value-type="float" office:value="53.9269313812256" calcext:value-type="float">
            <text:p>53.9269313812256</text:p>
          </table:table-cell>
        </table:table-row>
        <table:table-row table:style-name="ro1">
          <table:table-cell office:value-type="date" office:date-value="2018-08-09" calcext:value-type="date">
            <text:p>2018-08-09</text:p>
          </table:table-cell>
          <table:table-cell office:value-type="float" office:value="21.3536567687988" calcext:value-type="float">
            <text:p>21.3536567687988</text:p>
          </table:table-cell>
          <table:table-cell office:value-type="float" office:value="22.208251953125" calcext:value-type="float">
            <text:p>22.208251953125</text:p>
          </table:table-cell>
          <table:table-cell office:value-type="float" office:value="23.0016212463379" calcext:value-type="float">
            <text:p>23.0016212463379</text:p>
          </table:table-cell>
          <table:table-cell office:value-type="float" office:value="16.1547317504883" calcext:value-type="float">
            <text:p>16.1547317504883</text:p>
          </table:table-cell>
          <table:table-cell table:number-columns-repeated="11"/>
          <table:table-cell office:value-type="float" office:value="67.7021102905273" calcext:value-type="float">
            <text:p>67.7021102905273</text:p>
          </table:table-cell>
          <table:table-cell office:value-type="float" office:value="94.4711456298828" calcext:value-type="float">
            <text:p>94.4711456298828</text:p>
          </table:table-cell>
          <table:table-cell office:value-type="float" office:value="112.458099365234" calcext:value-type="float">
            <text:p>112.458099365234</text:p>
          </table:table-cell>
          <table:table-cell office:value-type="float" office:value="162.352821350098" calcext:value-type="float">
            <text:p>162.352821350098</text:p>
          </table:table-cell>
          <table:table-cell office:value-type="float" office:value="169.658668518066" calcext:value-type="float">
            <text:p>169.658668518066</text:p>
          </table:table-cell>
          <table:table-cell office:value-type="float" office:value="65.6421813964844" calcext:value-type="float">
            <text:p>65.6421813964844</text:p>
          </table:table-cell>
          <table:table-cell office:value-type="float" office:value="113.221809387207" calcext:value-type="float">
            <text:p>113.221809387207</text:p>
          </table:table-cell>
          <table:table-cell office:value-type="float" office:value="54.1667289733887" calcext:value-type="float">
            <text:p>54.1667289733887</text:p>
          </table:table-cell>
          <table:table-cell office:value-type="float" office:value="126.958976745605" calcext:value-type="float">
            <text:p>126.958976745605</text:p>
          </table:table-cell>
          <table:table-cell office:value-type="float" office:value="116.695289611816" calcext:value-type="float">
            <text:p>116.695289611816</text:p>
          </table:table-cell>
          <table:table-cell office:value-type="float" office:value="148.553855895996" calcext:value-type="float">
            <text:p>148.553855895996</text:p>
          </table:table-cell>
          <table:table-cell office:value-type="float" office:value="172.984008789063" calcext:value-type="float">
            <text:p>172.984008789063</text:p>
          </table:table-cell>
          <table:table-cell office:value-type="float" office:value="91.7954025268555" calcext:value-type="float">
            <text:p>91.7954025268555</text:p>
          </table:table-cell>
          <table:table-cell office:value-type="float" office:value="153.542808532715" calcext:value-type="float">
            <text:p>153.542808532715</text:p>
          </table:table-cell>
          <table:table-cell office:value-type="float" office:value="311.216339111328" calcext:value-type="float">
            <text:p>311.216339111328</text:p>
          </table:table-cell>
          <table:table-cell office:value-type="float" office:value="74.7706985473633" calcext:value-type="float">
            <text:p>74.7706985473633</text:p>
          </table:table-cell>
        </table:table-row>
        <table:table-row table:style-name="ro1">
          <table:table-cell office:value-type="date" office:date-value="2018-08-17" calcext:value-type="date">
            <text:p>2018-08-17</text:p>
          </table:table-cell>
          <table:table-cell office:value-type="float" office:value="16.6288280487061" calcext:value-type="float">
            <text:p>16.6288280487061</text:p>
          </table:table-cell>
          <table:table-cell/>
          <table:table-cell office:value-type="float" office:value="20.2983512878418" calcext:value-type="float">
            <text:p>20.2983512878418</text:p>
          </table:table-cell>
          <table:table-cell office:value-type="float" office:value="17.2349481582642" calcext:value-type="float">
            <text:p>17.2349481582642</text:p>
          </table:table-cell>
          <table:table-cell office:value-type="float" office:value="19.5625648498535" calcext:value-type="float">
            <text:p>19.5625648498535</text:p>
          </table:table-cell>
          <table:table-cell office:value-type="float" office:value="20.0836277008057" calcext:value-type="float">
            <text:p>20.0836277008057</text:p>
          </table:table-cell>
          <table:table-cell office:value-type="float" office:value="17.6815710067749" calcext:value-type="float">
            <text:p>17.6815710067749</text:p>
          </table:table-cell>
          <table:table-cell office:value-type="float" office:value="21.5336780548096" calcext:value-type="float">
            <text:p>21.5336780548096</text:p>
          </table:table-cell>
          <table:table-cell office:value-type="float" office:value="29.2316856384277" calcext:value-type="float">
            <text:p>29.2316856384277</text:p>
          </table:table-cell>
          <table:table-cell office:value-type="float" office:value="26.8575649261475" calcext:value-type="float">
            <text:p>26.8575649261475</text:p>
          </table:table-cell>
          <table:table-cell office:value-type="float" office:value="30.5914745330811" calcext:value-type="float">
            <text:p>30.5914745330811</text:p>
          </table:table-cell>
          <table:table-cell office:value-type="float" office:value="33.954761505127" calcext:value-type="float">
            <text:p>33.954761505127</text:p>
          </table:table-cell>
          <table:table-cell office:value-type="float" office:value="29.2359428405762" calcext:value-type="float">
            <text:p>29.2359428405762</text:p>
          </table:table-cell>
          <table:table-cell office:value-type="float" office:value="57.3457450866699" calcext:value-type="float">
            <text:p>57.3457450866699</text:p>
          </table:table-cell>
          <table:table-cell office:value-type="float" office:value="46.9500007629395" calcext:value-type="float">
            <text:p>46.9500007629395</text:p>
          </table:table-cell>
          <table:table-cell office:value-type="float" office:value="79.0423164367676" calcext:value-type="float">
            <text:p>79.0423164367676</text:p>
          </table:table-cell>
          <table:table-cell office:value-type="float" office:value="111.038166046143" calcext:value-type="float">
            <text:p>111.038166046143</text:p>
          </table:table-cell>
          <table:table-cell office:value-type="float" office:value="55.9340343475342" calcext:value-type="float">
            <text:p>55.9340343475342</text:p>
          </table:table-cell>
          <table:table-cell office:value-type="float" office:value="71.8455352783203" calcext:value-type="float">
            <text:p>71.8455352783203</text:p>
          </table:table-cell>
          <table:table-cell office:value-type="float" office:value="86.5226020812988" calcext:value-type="float">
            <text:p>86.5226020812988</text:p>
          </table:table-cell>
          <table:table-cell office:value-type="float" office:value="82.7198486328125" calcext:value-type="float">
            <text:p>82.7198486328125</text:p>
          </table:table-cell>
          <table:table-cell office:value-type="float" office:value="213.04557800293" calcext:value-type="float">
            <text:p>213.04557800293</text:p>
          </table:table-cell>
          <table:table-cell office:value-type="float" office:value="42.2680702209473" calcext:value-type="float">
            <text:p>42.2680702209473</text:p>
          </table:table-cell>
          <table:table-cell office:value-type="float" office:value="43.3734836578369" calcext:value-type="float">
            <text:p>43.3734836578369</text:p>
          </table:table-cell>
          <table:table-cell office:value-type="float" office:value="60.9717712402344" calcext:value-type="float">
            <text:p>60.9717712402344</text:p>
          </table:table-cell>
          <table:table-cell office:value-type="float" office:value="51.7731323242188" calcext:value-type="float">
            <text:p>51.7731323242188</text:p>
          </table:table-cell>
          <table:table-cell office:value-type="float" office:value="124.868492126465" calcext:value-type="float">
            <text:p>124.868492126465</text:p>
          </table:table-cell>
          <table:table-cell office:value-type="float" office:value="44.8078117370605" calcext:value-type="float">
            <text:p>44.8078117370605</text:p>
          </table:table-cell>
          <table:table-cell office:value-type="float" office:value="144.211441040039" calcext:value-type="float">
            <text:p>144.211441040039</text:p>
          </table:table-cell>
          <table:table-cell office:value-type="float" office:value="121.5419921875" calcext:value-type="float">
            <text:p>121.5419921875</text:p>
          </table:table-cell>
          <table:table-cell office:value-type="float" office:value="66.4915924072266" calcext:value-type="float">
            <text:p>66.4915924072266</text:p>
          </table:table-cell>
        </table:table-row>
        <table:table-row table:style-name="ro1">
          <table:table-cell office:value-type="date" office:date-value="2018-08-19" calcext:value-type="date">
            <text:p>2018-08-19</text:p>
          </table:table-cell>
          <table:table-cell office:value-type="float" office:value="16.6272315979004" calcext:value-type="float">
            <text:p>16.6272315979004</text:p>
          </table:table-cell>
          <table:table-cell table:number-columns-repeated="4"/>
          <table:table-cell office:value-type="float" office:value="21.2634449005127" calcext:value-type="float">
            <text:p>21.2634449005127</text:p>
          </table:table-cell>
          <table:table-cell office:value-type="float" office:value="24.5924816131592" calcext:value-type="float">
            <text:p>24.5924816131592</text:p>
          </table:table-cell>
          <table:table-cell office:value-type="float" office:value="31.8260593414307" calcext:value-type="float">
            <text:p>31.8260593414307</text:p>
          </table:table-cell>
          <table:table-cell office:value-type="float" office:value="34.5014057159424" calcext:value-type="float">
            <text:p>34.5014057159424</text:p>
          </table:table-cell>
          <table:table-cell office:value-type="float" office:value="35.3197937011719" calcext:value-type="float">
            <text:p>35.3197937011719</text:p>
          </table:table-cell>
          <table:table-cell office:value-type="float" office:value="49.7355651855469" calcext:value-type="float">
            <text:p>49.7355651855469</text:p>
          </table:table-cell>
          <table:table-cell table:number-columns-repeated="2"/>
          <table:table-cell office:value-type="float" office:value="46.0681419372559" calcext:value-type="float">
            <text:p>46.0681419372559</text:p>
          </table:table-cell>
          <table:table-cell office:value-type="float" office:value="58.0053043365479" calcext:value-type="float">
            <text:p>58.0053043365479</text:p>
          </table:table-cell>
          <table:table-cell office:value-type="float" office:value="98.936408996582" calcext:value-type="float">
            <text:p>98.936408996582</text:p>
          </table:table-cell>
          <table:table-cell office:value-type="float" office:value="115.883819580078" calcext:value-type="float">
            <text:p>115.883819580078</text:p>
          </table:table-cell>
          <table:table-cell/>
          <table:table-cell office:value-type="float" office:value="113.566970825195" calcext:value-type="float">
            <text:p>113.566970825195</text:p>
          </table:table-cell>
          <table:table-cell office:value-type="float" office:value="145.531784057617" calcext:value-type="float">
            <text:p>145.531784057617</text:p>
          </table:table-cell>
          <table:table-cell office:value-type="float" office:value="108.520042419434" calcext:value-type="float">
            <text:p>108.520042419434</text:p>
          </table:table-cell>
          <table:table-cell office:value-type="float" office:value="129.673950195313" calcext:value-type="float">
            <text:p>129.673950195313</text:p>
          </table:table-cell>
          <table:table-cell office:value-type="float" office:value="43.1273727416992" calcext:value-type="float">
            <text:p>43.1273727416992</text:p>
          </table:table-cell>
          <table:table-cell office:value-type="float" office:value="63.4949264526367" calcext:value-type="float">
            <text:p>63.4949264526367</text:p>
          </table:table-cell>
          <table:table-cell office:value-type="float" office:value="74.0332107543945" calcext:value-type="float">
            <text:p>74.0332107543945</text:p>
          </table:table-cell>
          <table:table-cell office:value-type="float" office:value="63.4404792785645" calcext:value-type="float">
            <text:p>63.4404792785645</text:p>
          </table:table-cell>
          <table:table-cell office:value-type="float" office:value="151.26335144043" calcext:value-type="float">
            <text:p>151.26335144043</text:p>
          </table:table-cell>
          <table:table-cell office:value-type="float" office:value="45.40842628479" calcext:value-type="float">
            <text:p>45.40842628479</text:p>
          </table:table-cell>
          <table:table-cell office:value-type="float" office:value="101.300506591797" calcext:value-type="float">
            <text:p>101.300506591797</text:p>
          </table:table-cell>
          <table:table-cell office:value-type="float" office:value="207.216247558594" calcext:value-type="float">
            <text:p>207.216247558594</text:p>
          </table:table-cell>
          <table:table-cell office:value-type="float" office:value="55.5770378112793" calcext:value-type="float">
            <text:p>55.5770378112793</text:p>
          </table:table-cell>
        </table:table-row>
        <table:table-row table:style-name="ro1">
          <table:table-cell office:value-type="date" office:date-value="2018-08-22" calcext:value-type="date">
            <text:p>2018-08-22</text:p>
          </table:table-cell>
          <table:table-cell office:value-type="float" office:value="16.1459884643555" calcext:value-type="float">
            <text:p>16.1459884643555</text:p>
          </table:table-cell>
          <table:table-cell office:value-type="float" office:value="17.9618225097656" calcext:value-type="float">
            <text:p>17.9618225097656</text:p>
          </table:table-cell>
          <table:table-cell office:value-type="float" office:value="19.4679927825928" calcext:value-type="float">
            <text:p>19.4679927825928</text:p>
          </table:table-cell>
          <table:table-cell office:value-type="float" office:value="17.3152675628662" calcext:value-type="float">
            <text:p>17.3152675628662</text:p>
          </table:table-cell>
          <table:table-cell office:value-type="float" office:value="22.8585615158081" calcext:value-type="float">
            <text:p>22.8585615158081</text:p>
          </table:table-cell>
          <table:table-cell office:value-type="float" office:value="18.9002246856689" calcext:value-type="float">
            <text:p>18.9002246856689</text:p>
          </table:table-cell>
          <table:table-cell office:value-type="float" office:value="20.544864654541" calcext:value-type="float">
            <text:p>20.544864654541</text:p>
          </table:table-cell>
          <table:table-cell office:value-type="float" office:value="30.696964263916" calcext:value-type="float">
            <text:p>30.696964263916</text:p>
          </table:table-cell>
          <table:table-cell office:value-type="float" office:value="30.9671993255615" calcext:value-type="float">
            <text:p>30.9671993255615</text:p>
          </table:table-cell>
          <table:table-cell office:value-type="float" office:value="39.0982093811035" calcext:value-type="float">
            <text:p>39.0982093811035</text:p>
          </table:table-cell>
          <table:table-cell office:value-type="float" office:value="36.081241607666" calcext:value-type="float">
            <text:p>36.081241607666</text:p>
          </table:table-cell>
          <table:table-cell office:value-type="float" office:value="34.0941772460937" calcext:value-type="float">
            <text:p>34.0941772460937</text:p>
          </table:table-cell>
          <table:table-cell office:value-type="float" office:value="30.5299243927002" calcext:value-type="float">
            <text:p>30.5299243927002</text:p>
          </table:table-cell>
          <table:table-cell office:value-type="float" office:value="47.561580657959" calcext:value-type="float">
            <text:p>47.561580657959</text:p>
          </table:table-cell>
          <table:table-cell office:value-type="float" office:value="53.7095031738281" calcext:value-type="float">
            <text:p>53.7095031738281</text:p>
          </table:table-cell>
          <table:table-cell office:value-type="float" office:value="114.819202423096" calcext:value-type="float">
            <text:p>114.819202423096</text:p>
          </table:table-cell>
          <table:table-cell office:value-type="float" office:value="107.925422668457" calcext:value-type="float">
            <text:p>107.925422668457</text:p>
          </table:table-cell>
          <table:table-cell office:value-type="float" office:value="62.0279941558838" calcext:value-type="float">
            <text:p>62.0279941558838</text:p>
          </table:table-cell>
          <table:table-cell office:value-type="float" office:value="55.5399894714356" calcext:value-type="float">
            <text:p>55.5399894714356</text:p>
          </table:table-cell>
          <table:table-cell office:value-type="float" office:value="83.2524833679199" calcext:value-type="float">
            <text:p>83.2524833679199</text:p>
          </table:table-cell>
          <table:table-cell office:value-type="float" office:value="100.16833114624" calcext:value-type="float">
            <text:p>100.16833114624</text:p>
          </table:table-cell>
          <table:table-cell office:value-type="float" office:value="142.739791870117" calcext:value-type="float">
            <text:p>142.739791870117</text:p>
          </table:table-cell>
          <table:table-cell office:value-type="float" office:value="44.6772480010986" calcext:value-type="float">
            <text:p>44.6772480010986</text:p>
          </table:table-cell>
          <table:table-cell office:value-type="float" office:value="34.7326011657715" calcext:value-type="float">
            <text:p>34.7326011657715</text:p>
          </table:table-cell>
          <table:table-cell office:value-type="float" office:value="43.5783615112305" calcext:value-type="float">
            <text:p>43.5783615112305</text:p>
          </table:table-cell>
          <table:table-cell office:value-type="float" office:value="41.9249477386475" calcext:value-type="float">
            <text:p>41.9249477386475</text:p>
          </table:table-cell>
          <table:table-cell office:value-type="float" office:value="67.3935546875" calcext:value-type="float">
            <text:p>67.3935546875</text:p>
          </table:table-cell>
          <table:table-cell office:value-type="float" office:value="53.859302520752" calcext:value-type="float">
            <text:p>53.859302520752</text:p>
          </table:table-cell>
          <table:table-cell office:value-type="float" office:value="154.75959777832" calcext:value-type="float">
            <text:p>154.75959777832</text:p>
          </table:table-cell>
          <table:table-cell office:value-type="float" office:value="222.835311889648" calcext:value-type="float">
            <text:p>222.835311889648</text:p>
          </table:table-cell>
          <table:table-cell office:value-type="float" office:value="32.3471565246582" calcext:value-type="float">
            <text:p>32.3471565246582</text:p>
          </table:table-cell>
        </table:table-row>
        <table:table-row table:style-name="ro1">
          <table:table-cell office:value-type="date" office:date-value="2018-08-27" calcext:value-type="date">
            <text:p>2018-08-27</text:p>
          </table:table-cell>
          <table:table-cell office:value-type="float" office:value="19.7008419036865" calcext:value-type="float">
            <text:p>19.7008419036865</text:p>
          </table:table-cell>
          <table:table-cell office:value-type="float" office:value="25.2846965789795" calcext:value-type="float">
            <text:p>25.2846965789795</text:p>
          </table:table-cell>
          <table:table-cell office:value-type="float" office:value="28.3363227844238" calcext:value-type="float">
            <text:p>28.3363227844238</text:p>
          </table:table-cell>
          <table:table-cell office:value-type="float" office:value="22.3356533050537" calcext:value-type="float">
            <text:p>22.3356533050537</text:p>
          </table:table-cell>
          <table:table-cell office:value-type="float" office:value="31.2829780578613" calcext:value-type="float">
            <text:p>31.2829780578613</text:p>
          </table:table-cell>
          <table:table-cell office:value-type="float" office:value="18.5823554992676" calcext:value-type="float">
            <text:p>18.5823554992676</text:p>
          </table:table-cell>
          <table:table-cell office:value-type="float" office:value="24.759711265564" calcext:value-type="float">
            <text:p>24.759711265564</text:p>
          </table:table-cell>
          <table:table-cell office:value-type="float" office:value="30.5931224822998" calcext:value-type="float">
            <text:p>30.5931224822998</text:p>
          </table:table-cell>
          <table:table-cell office:value-type="float" office:value="29.5246639251709" calcext:value-type="float">
            <text:p>29.5246639251709</text:p>
          </table:table-cell>
          <table:table-cell office:value-type="float" office:value="38.4598770141602" calcext:value-type="float">
            <text:p>38.4598770141602</text:p>
          </table:table-cell>
          <table:table-cell office:value-type="float" office:value="32.116886138916" calcext:value-type="float">
            <text:p>32.116886138916</text:p>
          </table:table-cell>
          <table:table-cell office:value-type="float" office:value="30.8292770385742" calcext:value-type="float">
            <text:p>30.8292770385742</text:p>
          </table:table-cell>
          <table:table-cell office:value-type="float" office:value="27.6479530334473" calcext:value-type="float">
            <text:p>27.6479530334473</text:p>
          </table:table-cell>
          <table:table-cell office:value-type="float" office:value="68.76025390625" calcext:value-type="float">
            <text:p>68.76025390625</text:p>
          </table:table-cell>
          <table:table-cell office:value-type="float" office:value="96.5994262695313" calcext:value-type="float">
            <text:p>96.5994262695313</text:p>
          </table:table-cell>
          <table:table-cell office:value-type="float" office:value="58.1671524047852" calcext:value-type="float">
            <text:p>58.1671524047852</text:p>
          </table:table-cell>
          <table:table-cell office:value-type="float" office:value="60.0750885009766" calcext:value-type="float">
            <text:p>60.0750885009766</text:p>
          </table:table-cell>
          <table:table-cell office:value-type="float" office:value="34.9810066223145" calcext:value-type="float">
            <text:p>34.9810066223145</text:p>
          </table:table-cell>
          <table:table-cell office:value-type="float" office:value="98.8938827514648" calcext:value-type="float">
            <text:p>98.8938827514648</text:p>
          </table:table-cell>
          <table:table-cell office:value-type="float" office:value="83.4452743530273" calcext:value-type="float">
            <text:p>83.4452743530273</text:p>
          </table:table-cell>
          <table:table-cell office:value-type="float" office:value="112.814994812012" calcext:value-type="float">
            <text:p>112.814994812012</text:p>
          </table:table-cell>
          <table:table-cell office:value-type="float" office:value="131.559234619141" calcext:value-type="float">
            <text:p>131.559234619141</text:p>
          </table:table-cell>
          <table:table-cell office:value-type="float" office:value="66.537223815918" calcext:value-type="float">
            <text:p>66.537223815918</text:p>
          </table:table-cell>
          <table:table-cell office:value-type="float" office:value="72.068000793457" calcext:value-type="float">
            <text:p>72.068000793457</text:p>
          </table:table-cell>
          <table:table-cell office:value-type="float" office:value="78.9130477905273" calcext:value-type="float">
            <text:p>78.9130477905273</text:p>
          </table:table-cell>
          <table:table-cell office:value-type="float" office:value="126.060890197754" calcext:value-type="float">
            <text:p>126.060890197754</text:p>
          </table:table-cell>
          <table:table-cell office:value-type="float" office:value="128.846481323242" calcext:value-type="float">
            <text:p>128.846481323242</text:p>
          </table:table-cell>
          <table:table-cell office:value-type="float" office:value="123.995399475098" calcext:value-type="float">
            <text:p>123.995399475098</text:p>
          </table:table-cell>
          <table:table-cell office:value-type="float" office:value="172.081192016602" calcext:value-type="float">
            <text:p>172.081192016602</text:p>
          </table:table-cell>
          <table:table-cell office:value-type="float" office:value="87.9193229675293" calcext:value-type="float">
            <text:p>87.9193229675293</text:p>
          </table:table-cell>
          <table:table-cell office:value-type="float" office:value="37.2017936706543" calcext:value-type="float">
            <text:p>37.2017936706543</text:p>
          </table:table-cell>
        </table:table-row>
        <table:table-row table:style-name="ro1">
          <table:table-cell office:value-type="date" office:date-value="2018-08-29" calcext:value-type="date">
            <text:p>2018-08-29</text:p>
          </table:table-cell>
          <table:table-cell office:value-type="float" office:value="26.1936416625977" calcext:value-type="float">
            <text:p>26.1936416625977</text:p>
          </table:table-cell>
          <table:table-cell office:value-type="float" office:value="25.4638156890869" calcext:value-type="float">
            <text:p>25.4638156890869</text:p>
          </table:table-cell>
          <table:table-cell office:value-type="float" office:value="27.7777099609375" calcext:value-type="float">
            <text:p>27.7777099609375</text:p>
          </table:table-cell>
          <table:table-cell office:value-type="float" office:value="24.8775863647461" calcext:value-type="float">
            <text:p>24.8775863647461</text:p>
          </table:table-cell>
          <table:table-cell office:value-type="float" office:value="32.1904907226562" calcext:value-type="float">
            <text:p>32.1904907226562</text:p>
          </table:table-cell>
          <table:table-cell office:value-type="float" office:value="28.0846729278564" calcext:value-type="float">
            <text:p>28.0846729278564</text:p>
          </table:table-cell>
          <table:table-cell office:value-type="float" office:value="30.8753185272217" calcext:value-type="float">
            <text:p>30.8753185272217</text:p>
          </table:table-cell>
          <table:table-cell office:value-type="float" office:value="28.1246566772461" calcext:value-type="float">
            <text:p>28.1246566772461</text:p>
          </table:table-cell>
          <table:table-cell office:value-type="float" office:value="40.3752937316895" calcext:value-type="float">
            <text:p>40.3752937316895</text:p>
          </table:table-cell>
          <table:table-cell office:value-type="float" office:value="29.5331840515137" calcext:value-type="float">
            <text:p>29.5331840515137</text:p>
          </table:table-cell>
          <table:table-cell office:value-type="float" office:value="30.559757232666" calcext:value-type="float">
            <text:p>30.559757232666</text:p>
          </table:table-cell>
          <table:table-cell office:value-type="float" office:value="36.6449356079102" calcext:value-type="float">
            <text:p>36.6449356079102</text:p>
          </table:table-cell>
          <table:table-cell office:value-type="float" office:value="35.8864898681641" calcext:value-type="float">
            <text:p>35.8864898681641</text:p>
          </table:table-cell>
          <table:table-cell office:value-type="float" office:value="63.0292625427246" calcext:value-type="float">
            <text:p>63.0292625427246</text:p>
          </table:table-cell>
          <table:table-cell office:value-type="float" office:value="37.5252685546875" calcext:value-type="float">
            <text:p>37.5252685546875</text:p>
          </table:table-cell>
          <table:table-cell office:value-type="float" office:value="65.3299407958984" calcext:value-type="float">
            <text:p>65.3299407958984</text:p>
          </table:table-cell>
          <table:table-cell office:value-type="float" office:value="33.7311134338379" calcext:value-type="float">
            <text:p>33.7311134338379</text:p>
          </table:table-cell>
          <table:table-cell office:value-type="float" office:value="40.0002670288086" calcext:value-type="float">
            <text:p>40.0002670288086</text:p>
          </table:table-cell>
          <table:table-cell office:value-type="float" office:value="60.436695098877" calcext:value-type="float">
            <text:p>60.436695098877</text:p>
          </table:table-cell>
          <table:table-cell office:value-type="float" office:value="56.6325836181641" calcext:value-type="float">
            <text:p>56.6325836181641</text:p>
          </table:table-cell>
          <table:table-cell office:value-type="float" office:value="85.7135391235352" calcext:value-type="float">
            <text:p>85.7135391235352</text:p>
          </table:table-cell>
          <table:table-cell office:value-type="float" office:value="101.906833648682" calcext:value-type="float">
            <text:p>101.906833648682</text:p>
          </table:table-cell>
          <table:table-cell office:value-type="float" office:value="53.268482208252" calcext:value-type="float">
            <text:p>53.268482208252</text:p>
          </table:table-cell>
          <table:table-cell office:value-type="float" office:value="56.3982849121094" calcext:value-type="float">
            <text:p>56.3982849121094</text:p>
          </table:table-cell>
          <table:table-cell office:value-type="float" office:value="87.5488204956055" calcext:value-type="float">
            <text:p>87.5488204956055</text:p>
          </table:table-cell>
          <table:table-cell office:value-type="float" office:value="96.3763618469238" calcext:value-type="float">
            <text:p>96.3763618469238</text:p>
          </table:table-cell>
          <table:table-cell office:value-type="float" office:value="75.1179733276367" calcext:value-type="float">
            <text:p>75.1179733276367</text:p>
          </table:table-cell>
          <table:table-cell office:value-type="float" office:value="78.9676284790039" calcext:value-type="float">
            <text:p>78.9676284790039</text:p>
          </table:table-cell>
          <table:table-cell office:value-type="float" office:value="77.8435821533203" calcext:value-type="float">
            <text:p>77.8435821533203</text:p>
          </table:table-cell>
          <table:table-cell office:value-type="float" office:value="62.4417724609375" calcext:value-type="float">
            <text:p>62.4417724609375</text:p>
          </table:table-cell>
          <table:table-cell office:value-type="float" office:value="48.028491973877" calcext:value-type="float">
            <text:p>48.028491973877</text:p>
          </table:table-cell>
        </table:table-row>
        <table:table-row table:style-name="ro1">
          <table:table-cell office:value-type="date" office:date-value="2018-09-06" calcext:value-type="date">
            <text:p>2018-09-06</text:p>
          </table:table-cell>
          <table:table-cell office:value-type="float" office:value="20.5675659179687" calcext:value-type="float">
            <text:p>20.5675659179687</text:p>
          </table:table-cell>
          <table:table-cell office:value-type="float" office:value="21.8280639648437" calcext:value-type="float">
            <text:p>21.8280639648437</text:p>
          </table:table-cell>
          <table:table-cell office:value-type="float" office:value="20.2674026489258" calcext:value-type="float">
            <text:p>20.2674026489258</text:p>
          </table:table-cell>
          <table:table-cell office:value-type="float" office:value="20.6254806518555" calcext:value-type="float">
            <text:p>20.6254806518555</text:p>
          </table:table-cell>
          <table:table-cell office:value-type="float" office:value="25.2498836517334" calcext:value-type="float">
            <text:p>25.2498836517334</text:p>
          </table:table-cell>
          <table:table-cell office:value-type="float" office:value="25.560791015625" calcext:value-type="float">
            <text:p>25.560791015625</text:p>
          </table:table-cell>
          <table:table-cell office:value-type="float" office:value="26.9286670684814" calcext:value-type="float">
            <text:p>26.9286670684814</text:p>
          </table:table-cell>
          <table:table-cell office:value-type="float" office:value="33.7140655517578" calcext:value-type="float">
            <text:p>33.7140655517578</text:p>
          </table:table-cell>
          <table:table-cell office:value-type="float" office:value="28.8344020843506" calcext:value-type="float">
            <text:p>28.8344020843506</text:p>
          </table:table-cell>
          <table:table-cell office:value-type="float" office:value="27.9571952819824" calcext:value-type="float">
            <text:p>27.9571952819824</text:p>
          </table:table-cell>
          <table:table-cell office:value-type="float" office:value="34.5076351165771" calcext:value-type="float">
            <text:p>34.5076351165771</text:p>
          </table:table-cell>
          <table:table-cell office:value-type="float" office:value="39.019588470459" calcext:value-type="float">
            <text:p>39.019588470459</text:p>
          </table:table-cell>
          <table:table-cell office:value-type="float" office:value="30.5346565246582" calcext:value-type="float">
            <text:p>30.5346565246582</text:p>
          </table:table-cell>
          <table:table-cell office:value-type="float" office:value="26.6394290924072" calcext:value-type="float">
            <text:p>26.6394290924072</text:p>
          </table:table-cell>
          <table:table-cell office:value-type="float" office:value="20.6217746734619" calcext:value-type="float">
            <text:p>20.6217746734619</text:p>
          </table:table-cell>
          <table:table-cell office:value-type="float" office:value="44.865608215332" calcext:value-type="float">
            <text:p>44.865608215332</text:p>
          </table:table-cell>
          <table:table-cell office:value-type="float" office:value="26.0570240020752" calcext:value-type="float">
            <text:p>26.0570240020752</text:p>
          </table:table-cell>
          <table:table-cell office:value-type="float" office:value="33.6102275848389" calcext:value-type="float">
            <text:p>33.6102275848389</text:p>
          </table:table-cell>
          <table:table-cell office:value-type="float" office:value="42.7606048583984" calcext:value-type="float">
            <text:p>42.7606048583984</text:p>
          </table:table-cell>
          <table:table-cell office:value-type="float" office:value="33.3435497283936" calcext:value-type="float">
            <text:p>33.3435497283936</text:p>
          </table:table-cell>
          <table:table-cell office:value-type="float" office:value="51.6205730438232" calcext:value-type="float">
            <text:p>51.6205730438232</text:p>
          </table:table-cell>
          <table:table-cell office:value-type="float" office:value="85.0683441162109" calcext:value-type="float">
            <text:p>85.0683441162109</text:p>
          </table:table-cell>
          <table:table-cell office:value-type="float" office:value="35.5936126708984" calcext:value-type="float">
            <text:p>35.5936126708984</text:p>
          </table:table-cell>
          <table:table-cell office:value-type="float" office:value="35.4248142242432" calcext:value-type="float">
            <text:p>35.4248142242432</text:p>
          </table:table-cell>
          <table:table-cell office:value-type="float" office:value="35.1366062164307" calcext:value-type="float">
            <text:p>35.1366062164307</text:p>
          </table:table-cell>
          <table:table-cell office:value-type="float" office:value="37.4670333862305" calcext:value-type="float">
            <text:p>37.4670333862305</text:p>
          </table:table-cell>
          <table:table-cell office:value-type="float" office:value="30.4349231719971" calcext:value-type="float">
            <text:p>30.4349231719971</text:p>
          </table:table-cell>
          <table:table-cell/>
          <table:table-cell office:value-type="float" office:value="52.3500633239746" calcext:value-type="float">
            <text:p>52.3500633239746</text:p>
          </table:table-cell>
          <table:table-cell office:value-type="float" office:value="63.3352508544922" calcext:value-type="float">
            <text:p>63.3352508544922</text:p>
          </table:table-cell>
          <table:table-cell office:value-type="float" office:value="27.9008312225342" calcext:value-type="float">
            <text:p>27.9008312225342</text:p>
          </table:table-cell>
        </table:table-row>
        <table:table-row table:style-name="ro1">
          <table:table-cell office:value-type="date" office:date-value="2018-09-11" calcext:value-type="date">
            <text:p>2018-09-11</text:p>
          </table:table-cell>
          <table:table-cell office:value-type="float" office:value="31.7747707366943" calcext:value-type="float">
            <text:p>31.7747707366943</text:p>
          </table:table-cell>
          <table:table-cell table:number-columns-repeated="2"/>
          <table:table-cell office:value-type="float" office:value="31.225227355957" calcext:value-type="float">
            <text:p>31.225227355957</text:p>
          </table:table-cell>
          <table:table-cell/>
          <table:table-cell office:value-type="float" office:value="29.2718181610107" calcext:value-type="float">
            <text:p>29.2718181610107</text:p>
          </table:table-cell>
          <table:table-cell office:value-type="float" office:value="34.5139446258545" calcext:value-type="float">
            <text:p>34.5139446258545</text:p>
          </table:table-cell>
          <table:table-cell office:value-type="float" office:value="37.591480255127" calcext:value-type="float">
            <text:p>37.591480255127</text:p>
          </table:table-cell>
          <table:table-cell office:value-type="float" office:value="29.6547479629517" calcext:value-type="float">
            <text:p>29.6547479629517</text:p>
          </table:table-cell>
          <table:table-cell table:number-columns-repeated="2"/>
          <table:table-cell office:value-type="float" office:value="35.1574668884277" calcext:value-type="float">
            <text:p>35.1574668884277</text:p>
          </table:table-cell>
          <table:table-cell office:value-type="float" office:value="31.0412397384644" calcext:value-type="float">
            <text:p>31.0412397384644</text:p>
          </table:table-cell>
          <table:table-cell table:number-columns-repeated="3"/>
          <table:table-cell office:value-type="float" office:value="30.3904991149902" calcext:value-type="float">
            <text:p>30.3904991149902</text:p>
          </table:table-cell>
          <table:table-cell table:number-columns-repeated="3"/>
          <table:table-cell office:value-type="float" office:value="102.05298614502" calcext:value-type="float">
            <text:p>102.05298614502</text:p>
          </table:table-cell>
          <table:table-cell office:value-type="float" office:value="187.701675415039" calcext:value-type="float">
            <text:p>187.701675415039</text:p>
          </table:table-cell>
          <table:table-cell office:value-type="float" office:value="61.7183036804199" calcext:value-type="float">
            <text:p>61.7183036804199</text:p>
          </table:table-cell>
          <table:table-cell office:value-type="float" office:value="48.2217826843262" calcext:value-type="float">
            <text:p>48.2217826843262</text:p>
          </table:table-cell>
          <table:table-cell office:value-type="float" office:value="60.4472961425781" calcext:value-type="float">
            <text:p>60.4472961425781</text:p>
          </table:table-cell>
          <table:table-cell office:value-type="float" office:value="66.7279739379883" calcext:value-type="float">
            <text:p>66.7279739379883</text:p>
          </table:table-cell>
          <table:table-cell office:value-type="float" office:value="42.585205078125" calcext:value-type="float">
            <text:p>42.585205078125</text:p>
          </table:table-cell>
          <table:table-cell/>
          <table:table-cell office:value-type="float" office:value="53.4172191619873" calcext:value-type="float">
            <text:p>53.4172191619873</text:p>
          </table:table-cell>
          <table:table-cell table:number-columns-repeated="2"/>
        </table:table-row>
        <table:table-row table:style-name="ro1">
          <table:table-cell office:value-type="date" office:date-value="2018-09-16" calcext:value-type="date">
            <text:p>2018-09-16</text:p>
          </table:table-cell>
          <table:table-cell office:value-type="float" office:value="22.4122734069824" calcext:value-type="float">
            <text:p>22.4122734069824</text:p>
          </table:table-cell>
          <table:table-cell office:value-type="float" office:value="22.9051952362061" calcext:value-type="float">
            <text:p>22.9051952362061</text:p>
          </table:table-cell>
          <table:table-cell office:value-type="float" office:value="21.1188697814941" calcext:value-type="float">
            <text:p>21.1188697814941</text:p>
          </table:table-cell>
          <table:table-cell office:value-type="float" office:value="24.4098148345947" calcext:value-type="float">
            <text:p>24.4098148345947</text:p>
          </table:table-cell>
          <table:table-cell office:value-type="float" office:value="32.0192070007324" calcext:value-type="float">
            <text:p>32.0192070007324</text:p>
          </table:table-cell>
          <table:table-cell office:value-type="float" office:value="23.1743221282959" calcext:value-type="float">
            <text:p>23.1743221282959</text:p>
          </table:table-cell>
          <table:table-cell office:value-type="float" office:value="29.1507816314697" calcext:value-type="float">
            <text:p>29.1507816314697</text:p>
          </table:table-cell>
          <table:table-cell office:value-type="float" office:value="33.7357330322266" calcext:value-type="float">
            <text:p>33.7357330322266</text:p>
          </table:table-cell>
          <table:table-cell office:value-type="float" office:value="23.0684146881104" calcext:value-type="float">
            <text:p>23.0684146881104</text:p>
          </table:table-cell>
          <table:table-cell office:value-type="float" office:value="25.6677131652832" calcext:value-type="float">
            <text:p>25.6677131652832</text:p>
          </table:table-cell>
          <table:table-cell office:value-type="float" office:value="24.2395820617676" calcext:value-type="float">
            <text:p>24.2395820617676</text:p>
          </table:table-cell>
          <table:table-cell office:value-type="float" office:value="35.2207450866699" calcext:value-type="float">
            <text:p>35.2207450866699</text:p>
          </table:table-cell>
          <table:table-cell office:value-type="float" office:value="27.0513439178467" calcext:value-type="float">
            <text:p>27.0513439178467</text:p>
          </table:table-cell>
          <table:table-cell office:value-type="float" office:value="29.4660892486572" calcext:value-type="float">
            <text:p>29.4660892486572</text:p>
          </table:table-cell>
          <table:table-cell office:value-type="float" office:value="30.0869960784912" calcext:value-type="float">
            <text:p>30.0869960784912</text:p>
          </table:table-cell>
          <table:table-cell office:value-type="float" office:value="29.3198471069336" calcext:value-type="float">
            <text:p>29.3198471069336</text:p>
          </table:table-cell>
          <table:table-cell office:value-type="float" office:value="33.2741622924805" calcext:value-type="float">
            <text:p>33.2741622924805</text:p>
          </table:table-cell>
          <table:table-cell office:value-type="float" office:value="32.206958770752" calcext:value-type="float">
            <text:p>32.206958770752</text:p>
          </table:table-cell>
          <table:table-cell office:value-type="float" office:value="30.3795471191406" calcext:value-type="float">
            <text:p>30.3795471191406</text:p>
          </table:table-cell>
          <table:table-cell office:value-type="float" office:value="39.6730461120605" calcext:value-type="float">
            <text:p>39.6730461120605</text:p>
          </table:table-cell>
          <table:table-cell office:value-type="float" office:value="70.3363800048828" calcext:value-type="float">
            <text:p>70.3363800048828</text:p>
          </table:table-cell>
          <table:table-cell office:value-type="float" office:value="185.706085205078" calcext:value-type="float">
            <text:p>185.706085205078</text:p>
          </table:table-cell>
          <table:table-cell office:value-type="float" office:value="63.6563606262207" calcext:value-type="float">
            <text:p>63.6563606262207</text:p>
          </table:table-cell>
          <table:table-cell office:value-type="float" office:value="31.0623435974121" calcext:value-type="float">
            <text:p>31.0623435974121</text:p>
          </table:table-cell>
          <table:table-cell office:value-type="float" office:value="36.328857421875" calcext:value-type="float">
            <text:p>36.328857421875</text:p>
          </table:table-cell>
          <table:table-cell office:value-type="float" office:value="55.4148540496826" calcext:value-type="float">
            <text:p>55.4148540496826</text:p>
          </table:table-cell>
          <table:table-cell office:value-type="float" office:value="38.3430023193359" calcext:value-type="float">
            <text:p>38.3430023193359</text:p>
          </table:table-cell>
          <table:table-cell office:value-type="float" office:value="50.3431930541992" calcext:value-type="float">
            <text:p>50.3431930541992</text:p>
          </table:table-cell>
          <table:table-cell office:value-type="float" office:value="110.247329711914" calcext:value-type="float">
            <text:p>110.247329711914</text:p>
          </table:table-cell>
          <table:table-cell office:value-type="float" office:value="62.8994941711426" calcext:value-type="float">
            <text:p>62.8994941711426</text:p>
          </table:table-cell>
          <table:table-cell office:value-type="float" office:value="33.9075126647949" calcext:value-type="float">
            <text:p>33.9075126647949</text:p>
          </table:table-cell>
        </table:table-row>
        <table:table-row table:style-name="ro1">
          <table:table-cell office:value-type="date" office:date-value="2018-09-18" calcext:value-type="date">
            <text:p>2018-09-18</text:p>
          </table:table-cell>
          <table:table-cell office:value-type="float" office:value="19.677698135376" calcext:value-type="float">
            <text:p>19.677698135376</text:p>
          </table:table-cell>
          <table:table-cell office:value-type="float" office:value="21.2167816162109" calcext:value-type="float">
            <text:p>21.2167816162109</text:p>
          </table:table-cell>
          <table:table-cell office:value-type="float" office:value="22.3620281219482" calcext:value-type="float">
            <text:p>22.3620281219482</text:p>
          </table:table-cell>
          <table:table-cell office:value-type="float" office:value="23.0050449371338" calcext:value-type="float">
            <text:p>23.0050449371338</text:p>
          </table:table-cell>
          <table:table-cell office:value-type="float" office:value="27.8461360931396" calcext:value-type="float">
            <text:p>27.8461360931396</text:p>
          </table:table-cell>
          <table:table-cell office:value-type="float" office:value="23.9872817993164" calcext:value-type="float">
            <text:p>23.9872817993164</text:p>
          </table:table-cell>
          <table:table-cell office:value-type="float" office:value="24.4683628082275" calcext:value-type="float">
            <text:p>24.4683628082275</text:p>
          </table:table-cell>
          <table:table-cell office:value-type="float" office:value="28.933521270752" calcext:value-type="float">
            <text:p>28.933521270752</text:p>
          </table:table-cell>
          <table:table-cell office:value-type="float" office:value="36.3305778503418" calcext:value-type="float">
            <text:p>36.3305778503418</text:p>
          </table:table-cell>
          <table:table-cell office:value-type="float" office:value="23.0930061340332" calcext:value-type="float">
            <text:p>23.0930061340332</text:p>
          </table:table-cell>
          <table:table-cell office:value-type="float" office:value="22.0877456665039" calcext:value-type="float">
            <text:p>22.0877456665039</text:p>
          </table:table-cell>
          <table:table-cell office:value-type="float" office:value="30.674427986145" calcext:value-type="float">
            <text:p>30.674427986145</text:p>
          </table:table-cell>
          <table:table-cell office:value-type="float" office:value="40.1205577850342" calcext:value-type="float">
            <text:p>40.1205577850342</text:p>
          </table:table-cell>
          <table:table-cell office:value-type="float" office:value="39.1612854003906" calcext:value-type="float">
            <text:p>39.1612854003906</text:p>
          </table:table-cell>
          <table:table-cell office:value-type="float" office:value="23.8064823150635" calcext:value-type="float">
            <text:p>23.8064823150635</text:p>
          </table:table-cell>
          <table:table-cell office:value-type="float" office:value="30.353630065918" calcext:value-type="float">
            <text:p>30.353630065918</text:p>
          </table:table-cell>
          <table:table-cell office:value-type="float" office:value="41.5867767333984" calcext:value-type="float">
            <text:p>41.5867767333984</text:p>
          </table:table-cell>
          <table:table-cell office:value-type="float" office:value="32.0461807250977" calcext:value-type="float">
            <text:p>32.0461807250977</text:p>
          </table:table-cell>
          <table:table-cell office:value-type="float" office:value="29.0436859130859" calcext:value-type="float">
            <text:p>29.0436859130859</text:p>
          </table:table-cell>
          <table:table-cell office:value-type="float" office:value="33.6382331848145" calcext:value-type="float">
            <text:p>33.6382331848145</text:p>
          </table:table-cell>
          <table:table-cell office:value-type="float" office:value="74.1061782836914" calcext:value-type="float">
            <text:p>74.1061782836914</text:p>
          </table:table-cell>
          <table:table-cell office:value-type="float" office:value="148.967437744141" calcext:value-type="float">
            <text:p>148.967437744141</text:p>
          </table:table-cell>
          <table:table-cell office:value-type="float" office:value="55.0096244812012" calcext:value-type="float">
            <text:p>55.0096244812012</text:p>
          </table:table-cell>
          <table:table-cell office:value-type="float" office:value="43.2985801696777" calcext:value-type="float">
            <text:p>43.2985801696777</text:p>
          </table:table-cell>
          <table:table-cell office:value-type="float" office:value="51.7099151611328" calcext:value-type="float">
            <text:p>51.7099151611328</text:p>
          </table:table-cell>
          <table:table-cell office:value-type="float" office:value="48.6662006378174" calcext:value-type="float">
            <text:p>48.6662006378174</text:p>
          </table:table-cell>
          <table:table-cell office:value-type="float" office:value="92.7974243164062" calcext:value-type="float">
            <text:p>92.7974243164062</text:p>
          </table:table-cell>
          <table:table-cell office:value-type="float" office:value="46.6621284484863" calcext:value-type="float">
            <text:p>46.6621284484863</text:p>
          </table:table-cell>
          <table:table-cell office:value-type="float" office:value="133.708511352539" calcext:value-type="float">
            <text:p>133.708511352539</text:p>
          </table:table-cell>
          <table:table-cell office:value-type="float" office:value="37.4161739349365" calcext:value-type="float">
            <text:p>37.4161739349365</text:p>
          </table:table-cell>
          <table:table-cell office:value-type="float" office:value="32.5879802703857" calcext:value-type="float">
            <text:p>32.5879802703857</text:p>
          </table:table-cell>
        </table:table-row>
        <table:table-row table:style-name="ro1">
          <table:table-cell office:value-type="date" office:date-value="2018-09-21" calcext:value-type="date">
            <text:p>2018-09-21</text:p>
          </table:table-cell>
          <table:table-cell table:number-columns-repeated="15"/>
          <table:table-cell office:value-type="float" office:value="27.5085334777832" calcext:value-type="float">
            <text:p>27.5085334777832</text:p>
          </table:table-cell>
          <table:table-cell table:number-columns-repeated="15"/>
        </table:table-row>
        <table:table-row table:style-name="ro1">
          <table:table-cell office:value-type="date" office:date-value="2018-09-26" calcext:value-type="date">
            <text:p>2018-09-26</text:p>
          </table:table-cell>
          <table:table-cell office:value-type="float" office:value="23.0969352722168" calcext:value-type="float">
            <text:p>23.0969352722168</text:p>
          </table:table-cell>
          <table:table-cell office:value-type="float" office:value="31.1646690368652" calcext:value-type="float">
            <text:p>31.1646690368652</text:p>
          </table:table-cell>
          <table:table-cell office:value-type="float" office:value="35.697078704834" calcext:value-type="float">
            <text:p>35.697078704834</text:p>
          </table:table-cell>
          <table:table-cell office:value-type="float" office:value="28.5017032623291" calcext:value-type="float">
            <text:p>28.5017032623291</text:p>
          </table:table-cell>
          <table:table-cell office:value-type="float" office:value="33.9903030395508" calcext:value-type="float">
            <text:p>33.9903030395508</text:p>
          </table:table-cell>
          <table:table-cell office:value-type="float" office:value="22.5494499206543" calcext:value-type="float">
            <text:p>22.5494499206543</text:p>
          </table:table-cell>
          <table:table-cell office:value-type="float" office:value="32.418701171875" calcext:value-type="float">
            <text:p>32.418701171875</text:p>
          </table:table-cell>
          <table:table-cell office:value-type="float" office:value="29.4959201812744" calcext:value-type="float">
            <text:p>29.4959201812744</text:p>
          </table:table-cell>
          <table:table-cell office:value-type="float" office:value="22.5494499206543" calcext:value-type="float">
            <text:p>22.5494499206543</text:p>
          </table:table-cell>
          <table:table-cell office:value-type="float" office:value="38.7117156982422" calcext:value-type="float">
            <text:p>38.7117156982422</text:p>
          </table:table-cell>
          <table:table-cell office:value-type="float" office:value="37.3843078613281" calcext:value-type="float">
            <text:p>37.3843078613281</text:p>
          </table:table-cell>
          <table:table-cell office:value-type="float" office:value="33.506290435791" calcext:value-type="float">
            <text:p>33.506290435791</text:p>
          </table:table-cell>
          <table:table-cell office:value-type="float" office:value="36.9198303222656" calcext:value-type="float">
            <text:p>36.9198303222656</text:p>
          </table:table-cell>
          <table:table-cell office:value-type="float" office:value="20.9118213653564" calcext:value-type="float">
            <text:p>20.9118213653564</text:p>
          </table:table-cell>
          <table:table-cell office:value-type="float" office:value="32.780632019043" calcext:value-type="float">
            <text:p>32.780632019043</text:p>
          </table:table-cell>
          <table:table-cell office:value-type="float" office:value="19.9494190216064" calcext:value-type="float">
            <text:p>19.9494190216064</text:p>
          </table:table-cell>
          <table:table-cell office:value-type="float" office:value="34.488842010498" calcext:value-type="float">
            <text:p>34.488842010498</text:p>
          </table:table-cell>
          <table:table-cell office:value-type="float" office:value="20.4905948638916" calcext:value-type="float">
            <text:p>20.4905948638916</text:p>
          </table:table-cell>
          <table:table-cell office:value-type="float" office:value="24.7430400848389" calcext:value-type="float">
            <text:p>24.7430400848389</text:p>
          </table:table-cell>
          <table:table-cell office:value-type="float" office:value="33.506290435791" calcext:value-type="float">
            <text:p>33.506290435791</text:p>
          </table:table-cell>
          <table:table-cell office:value-type="float" office:value="67.6401062011719" calcext:value-type="float">
            <text:p>67.6401062011719</text:p>
          </table:table-cell>
          <table:table-cell office:value-type="float" office:value="181.716003417969" calcext:value-type="float">
            <text:p>181.716003417969</text:p>
          </table:table-cell>
          <table:table-cell office:value-type="float" office:value="57.5909729003906" calcext:value-type="float">
            <text:p>57.5909729003906</text:p>
          </table:table-cell>
          <table:table-cell office:value-type="float" office:value="17.9293994903564" calcext:value-type="float">
            <text:p>17.9293994903564</text:p>
          </table:table-cell>
          <table:table-cell office:value-type="float" office:value="35.4220504760742" calcext:value-type="float">
            <text:p>35.4220504760742</text:p>
          </table:table-cell>
          <table:table-cell office:value-type="float" office:value="50.6032199859619" calcext:value-type="float">
            <text:p>50.6032199859619</text:p>
          </table:table-cell>
          <table:table-cell office:value-type="float" office:value="86.7163238525391" calcext:value-type="float">
            <text:p>86.7163238525391</text:p>
          </table:table-cell>
          <table:table-cell office:value-type="float" office:value="124.426124572754" calcext:value-type="float">
            <text:p>124.426124572754</text:p>
          </table:table-cell>
          <table:table-cell office:value-type="float" office:value="54.6619071960449" calcext:value-type="float">
            <text:p>54.6619071960449</text:p>
          </table:table-cell>
          <table:table-cell office:value-type="float" office:value="62.7042274475098" calcext:value-type="float">
            <text:p>62.7042274475098</text:p>
          </table:table-cell>
          <table:table-cell office:value-type="float" office:value="72.0216293334961" calcext:value-type="float">
            <text:p>72.0216293334961</text:p>
          </table:table-cell>
        </table:table-row>
        <table:table-row table:style-name="ro1">
          <table:table-cell office:value-type="date" office:date-value="2018-09-28" calcext:value-type="date">
            <text:p>2018-09-28</text:p>
          </table:table-cell>
          <table:table-cell office:value-type="float" office:value="15.0670356750488" calcext:value-type="float">
            <text:p>15.0670356750488</text:p>
          </table:table-cell>
          <table:table-cell office:value-type="float" office:value="21.2270317077637" calcext:value-type="float">
            <text:p>21.2270317077637</text:p>
          </table:table-cell>
          <table:table-cell office:value-type="float" office:value="19.6140394210815" calcext:value-type="float">
            <text:p>19.6140394210815</text:p>
          </table:table-cell>
          <table:table-cell office:value-type="float" office:value="17.1319942474365" calcext:value-type="float">
            <text:p>17.1319942474365</text:p>
          </table:table-cell>
          <table:table-cell office:value-type="float" office:value="22.8916158676147" calcext:value-type="float">
            <text:p>22.8916158676147</text:p>
          </table:table-cell>
          <table:table-cell office:value-type="float" office:value="14.3584842681885" calcext:value-type="float">
            <text:p>14.3584842681885</text:p>
          </table:table-cell>
          <table:table-cell office:value-type="float" office:value="19.1189880371094" calcext:value-type="float">
            <text:p>19.1189880371094</text:p>
          </table:table-cell>
          <table:table-cell office:value-type="float" office:value="17.4604148864746" calcext:value-type="float">
            <text:p>17.4604148864746</text:p>
          </table:table-cell>
          <table:table-cell office:value-type="float" office:value="12.8517208099365" calcext:value-type="float">
            <text:p>12.8517208099365</text:p>
          </table:table-cell>
          <table:table-cell office:value-type="float" office:value="17.074068069458" calcext:value-type="float">
            <text:p>17.074068069458</text:p>
          </table:table-cell>
          <table:table-cell office:value-type="float" office:value="17.2629108428955" calcext:value-type="float">
            <text:p>17.2629108428955</text:p>
          </table:table-cell>
          <table:table-cell office:value-type="float" office:value="18.9170570373535" calcext:value-type="float">
            <text:p>18.9170570373535</text:p>
          </table:table-cell>
          <table:table-cell office:value-type="float" office:value="21.1951847076416" calcext:value-type="float">
            <text:p>21.1951847076416</text:p>
          </table:table-cell>
          <table:table-cell office:value-type="float" office:value="13.3494606018066" calcext:value-type="float">
            <text:p>13.3494606018066</text:p>
          </table:table-cell>
          <table:table-cell office:value-type="float" office:value="16.8861560821533" calcext:value-type="float">
            <text:p>16.8861560821533</text:p>
          </table:table-cell>
          <table:table-cell office:value-type="float" office:value="14.0433015823364" calcext:value-type="float">
            <text:p>14.0433015823364</text:p>
          </table:table-cell>
          <table:table-cell office:value-type="float" office:value="21.2363128662109" calcext:value-type="float">
            <text:p>21.2363128662109</text:p>
          </table:table-cell>
          <table:table-cell office:value-type="float" office:value="16.2427043914795" calcext:value-type="float">
            <text:p>16.2427043914795</text:p>
          </table:table-cell>
          <table:table-cell office:value-type="float" office:value="16.49436378479" calcext:value-type="float">
            <text:p>16.49436378479</text:p>
          </table:table-cell>
          <table:table-cell office:value-type="float" office:value="21.1319770812988" calcext:value-type="float">
            <text:p>21.1319770812988</text:p>
          </table:table-cell>
          <table:table-cell office:value-type="float" office:value="52.9651374816895" calcext:value-type="float">
            <text:p>52.9651374816895</text:p>
          </table:table-cell>
          <table:table-cell office:value-type="float" office:value="111.177886962891" calcext:value-type="float">
            <text:p>111.177886962891</text:p>
          </table:table-cell>
          <table:table-cell office:value-type="float" office:value="54.5983982086182" calcext:value-type="float">
            <text:p>54.5983982086182</text:p>
          </table:table-cell>
          <table:table-cell office:value-type="float" office:value="14.9560899734497" calcext:value-type="float">
            <text:p>14.9560899734497</text:p>
          </table:table-cell>
          <table:table-cell office:value-type="float" office:value="17.4306716918945" calcext:value-type="float">
            <text:p>17.4306716918945</text:p>
          </table:table-cell>
          <table:table-cell office:value-type="float" office:value="46.5445251464844" calcext:value-type="float">
            <text:p>46.5445251464844</text:p>
          </table:table-cell>
          <table:table-cell office:value-type="float" office:value="63.5499000549316" calcext:value-type="float">
            <text:p>63.5499000549316</text:p>
          </table:table-cell>
          <table:table-cell office:value-type="float" office:value="67.4632568359375" calcext:value-type="float">
            <text:p>67.4632568359375</text:p>
          </table:table-cell>
          <table:table-cell office:value-type="float" office:value="91.5444374084473" calcext:value-type="float">
            <text:p>91.5444374084473</text:p>
          </table:table-cell>
          <table:table-cell office:value-type="float" office:value="53.164363861084" calcext:value-type="float">
            <text:p>53.164363861084</text:p>
          </table:table-cell>
          <table:table-cell office:value-type="float" office:value="61.778564453125" calcext:value-type="float">
            <text:p>61.778564453125</text:p>
          </table:table-cell>
        </table:table-row>
        <table:table-row table:style-name="ro1">
          <table:table-cell office:value-type="date" office:date-value="2018-10-06" calcext:value-type="date">
            <text:p>2018-10-06</text:p>
          </table:table-cell>
          <table:table-cell office:value-type="float" office:value="17.5482292175293" calcext:value-type="float">
            <text:p>17.5482292175293</text:p>
          </table:table-cell>
          <table:table-cell table:number-columns-repeated="2"/>
          <table:table-cell office:value-type="float" office:value="29.0779113769531" calcext:value-type="float">
            <text:p>29.0779113769531</text:p>
          </table:table-cell>
          <table:table-cell office:value-type="float" office:value="64.5033168792725" calcext:value-type="float">
            <text:p>64.5033168792725</text:p>
          </table:table-cell>
          <table:table-cell office:value-type="float" office:value="17.9087314605713" calcext:value-type="float">
            <text:p>17.9087314605713</text:p>
          </table:table-cell>
          <table:table-cell/>
          <table:table-cell office:value-type="float" office:value="54.9505462646484" calcext:value-type="float">
            <text:p>54.9505462646484</text:p>
          </table:table-cell>
          <table:table-cell office:value-type="float" office:value="18.9594850540161" calcext:value-type="float">
            <text:p>18.9594850540161</text:p>
          </table:table-cell>
          <table:table-cell table:number-columns-repeated="13"/>
          <table:table-cell office:value-type="float" office:value="36.2799415588379" calcext:value-type="float">
            <text:p>36.2799415588379</text:p>
          </table:table-cell>
          <table:table-cell table:number-columns-repeated="3"/>
          <table:table-cell office:value-type="float" office:value="30.258882522583" calcext:value-type="float">
            <text:p>30.258882522583</text:p>
          </table:table-cell>
          <table:table-cell/>
          <table:table-cell office:value-type="float" office:value="31.4183177947998" calcext:value-type="float">
            <text:p>31.4183177947998</text:p>
          </table:table-cell>
          <table:table-cell office:value-type="float" office:value="68.9660720825195" calcext:value-type="float">
            <text:p>68.9660720825195</text:p>
          </table:table-cell>
          <table:table-cell office:value-type="float" office:value="80.8773193359375" calcext:value-type="float">
            <text:p>80.8773193359375</text:p>
          </table:table-cell>
        </table:table-row>
        <table:table-row table:style-name="ro1">
          <table:table-cell office:value-type="date" office:date-value="2018-10-11" calcext:value-type="date">
            <text:p>2018-10-11</text:p>
          </table:table-cell>
          <table:table-cell office:value-type="float" office:value="13.5556745529175" calcext:value-type="float">
            <text:p>13.5556745529175</text:p>
          </table:table-cell>
          <table:table-cell office:value-type="float" office:value="17.4008636474609" calcext:value-type="float">
            <text:p>17.4008636474609</text:p>
          </table:table-cell>
          <table:table-cell office:value-type="float" office:value="18.877758026123" calcext:value-type="float">
            <text:p>18.877758026123</text:p>
          </table:table-cell>
          <table:table-cell office:value-type="float" office:value="16.4081554412842" calcext:value-type="float">
            <text:p>16.4081554412842</text:p>
          </table:table-cell>
          <table:table-cell office:value-type="float" office:value="17.2943916320801" calcext:value-type="float">
            <text:p>17.2943916320801</text:p>
          </table:table-cell>
          <table:table-cell office:value-type="float" office:value="12.8562602996826" calcext:value-type="float">
            <text:p>12.8562602996826</text:p>
          </table:table-cell>
          <table:table-cell office:value-type="float" office:value="16.422924041748" calcext:value-type="float">
            <text:p>16.422924041748</text:p>
          </table:table-cell>
          <table:table-cell office:value-type="float" office:value="16.461594581604" calcext:value-type="float">
            <text:p>16.461594581604</text:p>
          </table:table-cell>
          <table:table-cell office:value-type="float" office:value="13.5417890548706" calcext:value-type="float">
            <text:p>13.5417890548706</text:p>
          </table:table-cell>
          <table:table-cell office:value-type="float" office:value="18.8229084014893" calcext:value-type="float">
            <text:p>18.8229084014893</text:p>
          </table:table-cell>
          <table:table-cell office:value-type="float" office:value="15.5099058151245" calcext:value-type="float">
            <text:p>15.5099058151245</text:p>
          </table:table-cell>
          <table:table-cell office:value-type="float" office:value="16.9404563903809" calcext:value-type="float">
            <text:p>16.9404563903809</text:p>
          </table:table-cell>
          <table:table-cell office:value-type="float" office:value="22.8533840179443" calcext:value-type="float">
            <text:p>22.8533840179443</text:p>
          </table:table-cell>
          <table:table-cell office:value-type="float" office:value="13.9081811904907" calcext:value-type="float">
            <text:p>13.9081811904907</text:p>
          </table:table-cell>
          <table:table-cell office:value-type="float" office:value="17.7778282165527" calcext:value-type="float">
            <text:p>17.7778282165527</text:p>
          </table:table-cell>
          <table:table-cell office:value-type="float" office:value="13.3192768096924" calcext:value-type="float">
            <text:p>13.3192768096924</text:p>
          </table:table-cell>
          <table:table-cell office:value-type="float" office:value="20.1254825592041" calcext:value-type="float">
            <text:p>20.1254825592041</text:p>
          </table:table-cell>
          <table:table-cell office:value-type="float" office:value="14.4554109573364" calcext:value-type="float">
            <text:p>14.4554109573364</text:p>
          </table:table-cell>
          <table:table-cell office:value-type="float" office:value="15.1130704879761" calcext:value-type="float">
            <text:p>15.1130704879761</text:p>
          </table:table-cell>
          <table:table-cell office:value-type="float" office:value="15.2758722305298" calcext:value-type="float">
            <text:p>15.2758722305298</text:p>
          </table:table-cell>
          <table:table-cell office:value-type="float" office:value="41.8701725006104" calcext:value-type="float">
            <text:p>41.8701725006104</text:p>
          </table:table-cell>
          <table:table-cell office:value-type="float" office:value="53.1247482299805" calcext:value-type="float">
            <text:p>53.1247482299805</text:p>
          </table:table-cell>
          <table:table-cell office:value-type="float" office:value="62.9105548858643" calcext:value-type="float">
            <text:p>62.9105548858643</text:p>
          </table:table-cell>
          <table:table-cell office:value-type="float" office:value="15.1687345504761" calcext:value-type="float">
            <text:p>15.1687345504761</text:p>
          </table:table-cell>
          <table:table-cell office:value-type="float" office:value="14.3688335418701" calcext:value-type="float">
            <text:p>14.3688335418701</text:p>
          </table:table-cell>
          <table:table-cell office:value-type="float" office:value="32.8102531433105" calcext:value-type="float">
            <text:p>32.8102531433105</text:p>
          </table:table-cell>
          <table:table-cell office:value-type="float" office:value="13.6713991165161" calcext:value-type="float">
            <text:p>13.6713991165161</text:p>
          </table:table-cell>
          <table:table-cell office:value-type="float" office:value="31.2192192077637" calcext:value-type="float">
            <text:p>31.2192192077637</text:p>
          </table:table-cell>
          <table:table-cell office:value-type="float" office:value="16.9567070007324" calcext:value-type="float">
            <text:p>16.9567070007324</text:p>
          </table:table-cell>
          <table:table-cell office:value-type="float" office:value="71.8284530639648" calcext:value-type="float">
            <text:p>71.8284530639648</text:p>
          </table:table-cell>
          <table:table-cell office:value-type="float" office:value="78.5825424194336" calcext:value-type="float">
            <text:p>78.5825424194336</text:p>
          </table:table-cell>
        </table:table-row>
        <table:table-row table:style-name="ro1">
          <table:table-cell office:value-type="date" office:date-value="2018-10-13" calcext:value-type="date">
            <text:p>2018-10-13</text:p>
          </table:table-cell>
          <table:table-cell office:value-type="float" office:value="14.6667604446411" calcext:value-type="float">
            <text:p>14.6667604446411</text:p>
          </table:table-cell>
          <table:table-cell office:value-type="float" office:value="18.9227828979492" calcext:value-type="float">
            <text:p>18.9227828979492</text:p>
          </table:table-cell>
          <table:table-cell office:value-type="float" office:value="20.2181625366211" calcext:value-type="float">
            <text:p>20.2181625366211</text:p>
          </table:table-cell>
          <table:table-cell office:value-type="float" office:value="16.8060150146484" calcext:value-type="float">
            <text:p>16.8060150146484</text:p>
          </table:table-cell>
          <table:table-cell office:value-type="float" office:value="20.0428295135498" calcext:value-type="float">
            <text:p>20.0428295135498</text:p>
          </table:table-cell>
          <table:table-cell office:value-type="float" office:value="14.0577058792114" calcext:value-type="float">
            <text:p>14.0577058792114</text:p>
          </table:table-cell>
          <table:table-cell office:value-type="float" office:value="19.9503221511841" calcext:value-type="float">
            <text:p>19.9503221511841</text:p>
          </table:table-cell>
          <table:table-cell office:value-type="float" office:value="16.8694925308228" calcext:value-type="float">
            <text:p>16.8694925308228</text:p>
          </table:table-cell>
          <table:table-cell office:value-type="float" office:value="13.8058052062988" calcext:value-type="float">
            <text:p>13.8058052062988</text:p>
          </table:table-cell>
          <table:table-cell office:value-type="float" office:value="19.1370716094971" calcext:value-type="float">
            <text:p>19.1370716094971</text:p>
          </table:table-cell>
          <table:table-cell office:value-type="float" office:value="19.5239772796631" calcext:value-type="float">
            <text:p>19.5239772796631</text:p>
          </table:table-cell>
          <table:table-cell office:value-type="float" office:value="22.841329574585" calcext:value-type="float">
            <text:p>22.841329574585</text:p>
          </table:table-cell>
          <table:table-cell office:value-type="float" office:value="20.260461807251" calcext:value-type="float">
            <text:p>20.260461807251</text:p>
          </table:table-cell>
          <table:table-cell office:value-type="float" office:value="15.0371160507202" calcext:value-type="float">
            <text:p>15.0371160507202</text:p>
          </table:table-cell>
          <table:table-cell office:value-type="float" office:value="18.6263103485107" calcext:value-type="float">
            <text:p>18.6263103485107</text:p>
          </table:table-cell>
          <table:table-cell office:value-type="float" office:value="14.9390897750855" calcext:value-type="float">
            <text:p>14.9390897750855</text:p>
          </table:table-cell>
          <table:table-cell office:value-type="float" office:value="24.1930809020996" calcext:value-type="float">
            <text:p>24.1930809020996</text:p>
          </table:table-cell>
          <table:table-cell office:value-type="float" office:value="16.3590869903564" calcext:value-type="float">
            <text:p>16.3590869903564</text:p>
          </table:table-cell>
          <table:table-cell office:value-type="float" office:value="16.5728187561035" calcext:value-type="float">
            <text:p>16.5728187561035</text:p>
          </table:table-cell>
          <table:table-cell office:value-type="float" office:value="16.6753635406494" calcext:value-type="float">
            <text:p>16.6753635406494</text:p>
          </table:table-cell>
          <table:table-cell office:value-type="float" office:value="44.0665340423584" calcext:value-type="float">
            <text:p>44.0665340423584</text:p>
          </table:table-cell>
          <table:table-cell office:value-type="float" office:value="79.1114273071289" calcext:value-type="float">
            <text:p>79.1114273071289</text:p>
          </table:table-cell>
          <table:table-cell office:value-type="float" office:value="65.3076667785645" calcext:value-type="float">
            <text:p>65.3076667785645</text:p>
          </table:table-cell>
          <table:table-cell office:value-type="float" office:value="16.3844528198242" calcext:value-type="float">
            <text:p>16.3844528198242</text:p>
          </table:table-cell>
          <table:table-cell office:value-type="float" office:value="16.6394500732422" calcext:value-type="float">
            <text:p>16.6394500732422</text:p>
          </table:table-cell>
          <table:table-cell office:value-type="float" office:value="45.6249160766602" calcext:value-type="float">
            <text:p>45.6249160766602</text:p>
          </table:table-cell>
          <table:table-cell office:value-type="float" office:value="15.931604385376" calcext:value-type="float">
            <text:p>15.931604385376</text:p>
          </table:table-cell>
          <table:table-cell office:value-type="float" office:value="37.9853935241699" calcext:value-type="float">
            <text:p>37.9853935241699</text:p>
          </table:table-cell>
          <table:table-cell office:value-type="float" office:value="20.3026256561279" calcext:value-type="float">
            <text:p>20.3026256561279</text:p>
          </table:table-cell>
          <table:table-cell office:value-type="float" office:value="65.0604095458984" calcext:value-type="float">
            <text:p>65.0604095458984</text:p>
          </table:table-cell>
          <table:table-cell office:value-type="float" office:value="61.6079654693604" calcext:value-type="float">
            <text:p>61.6079654693604</text:p>
          </table:table-cell>
        </table:table-row>
        <table:table-row table:style-name="ro1">
          <table:table-cell office:value-type="date" office:date-value="2018-10-16" calcext:value-type="date">
            <text:p>2018-10-16</text:p>
          </table:table-cell>
          <table:table-cell office:value-type="float" office:value="13.7453155517578" calcext:value-type="float">
            <text:p>13.7453155517578</text:p>
          </table:table-cell>
          <table:table-cell office:value-type="float" office:value="16.7531642913818" calcext:value-type="float">
            <text:p>16.7531642913818</text:p>
          </table:table-cell>
          <table:table-cell office:value-type="float" office:value="17.0102462768555" calcext:value-type="float">
            <text:p>17.0102462768555</text:p>
          </table:table-cell>
          <table:table-cell office:value-type="float" office:value="16.4899024963379" calcext:value-type="float">
            <text:p>16.4899024963379</text:p>
          </table:table-cell>
          <table:table-cell office:value-type="float" office:value="15.6049118041992" calcext:value-type="float">
            <text:p>15.6049118041992</text:p>
          </table:table-cell>
          <table:table-cell office:value-type="float" office:value="13.035228729248" calcext:value-type="float">
            <text:p>13.035228729248</text:p>
          </table:table-cell>
          <table:table-cell office:value-type="float" office:value="15.9288368225098" calcext:value-type="float">
            <text:p>15.9288368225098</text:p>
          </table:table-cell>
          <table:table-cell office:value-type="float" office:value="16.1508846282959" calcext:value-type="float">
            <text:p>16.1508846282959</text:p>
          </table:table-cell>
          <table:table-cell office:value-type="float" office:value="13.5142011642456" calcext:value-type="float">
            <text:p>13.5142011642456</text:p>
          </table:table-cell>
          <table:table-cell office:value-type="float" office:value="15.6717481613159" calcext:value-type="float">
            <text:p>15.6717481613159</text:p>
          </table:table-cell>
          <table:table-cell office:value-type="float" office:value="14.9841632843018" calcext:value-type="float">
            <text:p>14.9841632843018</text:p>
          </table:table-cell>
          <table:table-cell office:value-type="float" office:value="17.433406829834" calcext:value-type="float">
            <text:p>17.433406829834</text:p>
          </table:table-cell>
          <table:table-cell office:value-type="float" office:value="16.5267601013184" calcext:value-type="float">
            <text:p>16.5267601013184</text:p>
          </table:table-cell>
          <table:table-cell office:value-type="float" office:value="14.0049266815186" calcext:value-type="float">
            <text:p>14.0049266815186</text:p>
          </table:table-cell>
          <table:table-cell office:value-type="float" office:value="16.0618572235107" calcext:value-type="float">
            <text:p>16.0618572235107</text:p>
          </table:table-cell>
          <table:table-cell office:value-type="float" office:value="14.0494365692139" calcext:value-type="float">
            <text:p>14.0494365692139</text:p>
          </table:table-cell>
          <table:table-cell office:value-type="float" office:value="18.7450771331787" calcext:value-type="float">
            <text:p>18.7450771331787</text:p>
          </table:table-cell>
          <table:table-cell office:value-type="float" office:value="14.7746925354004" calcext:value-type="float">
            <text:p>14.7746925354004</text:p>
          </table:table-cell>
          <table:table-cell office:value-type="float" office:value="15.2642250061035" calcext:value-type="float">
            <text:p>15.2642250061035</text:p>
          </table:table-cell>
          <table:table-cell office:value-type="float" office:value="15.4536180496216" calcext:value-type="float">
            <text:p>15.4536180496216</text:p>
          </table:table-cell>
          <table:table-cell office:value-type="float" office:value="33.4290046691895" calcext:value-type="float">
            <text:p>33.4290046691895</text:p>
          </table:table-cell>
          <table:table-cell office:value-type="float" office:value="53.9761066436768" calcext:value-type="float">
            <text:p>53.9761066436768</text:p>
          </table:table-cell>
          <table:table-cell office:value-type="float" office:value="46.0603466033936" calcext:value-type="float">
            <text:p>46.0603466033936</text:p>
          </table:table-cell>
          <table:table-cell office:value-type="float" office:value="14.9071187973022" calcext:value-type="float">
            <text:p>14.9071187973022</text:p>
          </table:table-cell>
          <table:table-cell office:value-type="float" office:value="14.7763481140137" calcext:value-type="float">
            <text:p>14.7763481140137</text:p>
          </table:table-cell>
          <table:table-cell office:value-type="float" office:value="28.8851680755615" calcext:value-type="float">
            <text:p>28.8851680755615</text:p>
          </table:table-cell>
          <table:table-cell office:value-type="float" office:value="15.0318174362183" calcext:value-type="float">
            <text:p>15.0318174362183</text:p>
          </table:table-cell>
          <table:table-cell office:value-type="float" office:value="24.6002445220947" calcext:value-type="float">
            <text:p>24.6002445220947</text:p>
          </table:table-cell>
          <table:table-cell office:value-type="float" office:value="23.4934463500977" calcext:value-type="float">
            <text:p>23.4934463500977</text:p>
          </table:table-cell>
          <table:table-cell office:value-type="float" office:value="56.9924125671387" calcext:value-type="float">
            <text:p>56.9924125671387</text:p>
          </table:table-cell>
          <table:table-cell office:value-type="float" office:value="62.1784343719482" calcext:value-type="float">
            <text:p>62.1784343719482</text:p>
          </table:table-cell>
        </table:table-row>
        <table:table-row table:style-name="ro1">
          <table:table-cell office:value-type="date" office:date-value="2018-10-18" calcext:value-type="date">
            <text:p>2018-10-18</text:p>
          </table:table-cell>
          <table:table-cell office:value-type="float" office:value="12.6252326965332" calcext:value-type="float">
            <text:p>12.6252326965332</text:p>
          </table:table-cell>
          <table:table-cell office:value-type="float" office:value="15.7114734649658" calcext:value-type="float">
            <text:p>15.7114734649658</text:p>
          </table:table-cell>
          <table:table-cell office:value-type="float" office:value="15.7345843315125" calcext:value-type="float">
            <text:p>15.7345843315125</text:p>
          </table:table-cell>
          <table:table-cell office:value-type="float" office:value="14.5897827148438" calcext:value-type="float">
            <text:p>14.5897827148438</text:p>
          </table:table-cell>
          <table:table-cell office:value-type="float" office:value="14.5820450782776" calcext:value-type="float">
            <text:p>14.5820450782776</text:p>
          </table:table-cell>
          <table:table-cell office:value-type="float" office:value="12.4192247390747" calcext:value-type="float">
            <text:p>12.4192247390747</text:p>
          </table:table-cell>
          <table:table-cell office:value-type="float" office:value="15.518798828125" calcext:value-type="float">
            <text:p>15.518798828125</text:p>
          </table:table-cell>
          <table:table-cell office:value-type="float" office:value="14.5088891983032" calcext:value-type="float">
            <text:p>14.5088891983032</text:p>
          </table:table-cell>
          <table:table-cell office:value-type="float" office:value="12.5766248703003" calcext:value-type="float">
            <text:p>12.5766248703003</text:p>
          </table:table-cell>
          <table:table-cell office:value-type="float" office:value="14.239239692688" calcext:value-type="float">
            <text:p>14.239239692688</text:p>
          </table:table-cell>
          <table:table-cell office:value-type="float" office:value="14.4133424758911" calcext:value-type="float">
            <text:p>14.4133424758911</text:p>
          </table:table-cell>
          <table:table-cell office:value-type="float" office:value="16.2318859100342" calcext:value-type="float">
            <text:p>16.2318859100342</text:p>
          </table:table-cell>
          <table:table-cell office:value-type="float" office:value="15.0859432220459" calcext:value-type="float">
            <text:p>15.0859432220459</text:p>
          </table:table-cell>
          <table:table-cell office:value-type="float" office:value="13.2361698150635" calcext:value-type="float">
            <text:p>13.2361698150635</text:p>
          </table:table-cell>
          <table:table-cell office:value-type="float" office:value="14.9393091201782" calcext:value-type="float">
            <text:p>14.9393091201782</text:p>
          </table:table-cell>
          <table:table-cell office:value-type="float" office:value="13.7307481765747" calcext:value-type="float">
            <text:p>13.7307481765747</text:p>
          </table:table-cell>
          <table:table-cell office:value-type="float" office:value="16.8451805114746" calcext:value-type="float">
            <text:p>16.8451805114746</text:p>
          </table:table-cell>
          <table:table-cell office:value-type="float" office:value="15.0562629699707" calcext:value-type="float">
            <text:p>15.0562629699707</text:p>
          </table:table-cell>
          <table:table-cell office:value-type="float" office:value="15.4051942825317" calcext:value-type="float">
            <text:p>15.4051942825317</text:p>
          </table:table-cell>
          <table:table-cell office:value-type="float" office:value="15.207859992981" calcext:value-type="float">
            <text:p>15.207859992981</text:p>
          </table:table-cell>
          <table:table-cell office:value-type="float" office:value="23.5116291046143" calcext:value-type="float">
            <text:p>23.5116291046143</text:p>
          </table:table-cell>
          <table:table-cell office:value-type="float" office:value="28.6894798278809" calcext:value-type="float">
            <text:p>28.6894798278809</text:p>
          </table:table-cell>
          <table:table-cell office:value-type="float" office:value="32.4051094055176" calcext:value-type="float">
            <text:p>32.4051094055176</text:p>
          </table:table-cell>
          <table:table-cell office:value-type="float" office:value="15.2141981124878" calcext:value-type="float">
            <text:p>15.2141981124878</text:p>
          </table:table-cell>
          <table:table-cell office:value-type="float" office:value="14.6989192962646" calcext:value-type="float">
            <text:p>14.6989192962646</text:p>
          </table:table-cell>
          <table:table-cell office:value-type="float" office:value="21.8175315856934" calcext:value-type="float">
            <text:p>21.8175315856934</text:p>
          </table:table-cell>
          <table:table-cell office:value-type="float" office:value="14.4705057144165" calcext:value-type="float">
            <text:p>14.4705057144165</text:p>
          </table:table-cell>
          <table:table-cell office:value-type="float" office:value="22.3261661529541" calcext:value-type="float">
            <text:p>22.3261661529541</text:p>
          </table:table-cell>
          <table:table-cell office:value-type="float" office:value="15.8056144714355" calcext:value-type="float">
            <text:p>15.8056144714355</text:p>
          </table:table-cell>
          <table:table-cell office:value-type="float" office:value="36.288703918457" calcext:value-type="float">
            <text:p>36.288703918457</text:p>
          </table:table-cell>
          <table:table-cell office:value-type="float" office:value="35.9669876098633" calcext:value-type="float">
            <text:p>35.9669876098633</text:p>
          </table:table-cell>
        </table:table-row>
        <table:table-row table:style-name="ro1">
          <table:table-cell office:value-type="date" office:date-value="2018-10-31" calcext:value-type="date">
            <text:p>2018-10-31</text:p>
          </table:table-cell>
          <table:table-cell office:value-type="float" office:value="17.8689823150635" calcext:value-type="float">
            <text:p>17.8689823150635</text:p>
          </table:table-cell>
          <table:table-cell office:value-type="float" office:value="29.6267776489258" calcext:value-type="float">
            <text:p>29.6267776489258</text:p>
          </table:table-cell>
          <table:table-cell office:value-type="float" office:value="49.4432621002197" calcext:value-type="float">
            <text:p>49.4432621002197</text:p>
          </table:table-cell>
          <table:table-cell office:value-type="float" office:value="24.7232208251953" calcext:value-type="float">
            <text:p>24.7232208251953</text:p>
          </table:table-cell>
          <table:table-cell office:value-type="float" office:value="37.0109195709229" calcext:value-type="float">
            <text:p>37.0109195709229</text:p>
          </table:table-cell>
          <table:table-cell office:value-type="float" office:value="16.9766902923584" calcext:value-type="float">
            <text:p>16.9766902923584</text:p>
          </table:table-cell>
          <table:table-cell office:value-type="float" office:value="28.0069055557251" calcext:value-type="float">
            <text:p>28.0069055557251</text:p>
          </table:table-cell>
          <table:table-cell office:value-type="float" office:value="30.6767015457153" calcext:value-type="float">
            <text:p>30.6767015457153</text:p>
          </table:table-cell>
          <table:table-cell office:value-type="float" office:value="17.8260765075684" calcext:value-type="float">
            <text:p>17.8260765075684</text:p>
          </table:table-cell>
          <table:table-cell office:value-type="float" office:value="39.1143455505371" calcext:value-type="float">
            <text:p>39.1143455505371</text:p>
          </table:table-cell>
          <table:table-cell office:value-type="float" office:value="28.4232196807861" calcext:value-type="float">
            <text:p>28.4232196807861</text:p>
          </table:table-cell>
          <table:table-cell office:value-type="float" office:value="26.1935291290283" calcext:value-type="float">
            <text:p>26.1935291290283</text:p>
          </table:table-cell>
          <table:table-cell office:value-type="float" office:value="65.4301834106445" calcext:value-type="float">
            <text:p>65.4301834106445</text:p>
          </table:table-cell>
          <table:table-cell office:value-type="float" office:value="21.2888698577881" calcext:value-type="float">
            <text:p>21.2888698577881</text:p>
          </table:table-cell>
          <table:table-cell office:value-type="float" office:value="37.1274604797363" calcext:value-type="float">
            <text:p>37.1274604797363</text:p>
          </table:table-cell>
          <table:table-cell office:value-type="float" office:value="24.5816993713379" calcext:value-type="float">
            <text:p>24.5816993713379</text:p>
          </table:table-cell>
          <table:table-cell office:value-type="float" office:value="36.7017707824707" calcext:value-type="float">
            <text:p>36.7017707824707</text:p>
          </table:table-cell>
          <table:table-cell office:value-type="float" office:value="29.768383026123" calcext:value-type="float">
            <text:p>29.768383026123</text:p>
          </table:table-cell>
          <table:table-cell office:value-type="float" office:value="31.9195899963379" calcext:value-type="float">
            <text:p>31.9195899963379</text:p>
          </table:table-cell>
          <table:table-cell office:value-type="float" office:value="27.9047908782959" calcext:value-type="float">
            <text:p>27.9047908782959</text:p>
          </table:table-cell>
          <table:table-cell office:value-type="float" office:value="65.7186126708984" calcext:value-type="float">
            <text:p>65.7186126708984</text:p>
          </table:table-cell>
          <table:table-cell office:value-type="float" office:value="78.3471145629883" calcext:value-type="float">
            <text:p>78.3471145629883</text:p>
          </table:table-cell>
          <table:table-cell office:value-type="float" office:value="77.8936614990234" calcext:value-type="float">
            <text:p>77.8936614990234</text:p>
          </table:table-cell>
          <table:table-cell office:value-type="float" office:value="28.9097518920898" calcext:value-type="float">
            <text:p>28.9097518920898</text:p>
          </table:table-cell>
          <table:table-cell office:value-type="float" office:value="29.2657566070557" calcext:value-type="float">
            <text:p>29.2657566070557</text:p>
          </table:table-cell>
          <table:table-cell office:value-type="float" office:value="68.0728530883789" calcext:value-type="float">
            <text:p>68.0728530883789</text:p>
          </table:table-cell>
          <table:table-cell office:value-type="float" office:value="25.613805770874" calcext:value-type="float">
            <text:p>25.613805770874</text:p>
          </table:table-cell>
          <table:table-cell office:value-type="float" office:value="78.1683578491211" calcext:value-type="float">
            <text:p>78.1683578491211</text:p>
          </table:table-cell>
          <table:table-cell office:value-type="float" office:value="26.5794143676758" calcext:value-type="float">
            <text:p>26.5794143676758</text:p>
          </table:table-cell>
          <table:table-cell office:value-type="float" office:value="52.0749397277832" calcext:value-type="float">
            <text:p>52.0749397277832</text:p>
          </table:table-cell>
          <table:table-cell office:value-type="float" office:value="78.6932983398438" calcext:value-type="float">
            <text:p>78.6932983398438</text:p>
          </table:table-cell>
        </table:table-row>
        <table:table-row table:style-name="ro1">
          <table:table-cell office:value-type="date" office:date-value="2019-04-16" calcext:value-type="date">
            <text:p>2019-04-16</text:p>
          </table:table-cell>
          <table:table-cell office:value-type="float" office:value="12.1403303146362" calcext:value-type="float">
            <text:p>12.1403303146362</text:p>
          </table:table-cell>
          <table:table-cell office:value-type="float" office:value="16.4215755462646" calcext:value-type="float">
            <text:p>16.4215755462646</text:p>
          </table:table-cell>
          <table:table-cell office:value-type="float" office:value="15.9922723770142" calcext:value-type="float">
            <text:p>15.9922723770142</text:p>
          </table:table-cell>
          <table:table-cell office:value-type="float" office:value="14.2518892288208" calcext:value-type="float">
            <text:p>14.2518892288208</text:p>
          </table:table-cell>
          <table:table-cell office:value-type="float" office:value="15.002984046936" calcext:value-type="float">
            <text:p>15.002984046936</text:p>
          </table:table-cell>
          <table:table-cell office:value-type="float" office:value="12.9046583175659" calcext:value-type="float">
            <text:p>12.9046583175659</text:p>
          </table:table-cell>
          <table:table-cell office:value-type="float" office:value="15.9240016937256" calcext:value-type="float">
            <text:p>15.9240016937256</text:p>
          </table:table-cell>
          <table:table-cell office:value-type="float" office:value="15.9179916381836" calcext:value-type="float">
            <text:p>15.9179916381836</text:p>
          </table:table-cell>
          <table:table-cell office:value-type="float" office:value="14.904444694519" calcext:value-type="float">
            <text:p>14.904444694519</text:p>
          </table:table-cell>
          <table:table-cell office:value-type="float" office:value="16.7193946838379" calcext:value-type="float">
            <text:p>16.7193946838379</text:p>
          </table:table-cell>
          <table:table-cell office:value-type="float" office:value="16.8240718841553" calcext:value-type="float">
            <text:p>16.8240718841553</text:p>
          </table:table-cell>
          <table:table-cell office:value-type="float" office:value="16.8609371185303" calcext:value-type="float">
            <text:p>16.8609371185303</text:p>
          </table:table-cell>
          <table:table-cell office:value-type="float" office:value="21.8465900421143" calcext:value-type="float">
            <text:p>21.8465900421143</text:p>
          </table:table-cell>
          <table:table-cell office:value-type="float" office:value="16.5463485717773" calcext:value-type="float">
            <text:p>16.5463485717773</text:p>
          </table:table-cell>
          <table:table-cell office:value-type="float" office:value="19.646541595459" calcext:value-type="float">
            <text:p>19.646541595459</text:p>
          </table:table-cell>
          <table:table-cell office:value-type="float" office:value="18.5992965698242" calcext:value-type="float">
            <text:p>18.5992965698242</text:p>
          </table:table-cell>
          <table:table-cell office:value-type="float" office:value="32.0976982116699" calcext:value-type="float">
            <text:p>32.0976982116699</text:p>
          </table:table-cell>
          <table:table-cell office:value-type="float" office:value="24.4690170288086" calcext:value-type="float">
            <text:p>24.4690170288086</text:p>
          </table:table-cell>
          <table:table-cell office:value-type="float" office:value="23.5600805282593" calcext:value-type="float">
            <text:p>23.5600805282593</text:p>
          </table:table-cell>
          <table:table-cell office:value-type="float" office:value="23.4887065887451" calcext:value-type="float">
            <text:p>23.4887065887451</text:p>
          </table:table-cell>
          <table:table-cell office:value-type="float" office:value="26.8416843414307" calcext:value-type="float">
            <text:p>26.8416843414307</text:p>
          </table:table-cell>
          <table:table-cell office:value-type="float" office:value="35.463924407959" calcext:value-type="float">
            <text:p>35.463924407959</text:p>
          </table:table-cell>
          <table:table-cell office:value-type="float" office:value="36.1284675598145" calcext:value-type="float">
            <text:p>36.1284675598145</text:p>
          </table:table-cell>
          <table:table-cell office:value-type="float" office:value="25.6580486297607" calcext:value-type="float">
            <text:p>25.6580486297607</text:p>
          </table:table-cell>
          <table:table-cell office:value-type="float" office:value="26.3173961639404" calcext:value-type="float">
            <text:p>26.3173961639404</text:p>
          </table:table-cell>
          <table:table-cell office:value-type="float" office:value="45.5513553619385" calcext:value-type="float">
            <text:p>45.5513553619385</text:p>
          </table:table-cell>
          <table:table-cell office:value-type="float" office:value="29.9160423278809" calcext:value-type="float">
            <text:p>29.9160423278809</text:p>
          </table:table-cell>
          <table:table-cell office:value-type="float" office:value="38.3583946228027" calcext:value-type="float">
            <text:p>38.3583946228027</text:p>
          </table:table-cell>
          <table:table-cell office:value-type="float" office:value="33.710994720459" calcext:value-type="float">
            <text:p>33.710994720459</text:p>
          </table:table-cell>
          <table:table-cell office:value-type="float" office:value="55.7279357910156" calcext:value-type="float">
            <text:p>55.7279357910156</text:p>
          </table:table-cell>
          <table:table-cell office:value-type="float" office:value="56.2913017272949" calcext:value-type="float">
            <text:p>56.2913017272949</text:p>
          </table:table-cell>
        </table:table-row>
        <table:table-row table:style-name="ro1">
          <table:table-cell office:value-type="date" office:date-value="2019-04-19" calcext:value-type="date">
            <text:p>2019-04-19</text:p>
          </table:table-cell>
          <table:table-cell office:value-type="float" office:value="14.2545557022095" calcext:value-type="float">
            <text:p>14.2545557022095</text:p>
          </table:table-cell>
          <table:table-cell office:value-type="float" office:value="20.5233364105225" calcext:value-type="float">
            <text:p>20.5233364105225</text:p>
          </table:table-cell>
          <table:table-cell office:value-type="float" office:value="16.0096487998962" calcext:value-type="float">
            <text:p>16.0096487998962</text:p>
          </table:table-cell>
          <table:table-cell office:value-type="float" office:value="21.3777370452881" calcext:value-type="float">
            <text:p>21.3777370452881</text:p>
          </table:table-cell>
          <table:table-cell office:value-type="float" office:value="22.2164936065674" calcext:value-type="float">
            <text:p>22.2164936065674</text:p>
          </table:table-cell>
          <table:table-cell office:value-type="float" office:value="15.702395439148" calcext:value-type="float">
            <text:p>15.702395439148</text:p>
          </table:table-cell>
          <table:table-cell office:value-type="float" office:value="23.4550247192383" calcext:value-type="float">
            <text:p>23.4550247192383</text:p>
          </table:table-cell>
          <table:table-cell office:value-type="float" office:value="21.2688617706299" calcext:value-type="float">
            <text:p>21.2688617706299</text:p>
          </table:table-cell>
          <table:table-cell office:value-type="float" office:value="16.1469440460205" calcext:value-type="float">
            <text:p>16.1469440460205</text:p>
          </table:table-cell>
          <table:table-cell office:value-type="float" office:value="21.2919769287109" calcext:value-type="float">
            <text:p>21.2919769287109</text:p>
          </table:table-cell>
          <table:table-cell office:value-type="float" office:value="17.506872177124" calcext:value-type="float">
            <text:p>17.506872177124</text:p>
          </table:table-cell>
          <table:table-cell office:value-type="float" office:value="27.7458057403564" calcext:value-type="float">
            <text:p>27.7458057403564</text:p>
          </table:table-cell>
          <table:table-cell office:value-type="float" office:value="26.9184951782227" calcext:value-type="float">
            <text:p>26.9184951782227</text:p>
          </table:table-cell>
          <table:table-cell office:value-type="float" office:value="21.765552520752" calcext:value-type="float">
            <text:p>21.765552520752</text:p>
          </table:table-cell>
          <table:table-cell office:value-type="float" office:value="29.1231346130371" calcext:value-type="float">
            <text:p>29.1231346130371</text:p>
          </table:table-cell>
          <table:table-cell office:value-type="float" office:value="32.5040893554687" calcext:value-type="float">
            <text:p>32.5040893554687</text:p>
          </table:table-cell>
          <table:table-cell office:value-type="float" office:value="38.2251281738281" calcext:value-type="float">
            <text:p>38.2251281738281</text:p>
          </table:table-cell>
          <table:table-cell office:value-type="float" office:value="35.7953681945801" calcext:value-type="float">
            <text:p>35.7953681945801</text:p>
          </table:table-cell>
          <table:table-cell office:value-type="float" office:value="35.1514530181885" calcext:value-type="float">
            <text:p>35.1514530181885</text:p>
          </table:table-cell>
          <table:table-cell office:value-type="float" office:value="31.407244682312" calcext:value-type="float">
            <text:p>31.407244682312</text:p>
          </table:table-cell>
          <table:table-cell office:value-type="float" office:value="32.5326538085937" calcext:value-type="float">
            <text:p>32.5326538085937</text:p>
          </table:table-cell>
          <table:table-cell office:value-type="float" office:value="50.8856010437012" calcext:value-type="float">
            <text:p>50.8856010437012</text:p>
          </table:table-cell>
          <table:table-cell office:value-type="float" office:value="39.5345668792725" calcext:value-type="float">
            <text:p>39.5345668792725</text:p>
          </table:table-cell>
          <table:table-cell office:value-type="float" office:value="34.647388458252" calcext:value-type="float">
            <text:p>34.647388458252</text:p>
          </table:table-cell>
          <table:table-cell office:value-type="float" office:value="37.6708908081055" calcext:value-type="float">
            <text:p>37.6708908081055</text:p>
          </table:table-cell>
          <table:table-cell office:value-type="float" office:value="49.0649509429932" calcext:value-type="float">
            <text:p>49.0649509429932</text:p>
          </table:table-cell>
          <table:table-cell office:value-type="float" office:value="43.9552917480469" calcext:value-type="float">
            <text:p>43.9552917480469</text:p>
          </table:table-cell>
          <table:table-cell office:value-type="float" office:value="56.1214065551758" calcext:value-type="float">
            <text:p>56.1214065551758</text:p>
          </table:table-cell>
          <table:table-cell office:value-type="float" office:value="55.1345863342285" calcext:value-type="float">
            <text:p>55.1345863342285</text:p>
          </table:table-cell>
          <table:table-cell office:value-type="float" office:value="66.9153442382813" calcext:value-type="float">
            <text:p>66.9153442382813</text:p>
          </table:table-cell>
          <table:table-cell office:value-type="float" office:value="82.2666397094727" calcext:value-type="float">
            <text:p>82.2666397094727</text:p>
          </table:table-cell>
        </table:table-row>
        <table:table-row table:style-name="ro1">
          <table:table-cell office:value-type="date" office:date-value="2019-04-21" calcext:value-type="date">
            <text:p>2019-04-21</text:p>
          </table:table-cell>
          <table:table-cell office:value-type="float" office:value="16.8651027679443" calcext:value-type="float">
            <text:p>16.8651027679443</text:p>
          </table:table-cell>
          <table:table-cell office:value-type="float" office:value="16.9101257324219" calcext:value-type="float">
            <text:p>16.9101257324219</text:p>
          </table:table-cell>
          <table:table-cell office:value-type="float" office:value="15.8884224891663" calcext:value-type="float">
            <text:p>15.8884224891663</text:p>
          </table:table-cell>
          <table:table-cell office:value-type="float" office:value="22.0341548919678" calcext:value-type="float">
            <text:p>22.0341548919678</text:p>
          </table:table-cell>
          <table:table-cell office:value-type="float" office:value="23.8593864440918" calcext:value-type="float">
            <text:p>23.8593864440918</text:p>
          </table:table-cell>
          <table:table-cell office:value-type="float" office:value="16.6947040557861" calcext:value-type="float">
            <text:p>16.6947040557861</text:p>
          </table:table-cell>
          <table:table-cell office:value-type="float" office:value="23.8701171875" calcext:value-type="float">
            <text:p>23.8701171875</text:p>
          </table:table-cell>
          <table:table-cell office:value-type="float" office:value="15.4124546051025" calcext:value-type="float">
            <text:p>15.4124546051025</text:p>
          </table:table-cell>
          <table:table-cell office:value-type="float" office:value="14.7366466522217" calcext:value-type="float">
            <text:p>14.7366466522217</text:p>
          </table:table-cell>
          <table:table-cell office:value-type="float" office:value="16.9189167022705" calcext:value-type="float">
            <text:p>16.9189167022705</text:p>
          </table:table-cell>
          <table:table-cell office:value-type="float" office:value="16.6502323150635" calcext:value-type="float">
            <text:p>16.6502323150635</text:p>
          </table:table-cell>
          <table:table-cell office:value-type="float" office:value="27.6058959960937" calcext:value-type="float">
            <text:p>27.6058959960937</text:p>
          </table:table-cell>
          <table:table-cell office:value-type="float" office:value="20.6241149902344" calcext:value-type="float">
            <text:p>20.6241149902344</text:p>
          </table:table-cell>
          <table:table-cell office:value-type="float" office:value="16.9101257324219" calcext:value-type="float">
            <text:p>16.9101257324219</text:p>
          </table:table-cell>
          <table:table-cell office:value-type="float" office:value="20.6241149902344" calcext:value-type="float">
            <text:p>20.6241149902344</text:p>
          </table:table-cell>
          <table:table-cell office:value-type="float" office:value="24.9126224517822" calcext:value-type="float">
            <text:p>24.9126224517822</text:p>
          </table:table-cell>
          <table:table-cell office:value-type="float" office:value="38.0169792175293" calcext:value-type="float">
            <text:p>38.0169792175293</text:p>
          </table:table-cell>
          <table:table-cell office:value-type="float" office:value="37.1049690246582" calcext:value-type="float">
            <text:p>37.1049690246582</text:p>
          </table:table-cell>
          <table:table-cell office:value-type="float" office:value="32.9858703613281" calcext:value-type="float">
            <text:p>32.9858703613281</text:p>
          </table:table-cell>
          <table:table-cell office:value-type="float" office:value="28.981725692749" calcext:value-type="float">
            <text:p>28.981725692749</text:p>
          </table:table-cell>
          <table:table-cell office:value-type="float" office:value="30.7892513275146" calcext:value-type="float">
            <text:p>30.7892513275146</text:p>
          </table:table-cell>
          <table:table-cell office:value-type="float" office:value="41.3357772827149" calcext:value-type="float">
            <text:p>41.3357772827149</text:p>
          </table:table-cell>
          <table:table-cell office:value-type="float" office:value="39.1972789764404" calcext:value-type="float">
            <text:p>39.1972789764404</text:p>
          </table:table-cell>
          <table:table-cell office:value-type="float" office:value="31.6210269927979" calcext:value-type="float">
            <text:p>31.6210269927979</text:p>
          </table:table-cell>
          <table:table-cell office:value-type="float" office:value="32.4555702209473" calcext:value-type="float">
            <text:p>32.4555702209473</text:p>
          </table:table-cell>
          <table:table-cell office:value-type="float" office:value="38.8412532806396" calcext:value-type="float">
            <text:p>38.8412532806396</text:p>
          </table:table-cell>
          <table:table-cell office:value-type="float" office:value="35.6780548095703" calcext:value-type="float">
            <text:p>35.6780548095703</text:p>
          </table:table-cell>
          <table:table-cell office:value-type="float" office:value="40.1491546630859" calcext:value-type="float">
            <text:p>40.1491546630859</text:p>
          </table:table-cell>
          <table:table-cell office:value-type="float" office:value="53.4443626403809" calcext:value-type="float">
            <text:p>53.4443626403809</text:p>
          </table:table-cell>
          <table:table-cell office:value-type="float" office:value="69.713020324707" calcext:value-type="float">
            <text:p>69.713020324707</text:p>
          </table:table-cell>
          <table:table-cell office:value-type="float" office:value="66.3479843139649" calcext:value-type="float">
            <text:p>66.3479843139649</text:p>
          </table:table-cell>
        </table:table-row>
        <table:table-row table:style-name="ro1">
          <table:table-cell office:value-type="date" office:date-value="2019-04-24" calcext:value-type="date">
            <text:p>2019-04-24</text:p>
          </table:table-cell>
          <table:table-cell office:value-type="float" office:value="25.5057716369629" calcext:value-type="float">
            <text:p>25.5057716369629</text:p>
          </table:table-cell>
          <table:table-cell office:value-type="float" office:value="45.780445098877" calcext:value-type="float">
            <text:p>45.780445098877</text:p>
          </table:table-cell>
          <table:table-cell office:value-type="float" office:value="52.2352905273438" calcext:value-type="float">
            <text:p>52.2352905273438</text:p>
          </table:table-cell>
          <table:table-cell office:value-type="float" office:value="38.0392799377441" calcext:value-type="float">
            <text:p>38.0392799377441</text:p>
          </table:table-cell>
          <table:table-cell office:value-type="float" office:value="41.6592140197754" calcext:value-type="float">
            <text:p>41.6592140197754</text:p>
          </table:table-cell>
          <table:table-cell office:value-type="float" office:value="25.2669944763184" calcext:value-type="float">
            <text:p>25.2669944763184</text:p>
          </table:table-cell>
          <table:table-cell office:value-type="float" office:value="24.2987384796143" calcext:value-type="float">
            <text:p>24.2987384796143</text:p>
          </table:table-cell>
          <table:table-cell office:value-type="float" office:value="36.8792839050293" calcext:value-type="float">
            <text:p>36.8792839050293</text:p>
          </table:table-cell>
          <table:table-cell office:value-type="float" office:value="29.6360721588135" calcext:value-type="float">
            <text:p>29.6360721588135</text:p>
          </table:table-cell>
          <table:table-cell office:value-type="float" office:value="40.8006782531738" calcext:value-type="float">
            <text:p>40.8006782531738</text:p>
          </table:table-cell>
          <table:table-cell office:value-type="float" office:value="34.9581260681152" calcext:value-type="float">
            <text:p>34.9581260681152</text:p>
          </table:table-cell>
          <table:table-cell office:value-type="float" office:value="15.2395133972168" calcext:value-type="float">
            <text:p>15.2395133972168</text:p>
          </table:table-cell>
          <table:table-cell office:value-type="float" office:value="48.4549522399902" calcext:value-type="float">
            <text:p>48.4549522399902</text:p>
          </table:table-cell>
          <table:table-cell office:value-type="float" office:value="40.6110191345215" calcext:value-type="float">
            <text:p>40.6110191345215</text:p>
          </table:table-cell>
          <table:table-cell office:value-type="float" office:value="61.2453651428223" calcext:value-type="float">
            <text:p>61.2453651428223</text:p>
          </table:table-cell>
          <table:table-cell office:value-type="float" office:value="46.6491661071777" calcext:value-type="float">
            <text:p>46.6491661071777</text:p>
          </table:table-cell>
          <table:table-cell office:value-type="float" office:value="62.7032508850098" calcext:value-type="float">
            <text:p>62.7032508850098</text:p>
          </table:table-cell>
          <table:table-cell office:value-type="float" office:value="54.0574111938477" calcext:value-type="float">
            <text:p>54.0574111938477</text:p>
          </table:table-cell>
          <table:table-cell office:value-type="float" office:value="52.2303428649902" calcext:value-type="float">
            <text:p>52.2303428649902</text:p>
          </table:table-cell>
          <table:table-cell office:value-type="float" office:value="49.7751312255859" calcext:value-type="float">
            <text:p>49.7751312255859</text:p>
          </table:table-cell>
          <table:table-cell office:value-type="float" office:value="63.5773315429688" calcext:value-type="float">
            <text:p>63.5773315429688</text:p>
          </table:table-cell>
          <table:table-cell office:value-type="float" office:value="68.6295394897461" calcext:value-type="float">
            <text:p>68.6295394897461</text:p>
          </table:table-cell>
          <table:table-cell office:value-type="float" office:value="69.7964630126953" calcext:value-type="float">
            <text:p>69.7964630126953</text:p>
          </table:table-cell>
          <table:table-cell office:value-type="float" office:value="50.2663269042969" calcext:value-type="float">
            <text:p>50.2663269042969</text:p>
          </table:table-cell>
          <table:table-cell office:value-type="float" office:value="48.9844093322754" calcext:value-type="float">
            <text:p>48.9844093322754</text:p>
          </table:table-cell>
          <table:table-cell office:value-type="float" office:value="54.78688621521" calcext:value-type="float">
            <text:p>54.78688621521</text:p>
          </table:table-cell>
          <table:table-cell office:value-type="float" office:value="45.8508396148682" calcext:value-type="float">
            <text:p>45.8508396148682</text:p>
          </table:table-cell>
          <table:table-cell office:value-type="float" office:value="71.3255996704102" calcext:value-type="float">
            <text:p>71.3255996704102</text:p>
          </table:table-cell>
          <table:table-cell office:value-type="float" office:value="56.5443229675293" calcext:value-type="float">
            <text:p>56.5443229675293</text:p>
          </table:table-cell>
          <table:table-cell office:value-type="float" office:value="71.9086532592773" calcext:value-type="float">
            <text:p>71.9086532592773</text:p>
          </table:table-cell>
          <table:table-cell office:value-type="float" office:value="124.470474243164" calcext:value-type="float">
            <text:p>124.470474243164</text:p>
          </table:table-cell>
        </table:table-row>
        <table:table-row table:style-name="ro1">
          <table:table-cell office:value-type="date" office:date-value="2019-06-03" calcext:value-type="date">
            <text:p>2019-06-03</text:p>
          </table:table-cell>
          <table:table-cell office:value-type="float" office:value="16.2116804122925" calcext:value-type="float">
            <text:p>16.2116804122925</text:p>
          </table:table-cell>
          <table:table-cell office:value-type="float" office:value="39.3226890563965" calcext:value-type="float">
            <text:p>39.3226890563965</text:p>
          </table:table-cell>
          <table:table-cell office:value-type="float" office:value="33.3415718078613" calcext:value-type="float">
            <text:p>33.3415718078613</text:p>
          </table:table-cell>
          <table:table-cell office:value-type="float" office:value="23.1712875366211" calcext:value-type="float">
            <text:p>23.1712875366211</text:p>
          </table:table-cell>
          <table:table-cell office:value-type="float" office:value="16.2615976333618" calcext:value-type="float">
            <text:p>16.2615976333618</text:p>
          </table:table-cell>
          <table:table-cell office:value-type="float" office:value="15.3270692825317" calcext:value-type="float">
            <text:p>15.3270692825317</text:p>
          </table:table-cell>
          <table:table-cell office:value-type="float" office:value="24.8482255935669" calcext:value-type="float">
            <text:p>24.8482255935669</text:p>
          </table:table-cell>
          <table:table-cell office:value-type="float" office:value="32.9585037231445" calcext:value-type="float">
            <text:p>32.9585037231445</text:p>
          </table:table-cell>
          <table:table-cell office:value-type="float" office:value="16.4363145828247" calcext:value-type="float">
            <text:p>16.4363145828247</text:p>
          </table:table-cell>
          <table:table-cell office:value-type="float" office:value="48.0689353942871" calcext:value-type="float">
            <text:p>48.0689353942871</text:p>
          </table:table-cell>
          <table:table-cell office:value-type="float" office:value="39.8569793701172" calcext:value-type="float">
            <text:p>39.8569793701172</text:p>
          </table:table-cell>
          <table:table-cell office:value-type="float" office:value="44.0482215881348" calcext:value-type="float">
            <text:p>44.0482215881348</text:p>
          </table:table-cell>
          <table:table-cell office:value-type="float" office:value="29.3155822753906" calcext:value-type="float">
            <text:p>29.3155822753906</text:p>
          </table:table-cell>
          <table:table-cell office:value-type="float" office:value="17.905876159668" calcext:value-type="float">
            <text:p>17.905876159668</text:p>
          </table:table-cell>
          <table:table-cell office:value-type="float" office:value="42.5540809631348" calcext:value-type="float">
            <text:p>42.5540809631348</text:p>
          </table:table-cell>
          <table:table-cell office:value-type="float" office:value="23.7135238647461" calcext:value-type="float">
            <text:p>23.7135238647461</text:p>
          </table:table-cell>
          <table:table-cell office:value-type="float" office:value="45.081859588623" calcext:value-type="float">
            <text:p>45.081859588623</text:p>
          </table:table-cell>
          <table:table-cell office:value-type="float" office:value="34.2266006469727" calcext:value-type="float">
            <text:p>34.2266006469727</text:p>
          </table:table-cell>
          <table:table-cell office:value-type="float" office:value="84.5219039916992" calcext:value-type="float">
            <text:p>84.5219039916992</text:p>
          </table:table-cell>
          <table:table-cell office:value-type="float" office:value="65.901050567627" calcext:value-type="float">
            <text:p>65.901050567627</text:p>
          </table:table-cell>
          <table:table-cell office:value-type="float" office:value="93.4255142211914" calcext:value-type="float">
            <text:p>93.4255142211914</text:p>
          </table:table-cell>
          <table:table-cell office:value-type="float" office:value="102.456176757813" calcext:value-type="float">
            <text:p>102.456176757813</text:p>
          </table:table-cell>
          <table:table-cell office:value-type="float" office:value="65.5899505615234" calcext:value-type="float">
            <text:p>65.5899505615234</text:p>
          </table:table-cell>
          <table:table-cell office:value-type="float" office:value="34.4643669128418" calcext:value-type="float">
            <text:p>34.4643669128418</text:p>
          </table:table-cell>
          <table:table-cell office:value-type="float" office:value="29.4518375396729" calcext:value-type="float">
            <text:p>29.4518375396729</text:p>
          </table:table-cell>
          <table:table-cell office:value-type="float" office:value="57.1175861358643" calcext:value-type="float">
            <text:p>57.1175861358643</text:p>
          </table:table-cell>
          <table:table-cell office:value-type="float" office:value="19.1886157989502" calcext:value-type="float">
            <text:p>19.1886157989502</text:p>
          </table:table-cell>
          <table:table-cell office:value-type="float" office:value="63.3418655395508" calcext:value-type="float">
            <text:p>63.3418655395508</text:p>
          </table:table-cell>
          <table:table-cell office:value-type="float" office:value="32.8640518188477" calcext:value-type="float">
            <text:p>32.8640518188477</text:p>
          </table:table-cell>
          <table:table-cell office:value-type="float" office:value="63.5495452880859" calcext:value-type="float">
            <text:p>63.5495452880859</text:p>
          </table:table-cell>
          <table:table-cell office:value-type="float" office:value="111.816753387451" calcext:value-type="float">
            <text:p>111.816753387451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float" office:value="15.4050073623657" calcext:value-type="float">
            <text:p>15.4050073623657</text:p>
          </table:table-cell>
          <table:table-cell office:value-type="float" office:value="14.7895488739014" calcext:value-type="float">
            <text:p>14.7895488739014</text:p>
          </table:table-cell>
          <table:table-cell office:value-type="float" office:value="15.752685546875" calcext:value-type="float">
            <text:p>15.752685546875</text:p>
          </table:table-cell>
          <table:table-cell office:value-type="float" office:value="16.5861301422119" calcext:value-type="float">
            <text:p>16.5861301422119</text:p>
          </table:table-cell>
          <table:table-cell/>
          <table:table-cell office:value-type="float" office:value="16.4914836883545" calcext:value-type="float">
            <text:p>16.4914836883545</text:p>
          </table:table-cell>
          <table:table-cell table:number-columns-repeated="2"/>
          <table:table-cell office:value-type="float" office:value="23.0817070007324" calcext:value-type="float">
            <text:p>23.0817070007324</text:p>
          </table:table-cell>
          <table:table-cell office:value-type="float" office:value="15.3848962783813" calcext:value-type="float">
            <text:p>15.3848962783813</text:p>
          </table:table-cell>
          <table:table-cell/>
          <table:table-cell office:value-type="float" office:value="36.3850517272949" calcext:value-type="float">
            <text:p>36.3850517272949</text:p>
          </table:table-cell>
          <table:table-cell office:value-type="float" office:value="26.9753904342651" calcext:value-type="float">
            <text:p>26.9753904342651</text:p>
          </table:table-cell>
          <table:table-cell office:value-type="float" office:value="23.8931484222412" calcext:value-type="float">
            <text:p>23.8931484222412</text:p>
          </table:table-cell>
          <table:table-cell office:value-type="float" office:value="28.073938369751" calcext:value-type="float">
            <text:p>28.073938369751</text:p>
          </table:table-cell>
          <table:table-cell office:value-type="float" office:value="26.3821048736572" calcext:value-type="float">
            <text:p>26.3821048736572</text:p>
          </table:table-cell>
          <table:table-cell office:value-type="float" office:value="65.284797668457" calcext:value-type="float">
            <text:p>65.284797668457</text:p>
          </table:table-cell>
          <table:table-cell office:value-type="float" office:value="30.4422273635864" calcext:value-type="float">
            <text:p>30.4422273635864</text:p>
          </table:table-cell>
          <table:table-cell office:value-type="float" office:value="50.4985542297363" calcext:value-type="float">
            <text:p>50.4985542297363</text:p>
          </table:table-cell>
          <table:table-cell office:value-type="float" office:value="56.4104423522949" calcext:value-type="float">
            <text:p>56.4104423522949</text:p>
          </table:table-cell>
          <table:table-cell office:value-type="float" office:value="72.5549774169922" calcext:value-type="float">
            <text:p>72.5549774169922</text:p>
          </table:table-cell>
          <table:table-cell office:value-type="float" office:value="72.5799713134766" calcext:value-type="float">
            <text:p>72.5799713134766</text:p>
          </table:table-cell>
          <table:table-cell office:value-type="float" office:value="72.861083984375" calcext:value-type="float">
            <text:p>72.861083984375</text:p>
          </table:table-cell>
          <table:table-cell office:value-type="float" office:value="33.3321151733398" calcext:value-type="float">
            <text:p>33.3321151733398</text:p>
          </table:table-cell>
          <table:table-cell office:value-type="float" office:value="34.1304092407227" calcext:value-type="float">
            <text:p>34.1304092407227</text:p>
          </table:table-cell>
          <table:table-cell office:value-type="float" office:value="68.9383163452149" calcext:value-type="float">
            <text:p>68.9383163452149</text:p>
          </table:table-cell>
          <table:table-cell office:value-type="float" office:value="27.1790790557861" calcext:value-type="float">
            <text:p>27.1790790557861</text:p>
          </table:table-cell>
          <table:table-cell office:value-type="float" office:value="49.1811599731445" calcext:value-type="float">
            <text:p>49.1811599731445</text:p>
          </table:table-cell>
          <table:table-cell office:value-type="float" office:value="31.1670913696289" calcext:value-type="float">
            <text:p>31.1670913696289</text:p>
          </table:table-cell>
          <table:table-cell office:value-type="float" office:value="123.78833770752" calcext:value-type="float">
            <text:p>123.78833770752</text:p>
          </table:table-cell>
          <table:table-cell office:value-type="float" office:value="131.579330444336" calcext:value-type="float">
            <text:p>131.579330444336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float" office:value="15.6552867889404" calcext:value-type="float">
            <text:p>15.6552867889404</text:p>
          </table:table-cell>
          <table:table-cell office:value-type="float" office:value="24.8854122161865" calcext:value-type="float">
            <text:p>24.8854122161865</text:p>
          </table:table-cell>
          <table:table-cell office:value-type="float" office:value="27.7369031906128" calcext:value-type="float">
            <text:p>27.7369031906128</text:p>
          </table:table-cell>
          <table:table-cell office:value-type="float" office:value="16.9718532562256" calcext:value-type="float">
            <text:p>16.9718532562256</text:p>
          </table:table-cell>
          <table:table-cell office:value-type="float" office:value="21.9955825805664" calcext:value-type="float">
            <text:p>21.9955825805664</text:p>
          </table:table-cell>
          <table:table-cell office:value-type="float" office:value="15.261570930481" calcext:value-type="float">
            <text:p>15.261570930481</text:p>
          </table:table-cell>
          <table:table-cell office:value-type="float" office:value="21.374153137207" calcext:value-type="float">
            <text:p>21.374153137207</text:p>
          </table:table-cell>
          <table:table-cell office:value-type="float" office:value="22.2499799728394" calcext:value-type="float">
            <text:p>22.2499799728394</text:p>
          </table:table-cell>
          <table:table-cell office:value-type="float" office:value="15.3080778121948" calcext:value-type="float">
            <text:p>15.3080778121948</text:p>
          </table:table-cell>
          <table:table-cell office:value-type="float" office:value="25.4020519256592" calcext:value-type="float">
            <text:p>25.4020519256592</text:p>
          </table:table-cell>
          <table:table-cell office:value-type="float" office:value="26.4170703887939" calcext:value-type="float">
            <text:p>26.4170703887939</text:p>
          </table:table-cell>
          <table:table-cell office:value-type="float" office:value="29.1893882751465" calcext:value-type="float">
            <text:p>29.1893882751465</text:p>
          </table:table-cell>
          <table:table-cell office:value-type="float" office:value="20.9159889221191" calcext:value-type="float">
            <text:p>20.9159889221191</text:p>
          </table:table-cell>
          <table:table-cell office:value-type="float" office:value="16.1905345916748" calcext:value-type="float">
            <text:p>16.1905345916748</text:p>
          </table:table-cell>
          <table:table-cell office:value-type="float" office:value="24.2534484863281" calcext:value-type="float">
            <text:p>24.2534484863281</text:p>
          </table:table-cell>
          <table:table-cell office:value-type="float" office:value="23.1655368804932" calcext:value-type="float">
            <text:p>23.1655368804932</text:p>
          </table:table-cell>
          <table:table-cell office:value-type="float" office:value="46.2609100341797" calcext:value-type="float">
            <text:p>46.2609100341797</text:p>
          </table:table-cell>
          <table:table-cell office:value-type="float" office:value="46.5905456542969" calcext:value-type="float">
            <text:p>46.5905456542969</text:p>
          </table:table-cell>
          <table:table-cell office:value-type="float" office:value="62.2019195556641" calcext:value-type="float">
            <text:p>62.2019195556641</text:p>
          </table:table-cell>
          <table:table-cell office:value-type="float" office:value="84.2321662902832" calcext:value-type="float">
            <text:p>84.2321662902832</text:p>
          </table:table-cell>
          <table:table-cell office:value-type="float" office:value="83.905876159668" calcext:value-type="float">
            <text:p>83.905876159668</text:p>
          </table:table-cell>
          <table:table-cell office:value-type="float" office:value="158.684829711914" calcext:value-type="float">
            <text:p>158.684829711914</text:p>
          </table:table-cell>
          <table:table-cell office:value-type="float" office:value="25.8151054382324" calcext:value-type="float">
            <text:p>25.8151054382324</text:p>
          </table:table-cell>
          <table:table-cell office:value-type="float" office:value="42.340087890625" calcext:value-type="float">
            <text:p>42.340087890625</text:p>
          </table:table-cell>
          <table:table-cell office:value-type="float" office:value="35.5266551971436" calcext:value-type="float">
            <text:p>35.5266551971436</text:p>
          </table:table-cell>
          <table:table-cell office:value-type="float" office:value="34.5081367492676" calcext:value-type="float">
            <text:p>34.5081367492676</text:p>
          </table:table-cell>
          <table:table-cell office:value-type="float" office:value="26.9298362731934" calcext:value-type="float">
            <text:p>26.9298362731934</text:p>
          </table:table-cell>
          <table:table-cell office:value-type="float" office:value="36.9980621337891" calcext:value-type="float">
            <text:p>36.9980621337891</text:p>
          </table:table-cell>
          <table:table-cell office:value-type="float" office:value="32.80344581604" calcext:value-type="float">
            <text:p>32.80344581604</text:p>
          </table:table-cell>
          <table:table-cell office:value-type="float" office:value="34.0717601776123" calcext:value-type="float">
            <text:p>34.0717601776123</text:p>
          </table:table-cell>
          <table:table-cell office:value-type="float" office:value="46.8692169189453" calcext:value-type="float">
            <text:p>46.8692169189453</text:p>
          </table:table-cell>
        </table:table-row>
        <table:table-row table:style-name="ro1">
          <table:table-cell office:value-type="date" office:date-value="2019-06-30" calcext:value-type="date">
            <text:p>2019-06-30</text:p>
          </table:table-cell>
          <table:table-cell office:value-type="float" office:value="68.1605911254883" calcext:value-type="float">
            <text:p>68.1605911254883</text:p>
          </table:table-cell>
          <table:table-cell office:value-type="float" office:value="58.2997283935547" calcext:value-type="float">
            <text:p>58.2997283935547</text:p>
          </table:table-cell>
          <table:table-cell office:value-type="float" office:value="46.2890663146973" calcext:value-type="float">
            <text:p>46.2890663146973</text:p>
          </table:table-cell>
          <table:table-cell office:value-type="float" office:value="58.2997283935547" calcext:value-type="float">
            <text:p>58.2997283935547</text:p>
          </table:table-cell>
          <table:table-cell office:value-type="float" office:value="86.2272033691406" calcext:value-type="float">
            <text:p>86.2272033691406</text:p>
          </table:table-cell>
          <table:table-cell office:value-type="float" office:value="53.4059028625488" calcext:value-type="float">
            <text:p>53.4059028625488</text:p>
          </table:table-cell>
          <table:table-cell office:value-type="float" office:value="74.9192733764648" calcext:value-type="float">
            <text:p>74.9192733764648</text:p>
          </table:table-cell>
          <table:table-cell office:value-type="float" office:value="51.6071300506592" calcext:value-type="float">
            <text:p>51.6071300506592</text:p>
          </table:table-cell>
          <table:table-cell office:value-type="float" office:value="41.6665878295899" calcext:value-type="float">
            <text:p>41.6665878295899</text:p>
          </table:table-cell>
          <table:table-cell office:value-type="float" office:value="57.5241317749024" calcext:value-type="float">
            <text:p>57.5241317749024</text:p>
          </table:table-cell>
          <table:table-cell office:value-type="float" office:value="44.1237907409668" calcext:value-type="float">
            <text:p>44.1237907409668</text:p>
          </table:table-cell>
          <table:table-cell office:value-type="float" office:value="86.05419921875" calcext:value-type="float">
            <text:p>86.05419921875</text:p>
          </table:table-cell>
          <table:table-cell office:value-type="float" office:value="49.3736724853516" calcext:value-type="float">
            <text:p>49.3736724853516</text:p>
          </table:table-cell>
          <table:table-cell office:value-type="float" office:value="52.5416717529297" calcext:value-type="float">
            <text:p>52.5416717529297</text:p>
          </table:table-cell>
          <table:table-cell office:value-type="float" office:value="61.0737686157227" calcext:value-type="float">
            <text:p>61.0737686157227</text:p>
          </table:table-cell>
          <table:table-cell office:value-type="float" office:value="93.8488082885742" calcext:value-type="float">
            <text:p>93.8488082885742</text:p>
          </table:table-cell>
          <table:table-cell office:value-type="float" office:value="124.402976989746" calcext:value-type="float">
            <text:p>124.402976989746</text:p>
          </table:table-cell>
          <table:table-cell office:value-type="float" office:value="186.210418701172" calcext:value-type="float">
            <text:p>186.210418701172</text:p>
          </table:table-cell>
          <table:table-cell office:value-type="float" office:value="252.670967102051" calcext:value-type="float">
            <text:p>252.670967102051</text:p>
          </table:table-cell>
          <table:table-cell office:value-type="float" office:value="317.003158569336" calcext:value-type="float">
            <text:p>317.003158569336</text:p>
          </table:table-cell>
          <table:table-cell office:value-type="float" office:value="611.534515380859" calcext:value-type="float">
            <text:p>611.534515380859</text:p>
          </table:table-cell>
          <table:table-cell office:value-type="float" office:value="304.84033203125" calcext:value-type="float">
            <text:p>304.84033203125</text:p>
          </table:table-cell>
          <table:table-cell office:value-type="float" office:value="82.8566818237305" calcext:value-type="float">
            <text:p>82.8566818237305</text:p>
          </table:table-cell>
          <table:table-cell office:value-type="float" office:value="156.177856445313" calcext:value-type="float">
            <text:p>156.177856445313</text:p>
          </table:table-cell>
          <table:table-cell office:value-type="float" office:value="133.908248901367" calcext:value-type="float">
            <text:p>133.908248901367</text:p>
          </table:table-cell>
          <table:table-cell office:value-type="float" office:value="198.313163757324" calcext:value-type="float">
            <text:p>198.313163757324</text:p>
          </table:table-cell>
          <table:table-cell office:value-type="float" office:value="166.583724975586" calcext:value-type="float">
            <text:p>166.583724975586</text:p>
          </table:table-cell>
          <table:table-cell office:value-type="float" office:value="158.39582824707" calcext:value-type="float">
            <text:p>158.39582824707</text:p>
          </table:table-cell>
          <table:table-cell office:value-type="float" office:value="209.996063232422" calcext:value-type="float">
            <text:p>209.996063232422</text:p>
          </table:table-cell>
          <table:table-cell office:value-type="float" office:value="359.043060302734" calcext:value-type="float">
            <text:p>359.043060302734</text:p>
          </table:table-cell>
          <table:table-cell office:value-type="float" office:value="159.794677734375" calcext:value-type="float">
            <text:p>159.794677734375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float" office:value="23.5320568084717" calcext:value-type="float">
            <text:p>23.5320568084717</text:p>
          </table:table-cell>
          <table:table-cell office:value-type="float" office:value="28.7287750244141" calcext:value-type="float">
            <text:p>28.7287750244141</text:p>
          </table:table-cell>
          <table:table-cell office:value-type="float" office:value="22.5240020751953" calcext:value-type="float">
            <text:p>22.5240020751953</text:p>
          </table:table-cell>
          <table:table-cell office:value-type="float" office:value="24.1591024398804" calcext:value-type="float">
            <text:p>24.1591024398804</text:p>
          </table:table-cell>
          <table:table-cell office:value-type="float" office:value="26.5577554702759" calcext:value-type="float">
            <text:p>26.5577554702759</text:p>
          </table:table-cell>
          <table:table-cell office:value-type="float" office:value="26.970947265625" calcext:value-type="float">
            <text:p>26.970947265625</text:p>
          </table:table-cell>
          <table:table-cell office:value-type="float" office:value="30.6387901306152" calcext:value-type="float">
            <text:p>30.6387901306152</text:p>
          </table:table-cell>
          <table:table-cell office:value-type="float" office:value="30.2255077362061" calcext:value-type="float">
            <text:p>30.2255077362061</text:p>
          </table:table-cell>
          <table:table-cell office:value-type="float" office:value="29.826078414917" calcext:value-type="float">
            <text:p>29.826078414917</text:p>
          </table:table-cell>
          <table:table-cell office:value-type="float" office:value="35.0063819885254" calcext:value-type="float">
            <text:p>35.0063819885254</text:p>
          </table:table-cell>
          <table:table-cell office:value-type="float" office:value="26.6878452301025" calcext:value-type="float">
            <text:p>26.6878452301025</text:p>
          </table:table-cell>
          <table:table-cell office:value-type="float" office:value="35.3101844787598" calcext:value-type="float">
            <text:p>35.3101844787598</text:p>
          </table:table-cell>
          <table:table-cell office:value-type="float" office:value="35.9267807006836" calcext:value-type="float">
            <text:p>35.9267807006836</text:p>
          </table:table-cell>
          <table:table-cell office:value-type="float" office:value="35.0035247802734" calcext:value-type="float">
            <text:p>35.0035247802734</text:p>
          </table:table-cell>
          <table:table-cell office:value-type="float" office:value="37.949161529541" calcext:value-type="float">
            <text:p>37.949161529541</text:p>
          </table:table-cell>
          <table:table-cell office:value-type="float" office:value="42.596565246582" calcext:value-type="float">
            <text:p>42.596565246582</text:p>
          </table:table-cell>
          <table:table-cell office:value-type="float" office:value="84.8582077026367" calcext:value-type="float">
            <text:p>84.8582077026367</text:p>
          </table:table-cell>
          <table:table-cell office:value-type="float" office:value="71.7925109863281" calcext:value-type="float">
            <text:p>71.7925109863281</text:p>
          </table:table-cell>
          <table:table-cell office:value-type="float" office:value="131.449333190918" calcext:value-type="float">
            <text:p>131.449333190918</text:p>
          </table:table-cell>
          <table:table-cell office:value-type="float" office:value="219.711563110352" calcext:value-type="float">
            <text:p>219.711563110352</text:p>
          </table:table-cell>
          <table:table-cell office:value-type="float" office:value="265.096740722656" calcext:value-type="float">
            <text:p>265.096740722656</text:p>
          </table:table-cell>
          <table:table-cell office:value-type="float" office:value="267.316558837891" calcext:value-type="float">
            <text:p>267.316558837891</text:p>
          </table:table-cell>
          <table:table-cell office:value-type="float" office:value="55.5439033508301" calcext:value-type="float">
            <text:p>55.5439033508301</text:p>
          </table:table-cell>
          <table:table-cell office:value-type="float" office:value="99.7531433105469" calcext:value-type="float">
            <text:p>99.7531433105469</text:p>
          </table:table-cell>
          <table:table-cell office:value-type="float" office:value="96.4302368164062" calcext:value-type="float">
            <text:p>96.4302368164062</text:p>
          </table:table-cell>
          <table:table-cell office:value-type="float" office:value="132.818771362305" calcext:value-type="float">
            <text:p>132.818771362305</text:p>
          </table:table-cell>
          <table:table-cell office:value-type="float" office:value="83.5882987976074" calcext:value-type="float">
            <text:p>83.5882987976074</text:p>
          </table:table-cell>
          <table:table-cell office:value-type="float" office:value="126.476593017578" calcext:value-type="float">
            <text:p>126.476593017578</text:p>
          </table:table-cell>
          <table:table-cell office:value-type="float" office:value="108.003662109375" calcext:value-type="float">
            <text:p>108.003662109375</text:p>
          </table:table-cell>
          <table:table-cell office:value-type="float" office:value="137.106994628906" calcext:value-type="float">
            <text:p>137.106994628906</text:p>
          </table:table-cell>
          <table:table-cell office:value-type="float" office:value="74.0042266845703" calcext:value-type="float">
            <text:p>74.0042266845703</text:p>
          </table:table-cell>
        </table:table-row>
        <table:table-row table:style-name="ro1">
          <table:table-cell office:value-type="date" office:date-value="2019-07-23" calcext:value-type="date">
            <text:p>2019-07-23</text:p>
          </table:table-cell>
          <table:table-cell office:value-type="float" office:value="13.7421817779541" calcext:value-type="float">
            <text:p>13.7421817779541</text:p>
          </table:table-cell>
          <table:table-cell office:value-type="float" office:value="20.7170581817627" calcext:value-type="float">
            <text:p>20.7170581817627</text:p>
          </table:table-cell>
          <table:table-cell office:value-type="float" office:value="16.9979057312012" calcext:value-type="float">
            <text:p>16.9979057312012</text:p>
          </table:table-cell>
          <table:table-cell office:value-type="float" office:value="16.7441005706787" calcext:value-type="float">
            <text:p>16.7441005706787</text:p>
          </table:table-cell>
          <table:table-cell office:value-type="float" office:value="15.3617000579834" calcext:value-type="float">
            <text:p>15.3617000579834</text:p>
          </table:table-cell>
          <table:table-cell office:value-type="float" office:value="13.2589340209961" calcext:value-type="float">
            <text:p>13.2589340209961</text:p>
          </table:table-cell>
          <table:table-cell office:value-type="float" office:value="21.201545715332" calcext:value-type="float">
            <text:p>21.201545715332</text:p>
          </table:table-cell>
          <table:table-cell office:value-type="float" office:value="19.1136426925659" calcext:value-type="float">
            <text:p>19.1136426925659</text:p>
          </table:table-cell>
          <table:table-cell office:value-type="float" office:value="13.5175905227661" calcext:value-type="float">
            <text:p>13.5175905227661</text:p>
          </table:table-cell>
          <table:table-cell office:value-type="float" office:value="21.299825668335" calcext:value-type="float">
            <text:p>21.299825668335</text:p>
          </table:table-cell>
          <table:table-cell office:value-type="float" office:value="14.6690292358398" calcext:value-type="float">
            <text:p>14.6690292358398</text:p>
          </table:table-cell>
          <table:table-cell office:value-type="float" office:value="25.8778114318848" calcext:value-type="float">
            <text:p>25.8778114318848</text:p>
          </table:table-cell>
          <table:table-cell office:value-type="float" office:value="19.5325336456299" calcext:value-type="float">
            <text:p>19.5325336456299</text:p>
          </table:table-cell>
          <table:table-cell office:value-type="float" office:value="15.5516386032105" calcext:value-type="float">
            <text:p>15.5516386032105</text:p>
          </table:table-cell>
          <table:table-cell office:value-type="float" office:value="18.8314228057861" calcext:value-type="float">
            <text:p>18.8314228057861</text:p>
          </table:table-cell>
          <table:table-cell office:value-type="float" office:value="16.631175994873" calcext:value-type="float">
            <text:p>16.631175994873</text:p>
          </table:table-cell>
          <table:table-cell office:value-type="float" office:value="26.5799160003662" calcext:value-type="float">
            <text:p>26.5799160003662</text:p>
          </table:table-cell>
          <table:table-cell office:value-type="float" office:value="31.7497749328613" calcext:value-type="float">
            <text:p>31.7497749328613</text:p>
          </table:table-cell>
          <table:table-cell office:value-type="float" office:value="69.0347900390625" calcext:value-type="float">
            <text:p>69.0347900390625</text:p>
          </table:table-cell>
          <table:table-cell office:value-type="float" office:value="313.85791015625" calcext:value-type="float">
            <text:p>313.85791015625</text:p>
          </table:table-cell>
          <table:table-cell office:value-type="float" office:value="367.344818115234" calcext:value-type="float">
            <text:p>367.344818115234</text:p>
          </table:table-cell>
          <table:table-cell office:value-type="float" office:value="255.406311035156" calcext:value-type="float">
            <text:p>255.406311035156</text:p>
          </table:table-cell>
          <table:table-cell office:value-type="float" office:value="51.3820991516113" calcext:value-type="float">
            <text:p>51.3820991516113</text:p>
          </table:table-cell>
          <table:table-cell office:value-type="float" office:value="32.663631439209" calcext:value-type="float">
            <text:p>32.663631439209</text:p>
          </table:table-cell>
          <table:table-cell office:value-type="float" office:value="30.0216789245605" calcext:value-type="float">
            <text:p>30.0216789245605</text:p>
          </table:table-cell>
          <table:table-cell office:value-type="float" office:value="47.5286140441895" calcext:value-type="float">
            <text:p>47.5286140441895</text:p>
          </table:table-cell>
          <table:table-cell office:value-type="float" office:value="31.006046295166" calcext:value-type="float">
            <text:p>31.006046295166</text:p>
          </table:table-cell>
          <table:table-cell office:value-type="float" office:value="39.3541107177734" calcext:value-type="float">
            <text:p>39.3541107177734</text:p>
          </table:table-cell>
          <table:table-cell office:value-type="float" office:value="45.1140670776367" calcext:value-type="float">
            <text:p>45.1140670776367</text:p>
          </table:table-cell>
          <table:table-cell office:value-type="float" office:value="90.8036155700684" calcext:value-type="float">
            <text:p>90.8036155700684</text:p>
          </table:table-cell>
          <table:table-cell office:value-type="float" office:value="105.724639892578" calcext:value-type="float">
            <text:p>105.724639892578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float" office:value="13.7781467437744" calcext:value-type="float">
            <text:p>13.7781467437744</text:p>
          </table:table-cell>
          <table:table-cell office:value-type="float" office:value="17.5759239196777" calcext:value-type="float">
            <text:p>17.5759239196777</text:p>
          </table:table-cell>
          <table:table-cell office:value-type="float" office:value="19.3483943939209" calcext:value-type="float">
            <text:p>19.3483943939209</text:p>
          </table:table-cell>
          <table:table-cell office:value-type="float" office:value="15.7439556121826" calcext:value-type="float">
            <text:p>15.7439556121826</text:p>
          </table:table-cell>
          <table:table-cell office:value-type="float" office:value="20.3077812194824" calcext:value-type="float">
            <text:p>20.3077812194824</text:p>
          </table:table-cell>
          <table:table-cell office:value-type="float" office:value="13.6861438751221" calcext:value-type="float">
            <text:p>13.6861438751221</text:p>
          </table:table-cell>
          <table:table-cell office:value-type="float" office:value="17.0154466629028" calcext:value-type="float">
            <text:p>17.0154466629028</text:p>
          </table:table-cell>
          <table:table-cell office:value-type="float" office:value="16.8056755065918" calcext:value-type="float">
            <text:p>16.8056755065918</text:p>
          </table:table-cell>
          <table:table-cell office:value-type="float" office:value="12.6950750350952" calcext:value-type="float">
            <text:p>12.6950750350952</text:p>
          </table:table-cell>
          <table:table-cell office:value-type="float" office:value="17.9232616424561" calcext:value-type="float">
            <text:p>17.9232616424561</text:p>
          </table:table-cell>
          <table:table-cell office:value-type="float" office:value="15.9616003036499" calcext:value-type="float">
            <text:p>15.9616003036499</text:p>
          </table:table-cell>
          <table:table-cell office:value-type="float" office:value="16.9641819000244" calcext:value-type="float">
            <text:p>16.9641819000244</text:p>
          </table:table-cell>
          <table:table-cell office:value-type="float" office:value="16.0829486846924" calcext:value-type="float">
            <text:p>16.0829486846924</text:p>
          </table:table-cell>
          <table:table-cell office:value-type="float" office:value="14.5227832794189" calcext:value-type="float">
            <text:p>14.5227832794189</text:p>
          </table:table-cell>
          <table:table-cell office:value-type="float" office:value="17.8435668945313" calcext:value-type="float">
            <text:p>17.8435668945313</text:p>
          </table:table-cell>
          <table:table-cell office:value-type="float" office:value="14.4615297317505" calcext:value-type="float">
            <text:p>14.4615297317505</text:p>
          </table:table-cell>
          <table:table-cell office:value-type="float" office:value="16.793924331665" calcext:value-type="float">
            <text:p>16.793924331665</text:p>
          </table:table-cell>
          <table:table-cell office:value-type="float" office:value="16.2355861663818" calcext:value-type="float">
            <text:p>16.2355861663818</text:p>
          </table:table-cell>
          <table:table-cell office:value-type="float" office:value="26.9188690185547" calcext:value-type="float">
            <text:p>26.9188690185547</text:p>
          </table:table-cell>
          <table:table-cell office:value-type="float" office:value="80.1166648864746" calcext:value-type="float">
            <text:p>80.1166648864746</text:p>
          </table:table-cell>
          <table:table-cell office:value-type="float" office:value="266.420257568359" calcext:value-type="float">
            <text:p>266.420257568359</text:p>
          </table:table-cell>
          <table:table-cell office:value-type="float" office:value="374.783706665039" calcext:value-type="float">
            <text:p>374.783706665039</text:p>
          </table:table-cell>
          <table:table-cell office:value-type="float" office:value="68.2442169189453" calcext:value-type="float">
            <text:p>68.2442169189453</text:p>
          </table:table-cell>
          <table:table-cell office:value-type="float" office:value="17.7947826385498" calcext:value-type="float">
            <text:p>17.7947826385498</text:p>
          </table:table-cell>
          <table:table-cell office:value-type="float" office:value="22.2452793121338" calcext:value-type="float">
            <text:p>22.2452793121338</text:p>
          </table:table-cell>
          <table:table-cell office:value-type="float" office:value="40.6294975280762" calcext:value-type="float">
            <text:p>40.6294975280762</text:p>
          </table:table-cell>
          <table:table-cell office:value-type="float" office:value="24.5220985412598" calcext:value-type="float">
            <text:p>24.5220985412598</text:p>
          </table:table-cell>
          <table:table-cell office:value-type="float" office:value="36.1807250976562" calcext:value-type="float">
            <text:p>36.1807250976562</text:p>
          </table:table-cell>
          <table:table-cell office:value-type="float" office:value="32.9134559631348" calcext:value-type="float">
            <text:p>32.9134559631348</text:p>
          </table:table-cell>
          <table:table-cell office:value-type="float" office:value="159.277084350586" calcext:value-type="float">
            <text:p>159.277084350586</text:p>
          </table:table-cell>
          <table:table-cell office:value-type="float" office:value="74.5285034179688" calcext:value-type="float">
            <text:p>74.5285034179688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float" office:value="16.7911281585693" calcext:value-type="float">
            <text:p>16.7911281585693</text:p>
          </table:table-cell>
          <table:table-cell office:value-type="float" office:value="21.013952255249" calcext:value-type="float">
            <text:p>21.013952255249</text:p>
          </table:table-cell>
          <table:table-cell office:value-type="float" office:value="22.1450538635254" calcext:value-type="float">
            <text:p>22.1450538635254</text:p>
          </table:table-cell>
          <table:table-cell office:value-type="float" office:value="15.4823651313782" calcext:value-type="float">
            <text:p>15.4823651313782</text:p>
          </table:table-cell>
          <table:table-cell office:value-type="float" office:value="22.59934425354" calcext:value-type="float">
            <text:p>22.59934425354</text:p>
          </table:table-cell>
          <table:table-cell office:value-type="float" office:value="20.0752182006836" calcext:value-type="float">
            <text:p>20.0752182006836</text:p>
          </table:table-cell>
          <table:table-cell office:value-type="float" office:value="25.5656881332397" calcext:value-type="float">
            <text:p>25.5656881332397</text:p>
          </table:table-cell>
          <table:table-cell office:value-type="float" office:value="21.5624179840088" calcext:value-type="float">
            <text:p>21.5624179840088</text:p>
          </table:table-cell>
          <table:table-cell office:value-type="float" office:value="16.9725894927979" calcext:value-type="float">
            <text:p>16.9725894927979</text:p>
          </table:table-cell>
          <table:table-cell office:value-type="float" office:value="22.7345008850098" calcext:value-type="float">
            <text:p>22.7345008850098</text:p>
          </table:table-cell>
          <table:table-cell office:value-type="float" office:value="21.8026866912842" calcext:value-type="float">
            <text:p>21.8026866912842</text:p>
          </table:table-cell>
          <table:table-cell office:value-type="float" office:value="31.4727115631104" calcext:value-type="float">
            <text:p>31.4727115631104</text:p>
          </table:table-cell>
          <table:table-cell office:value-type="float" office:value="23.9207782745361" calcext:value-type="float">
            <text:p>23.9207782745361</text:p>
          </table:table-cell>
          <table:table-cell office:value-type="float" office:value="25.4934196472168" calcext:value-type="float">
            <text:p>25.4934196472168</text:p>
          </table:table-cell>
          <table:table-cell office:value-type="float" office:value="30.3474884033203" calcext:value-type="float">
            <text:p>30.3474884033203</text:p>
          </table:table-cell>
          <table:table-cell office:value-type="float" office:value="30.2577381134033" calcext:value-type="float">
            <text:p>30.2577381134033</text:p>
          </table:table-cell>
          <table:table-cell office:value-type="float" office:value="37.8226547241211" calcext:value-type="float">
            <text:p>37.8226547241211</text:p>
          </table:table-cell>
          <table:table-cell office:value-type="float" office:value="82.7642593383789" calcext:value-type="float">
            <text:p>82.7642593383789</text:p>
          </table:table-cell>
          <table:table-cell office:value-type="float" office:value="218.072143554688" calcext:value-type="float">
            <text:p>218.072143554688</text:p>
          </table:table-cell>
          <table:table-cell office:value-type="float" office:value="393.396575927734" calcext:value-type="float">
            <text:p>393.396575927734</text:p>
          </table:table-cell>
          <table:table-cell office:value-type="float" office:value="411.914123535156" calcext:value-type="float">
            <text:p>411.914123535156</text:p>
          </table:table-cell>
          <table:table-cell office:value-type="float" office:value="336.949508666992" calcext:value-type="float">
            <text:p>336.949508666992</text:p>
          </table:table-cell>
          <table:table-cell office:value-type="float" office:value="63.424976348877" calcext:value-type="float">
            <text:p>63.424976348877</text:p>
          </table:table-cell>
          <table:table-cell office:value-type="float" office:value="92.3580856323242" calcext:value-type="float">
            <text:p>92.3580856323242</text:p>
          </table:table-cell>
          <table:table-cell office:value-type="float" office:value="86.0809631347656" calcext:value-type="float">
            <text:p>86.0809631347656</text:p>
          </table:table-cell>
          <table:table-cell office:value-type="float" office:value="146.759803771973" calcext:value-type="float">
            <text:p>146.759803771973</text:p>
          </table:table-cell>
          <table:table-cell office:value-type="float" office:value="72.5199813842773" calcext:value-type="float">
            <text:p>72.5199813842773</text:p>
          </table:table-cell>
          <table:table-cell office:value-type="float" office:value="48.4983024597168" calcext:value-type="float">
            <text:p>48.4983024597168</text:p>
          </table:table-cell>
          <table:table-cell office:value-type="float" office:value="84.0192642211914" calcext:value-type="float">
            <text:p>84.0192642211914</text:p>
          </table:table-cell>
          <table:table-cell office:value-type="float" office:value="248.451789855957" calcext:value-type="float">
            <text:p>248.451789855957</text:p>
          </table:table-cell>
          <table:table-cell office:value-type="float" office:value="68.4402770996094" calcext:value-type="float">
            <text:p>68.4402770996094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19.7674598693848" calcext:value-type="float">
            <text:p>19.7674598693848</text:p>
          </table:table-cell>
          <table:table-cell office:value-type="float" office:value="23.0167980194092" calcext:value-type="float">
            <text:p>23.0167980194092</text:p>
          </table:table-cell>
          <table:table-cell/>
          <table:table-cell office:value-type="float" office:value="20.6321239471436" calcext:value-type="float">
            <text:p>20.6321239471436</text:p>
          </table:table-cell>
          <table:table-cell office:value-type="float" office:value="22.1973743438721" calcext:value-type="float">
            <text:p>22.1973743438721</text:p>
          </table:table-cell>
          <table:table-cell office:value-type="float" office:value="21.2892818450928" calcext:value-type="float">
            <text:p>21.2892818450928</text:p>
          </table:table-cell>
          <table:table-cell office:value-type="float" office:value="24.1968402862549" calcext:value-type="float">
            <text:p>24.1968402862549</text:p>
          </table:table-cell>
          <table:table-cell office:value-type="float" office:value="31.5826759338379" calcext:value-type="float">
            <text:p>31.5826759338379</text:p>
          </table:table-cell>
          <table:table-cell office:value-type="float" office:value="29.8122959136963" calcext:value-type="float">
            <text:p>29.8122959136963</text:p>
          </table:table-cell>
          <table:table-cell office:value-type="float" office:value="26.7405757904053" calcext:value-type="float">
            <text:p>26.7405757904053</text:p>
          </table:table-cell>
          <table:table-cell office:value-type="float" office:value="27.0383682250977" calcext:value-type="float">
            <text:p>27.0383682250977</text:p>
          </table:table-cell>
          <table:table-cell office:value-type="float" office:value="32.9065475463867" calcext:value-type="float">
            <text:p>32.9065475463867</text:p>
          </table:table-cell>
          <table:table-cell office:value-type="float" office:value="33.3718872070312" calcext:value-type="float">
            <text:p>33.3718872070312</text:p>
          </table:table-cell>
          <table:table-cell office:value-type="float" office:value="74.3795928955078" calcext:value-type="float">
            <text:p>74.3795928955078</text:p>
          </table:table-cell>
          <table:table-cell office:value-type="float" office:value="51.6867141723633" calcext:value-type="float">
            <text:p>51.6867141723633</text:p>
          </table:table-cell>
          <table:table-cell office:value-type="float" office:value="121.558715820313" calcext:value-type="float">
            <text:p>121.558715820313</text:p>
          </table:table-cell>
          <table:table-cell office:value-type="float" office:value="104.688125610352" calcext:value-type="float">
            <text:p>104.688125610352</text:p>
          </table:table-cell>
          <table:table-cell office:value-type="float" office:value="141.881454467773" calcext:value-type="float">
            <text:p>141.881454467773</text:p>
          </table:table-cell>
          <table:table-cell office:value-type="float" office:value="95.5205497741699" calcext:value-type="float">
            <text:p>95.5205497741699</text:p>
          </table:table-cell>
          <table:table-cell office:value-type="float" office:value="166.169448852539" calcext:value-type="float">
            <text:p>166.169448852539</text:p>
          </table:table-cell>
          <table:table-cell office:value-type="float" office:value="52.6244773864746" calcext:value-type="float">
            <text:p>52.6244773864746</text:p>
          </table:table-cell>
          <table:table-cell office:value-type="float" office:value="223.075866699219" calcext:value-type="float">
            <text:p>223.075866699219</text:p>
          </table:table-cell>
          <table:table-cell office:value-type="float" office:value="44.7452964782715" calcext:value-type="float">
            <text:p>44.7452964782715</text:p>
          </table:table-cell>
          <table:table-cell office:value-type="float" office:value="98.3895111083984" calcext:value-type="float">
            <text:p>98.3895111083984</text:p>
          </table:table-cell>
          <table:table-cell office:value-type="float" office:value="241.724044799805" calcext:value-type="float">
            <text:p>241.724044799805</text:p>
          </table:table-cell>
          <table:table-cell/>
          <table:table-cell office:value-type="float" office:value="150.807174682617" calcext:value-type="float">
            <text:p>150.807174682617</text:p>
          </table:table-cell>
          <table:table-cell/>
          <table:table-cell office:value-type="float" office:value="55.2259140014648" calcext:value-type="float">
            <text:p>55.2259140014648</text:p>
          </table:table-cell>
          <table:table-cell table:number-columns-repeated="2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float" office:value="15.1242141723633" calcext:value-type="float">
            <text:p>15.1242141723633</text:p>
          </table:table-cell>
          <table:table-cell office:value-type="float" office:value="13.265251159668" calcext:value-type="float">
            <text:p>13.265251159668</text:p>
          </table:table-cell>
          <table:table-cell office:value-type="float" office:value="14.5631332397461" calcext:value-type="float">
            <text:p>14.5631332397461</text:p>
          </table:table-cell>
          <table:table-cell table:number-columns-repeated="2"/>
          <table:table-cell office:value-type="float" office:value="14.4587869644165" calcext:value-type="float">
            <text:p>14.4587869644165</text:p>
          </table:table-cell>
          <table:table-cell office:value-type="float" office:value="16.2107810974121" calcext:value-type="float">
            <text:p>16.2107810974121</text:p>
          </table:table-cell>
          <table:table-cell/>
          <table:table-cell office:value-type="float" office:value="21.096565246582" calcext:value-type="float">
            <text:p>21.096565246582</text:p>
          </table:table-cell>
          <table:table-cell table:number-columns-repeated="2"/>
          <table:table-cell office:value-type="float" office:value="20.1146774291992" calcext:value-type="float">
            <text:p>20.1146774291992</text:p>
          </table:table-cell>
          <table:table-cell office:value-type="float" office:value="17.719596862793" calcext:value-type="float">
            <text:p>17.719596862793</text:p>
          </table:table-cell>
          <table:table-cell office:value-type="float" office:value="29.6445198059082" calcext:value-type="float">
            <text:p>29.6445198059082</text:p>
          </table:table-cell>
          <table:table-cell office:value-type="float" office:value="35.1166458129883" calcext:value-type="float">
            <text:p>35.1166458129883</text:p>
          </table:table-cell>
          <table:table-cell office:value-type="float" office:value="29.3877925872803" calcext:value-type="float">
            <text:p>29.3877925872803</text:p>
          </table:table-cell>
          <table:table-cell/>
          <table:table-cell office:value-type="float" office:value="44.7971973419189" calcext:value-type="float">
            <text:p>44.7971973419189</text:p>
          </table:table-cell>
          <table:table-cell/>
          <table:table-cell office:value-type="float" office:value="78.2180862426758" calcext:value-type="float">
            <text:p>78.2180862426758</text:p>
          </table:table-cell>
          <table:table-cell office:value-type="float" office:value="35.186637878418" calcext:value-type="float">
            <text:p>35.186637878418</text:p>
          </table:table-cell>
          <table:table-cell office:value-type="float" office:value="168.962585449219" calcext:value-type="float">
            <text:p>168.962585449219</text:p>
          </table:table-cell>
          <table:table-cell office:value-type="float" office:value="17.1514482498169" calcext:value-type="float">
            <text:p>17.1514482498169</text:p>
          </table:table-cell>
          <table:table-cell office:value-type="float" office:value="152.583679199219" calcext:value-type="float">
            <text:p>152.583679199219</text:p>
          </table:table-cell>
          <table:table-cell office:value-type="float" office:value="254.322708129883" calcext:value-type="float">
            <text:p>254.322708129883</text:p>
          </table:table-cell>
          <table:table-cell office:value-type="float" office:value="65.2386131286621" calcext:value-type="float">
            <text:p>65.2386131286621</text:p>
          </table:table-cell>
          <table:table-cell office:value-type="float" office:value="259.080108642578" calcext:value-type="float">
            <text:p>259.080108642578</text:p>
          </table:table-cell>
          <table:table-cell office:value-type="float" office:value="97.4276123046875" calcext:value-type="float">
            <text:p>97.4276123046875</text:p>
          </table:table-cell>
          <table:table-cell office:value-type="float" office:value="72.0131759643555" calcext:value-type="float">
            <text:p>72.0131759643555</text:p>
          </table:table-cell>
          <table:table-cell office:value-type="float" office:value="52.4820594787598" calcext:value-type="float">
            <text:p>52.4820594787598</text:p>
          </table:table-cell>
          <table:table-cell office:value-type="float" office:value="49.7612609863281" calcext:value-type="float">
            <text:p>49.7612609863281</text:p>
          </table:table-cell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office:value-type="float" office:value="23.8955898284912" calcext:value-type="float">
            <text:p>23.8955898284912</text:p>
          </table:table-cell>
          <table:table-cell office:value-type="float" office:value="31.2181816101074" calcext:value-type="float">
            <text:p>31.2181816101074</text:p>
          </table:table-cell>
          <table:table-cell office:value-type="float" office:value="32.7495193481445" calcext:value-type="float">
            <text:p>32.7495193481445</text:p>
          </table:table-cell>
          <table:table-cell office:value-type="float" office:value="26.1711206436157" calcext:value-type="float">
            <text:p>26.1711206436157</text:p>
          </table:table-cell>
          <table:table-cell office:value-type="float" office:value="30.197416305542" calcext:value-type="float">
            <text:p>30.197416305542</text:p>
          </table:table-cell>
          <table:table-cell office:value-type="float" office:value="24.2096862792969" calcext:value-type="float">
            <text:p>24.2096862792969</text:p>
          </table:table-cell>
          <table:table-cell office:value-type="float" office:value="32.2500152587891" calcext:value-type="float">
            <text:p>32.2500152587891</text:p>
          </table:table-cell>
          <table:table-cell office:value-type="float" office:value="27.9433269500732" calcext:value-type="float">
            <text:p>27.9433269500732</text:p>
          </table:table-cell>
          <table:table-cell office:value-type="float" office:value="24.8019409179687" calcext:value-type="float">
            <text:p>24.8019409179687</text:p>
          </table:table-cell>
          <table:table-cell office:value-type="float" office:value="33.9068908691406" calcext:value-type="float">
            <text:p>33.9068908691406</text:p>
          </table:table-cell>
          <table:table-cell office:value-type="float" office:value="32.1710357666016" calcext:value-type="float">
            <text:p>32.1710357666016</text:p>
          </table:table-cell>
          <table:table-cell office:value-type="float" office:value="32.5387001037598" calcext:value-type="float">
            <text:p>32.5387001037598</text:p>
          </table:table-cell>
          <table:table-cell office:value-type="float" office:value="32.8367614746094" calcext:value-type="float">
            <text:p>32.8367614746094</text:p>
          </table:table-cell>
          <table:table-cell office:value-type="float" office:value="24.4891662597656" calcext:value-type="float">
            <text:p>24.4891662597656</text:p>
          </table:table-cell>
          <table:table-cell office:value-type="float" office:value="28.0225467681885" calcext:value-type="float">
            <text:p>28.0225467681885</text:p>
          </table:table-cell>
          <table:table-cell office:value-type="float" office:value="23.8955898284912" calcext:value-type="float">
            <text:p>23.8955898284912</text:p>
          </table:table-cell>
          <table:table-cell office:value-type="float" office:value="35.9531173706055" calcext:value-type="float">
            <text:p>35.9531173706055</text:p>
          </table:table-cell>
          <table:table-cell office:value-type="float" office:value="27.6694355010986" calcext:value-type="float">
            <text:p>27.6694355010986</text:p>
          </table:table-cell>
          <table:table-cell office:value-type="float" office:value="27.5797729492187" calcext:value-type="float">
            <text:p>27.5797729492187</text:p>
          </table:table-cell>
          <table:table-cell office:value-type="float" office:value="39.8439064025879" calcext:value-type="float">
            <text:p>39.8439064025879</text:p>
          </table:table-cell>
          <table:table-cell office:value-type="float" office:value="120.532775878906" calcext:value-type="float">
            <text:p>120.532775878906</text:p>
          </table:table-cell>
          <table:table-cell office:value-type="float" office:value="204.5478515625" calcext:value-type="float">
            <text:p>204.5478515625</text:p>
          </table:table-cell>
          <table:table-cell office:value-type="float" office:value="64.1345977783203" calcext:value-type="float">
            <text:p>64.1345977783203</text:p>
          </table:table-cell>
          <table:table-cell office:value-type="float" office:value="30.1983890533447" calcext:value-type="float">
            <text:p>30.1983890533447</text:p>
          </table:table-cell>
          <table:table-cell office:value-type="float" office:value="40.7968063354492" calcext:value-type="float">
            <text:p>40.7968063354492</text:p>
          </table:table-cell>
          <table:table-cell office:value-type="float" office:value="63.8734741210938" calcext:value-type="float">
            <text:p>63.8734741210938</text:p>
          </table:table-cell>
          <table:table-cell office:value-type="float" office:value="33.894115447998" calcext:value-type="float">
            <text:p>33.894115447998</text:p>
          </table:table-cell>
          <table:table-cell office:value-type="float" office:value="67.5606460571289" calcext:value-type="float">
            <text:p>67.5606460571289</text:p>
          </table:table-cell>
          <table:table-cell office:value-type="float" office:value="54.8635787963867" calcext:value-type="float">
            <text:p>54.8635787963867</text:p>
          </table:table-cell>
          <table:table-cell office:value-type="float" office:value="62.2209815979004" calcext:value-type="float">
            <text:p>62.2209815979004</text:p>
          </table:table-cell>
          <table:table-cell office:value-type="float" office:value="64.7406311035156" calcext:value-type="float">
            <text:p>64.7406311035156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float" office:value="71.4875640869141" calcext:value-type="float">
            <text:p>71.4875640869141</text:p>
          </table:table-cell>
          <table:table-cell office:value-type="float" office:value="98.7132263183594" calcext:value-type="float">
            <text:p>98.7132263183594</text:p>
          </table:table-cell>
          <table:table-cell office:value-type="float" office:value="138.200942993164" calcext:value-type="float">
            <text:p>138.200942993164</text:p>
          </table:table-cell>
          <table:table-cell office:value-type="float" office:value="55.9265613555908" calcext:value-type="float">
            <text:p>55.9265613555908</text:p>
          </table:table-cell>
          <table:table-cell office:value-type="float" office:value="79.9587783813477" calcext:value-type="float">
            <text:p>79.9587783813477</text:p>
          </table:table-cell>
          <table:table-cell office:value-type="float" office:value="68.4182739257813" calcext:value-type="float">
            <text:p>68.4182739257813</text:p>
          </table:table-cell>
          <table:table-cell office:value-type="float" office:value="70.6064300537109" calcext:value-type="float">
            <text:p>70.6064300537109</text:p>
          </table:table-cell>
          <table:table-cell office:value-type="float" office:value="77.7248229980469" calcext:value-type="float">
            <text:p>77.7248229980469</text:p>
          </table:table-cell>
          <table:table-cell office:value-type="float" office:value="68.5776443481445" calcext:value-type="float">
            <text:p>68.5776443481445</text:p>
          </table:table-cell>
          <table:table-cell office:value-type="float" office:value="80.2035980224609" calcext:value-type="float">
            <text:p>80.2035980224609</text:p>
          </table:table-cell>
          <table:table-cell office:value-type="float" office:value="71.2345581054688" calcext:value-type="float">
            <text:p>71.2345581054688</text:p>
          </table:table-cell>
          <table:table-cell office:value-type="float" office:value="92.5193252563477" calcext:value-type="float">
            <text:p>92.5193252563477</text:p>
          </table:table-cell>
          <table:table-cell office:value-type="float" office:value="86.9406509399414" calcext:value-type="float">
            <text:p>86.9406509399414</text:p>
          </table:table-cell>
          <table:table-cell office:value-type="float" office:value="72.1778106689453" calcext:value-type="float">
            <text:p>72.1778106689453</text:p>
          </table:table-cell>
          <table:table-cell office:value-type="float" office:value="92.966064453125" calcext:value-type="float">
            <text:p>92.966064453125</text:p>
          </table:table-cell>
          <table:table-cell office:value-type="float" office:value="69.0163269042969" calcext:value-type="float">
            <text:p>69.0163269042969</text:p>
          </table:table-cell>
          <table:table-cell office:value-type="float" office:value="78.3505210876465" calcext:value-type="float">
            <text:p>78.3505210876465</text:p>
          </table:table-cell>
          <table:table-cell office:value-type="float" office:value="77.9018173217773" calcext:value-type="float">
            <text:p>77.9018173217773</text:p>
          </table:table-cell>
          <table:table-cell office:value-type="float" office:value="77.5941696166992" calcext:value-type="float">
            <text:p>77.5941696166992</text:p>
          </table:table-cell>
          <table:table-cell office:value-type="float" office:value="92.7886428833008" calcext:value-type="float">
            <text:p>92.7886428833008</text:p>
          </table:table-cell>
          <table:table-cell office:value-type="float" office:value="163.385398864746" calcext:value-type="float">
            <text:p>163.385398864746</text:p>
          </table:table-cell>
          <table:table-cell office:value-type="float" office:value="363.409118652344" calcext:value-type="float">
            <text:p>363.409118652344</text:p>
          </table:table-cell>
          <table:table-cell office:value-type="float" office:value="143.635757446289" calcext:value-type="float">
            <text:p>143.635757446289</text:p>
          </table:table-cell>
          <table:table-cell office:value-type="float" office:value="76.8216171264649" calcext:value-type="float">
            <text:p>76.8216171264649</text:p>
          </table:table-cell>
          <table:table-cell office:value-type="float" office:value="82.131721496582" calcext:value-type="float">
            <text:p>82.131721496582</text:p>
          </table:table-cell>
          <table:table-cell office:value-type="float" office:value="126.461391448975" calcext:value-type="float">
            <text:p>126.461391448975</text:p>
          </table:table-cell>
          <table:table-cell office:value-type="float" office:value="80.2035980224609" calcext:value-type="float">
            <text:p>80.2035980224609</text:p>
          </table:table-cell>
          <table:table-cell office:value-type="float" office:value="169.885711669922" calcext:value-type="float">
            <text:p>169.885711669922</text:p>
          </table:table-cell>
          <table:table-cell office:value-type="float" office:value="163.078765869141" calcext:value-type="float">
            <text:p>163.078765869141</text:p>
          </table:table-cell>
          <table:table-cell office:value-type="float" office:value="257.173095703125" calcext:value-type="float">
            <text:p>257.173095703125</text:p>
          </table:table-cell>
          <table:table-cell office:value-type="float" office:value="271.949829101563" calcext:value-type="float">
            <text:p>271.949829101563</text:p>
          </table:table-cell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number-columns-repeated="18"/>
          <table:table-cell office:value-type="float" office:value="70.4354248046875" calcext:value-type="float">
            <text:p>70.4354248046875</text:p>
          </table:table-cell>
          <table:table-cell office:value-type="float" office:value="47.9199562072754" calcext:value-type="float">
            <text:p>47.9199562072754</text:p>
          </table:table-cell>
          <table:table-cell office:value-type="float" office:value="53.3067016601563" calcext:value-type="float">
            <text:p>53.3067016601563</text:p>
          </table:table-cell>
          <table:table-cell office:value-type="float" office:value="74.1165008544922" calcext:value-type="float">
            <text:p>74.1165008544922</text:p>
          </table:table-cell>
          <table:table-cell office:value-type="float" office:value="79.1331901550293" calcext:value-type="float">
            <text:p>79.1331901550293</text:p>
          </table:table-cell>
          <table:table-cell table:number-columns-repeated="3"/>
          <table:table-cell office:value-type="float" office:value="33.7811508178711" calcext:value-type="float">
            <text:p>33.7811508178711</text:p>
          </table:table-cell>
          <table:table-cell office:value-type="float" office:value="66.9840698242188" calcext:value-type="float">
            <text:p>66.9840698242188</text:p>
          </table:table-cell>
          <table:table-cell office:value-type="float" office:value="75.0678215026855" calcext:value-type="float">
            <text:p>75.0678215026855</text:p>
          </table:table-cell>
          <table:table-cell office:value-type="float" office:value="69.6811981201172" calcext:value-type="float">
            <text:p>69.6811981201172</text:p>
          </table:table-cell>
          <table:table-cell office:value-type="float" office:value="86.6121368408203" calcext:value-type="float">
            <text:p>86.6121368408203</text:p>
          </table:table-cell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/>
          <table:table-cell office:value-type="float" office:value="15.9468083381653" calcext:value-type="float">
            <text:p>15.9468083381653</text:p>
          </table:table-cell>
          <table:table-cell/>
          <table:table-cell office:value-type="float" office:value="19.6872053146362" calcext:value-type="float">
            <text:p>19.6872053146362</text:p>
          </table:table-cell>
          <table:table-cell/>
          <table:table-cell office:value-type="float" office:value="13.5964331626892" calcext:value-type="float">
            <text:p>13.5964331626892</text:p>
          </table:table-cell>
          <table:table-cell office:value-type="float" office:value="18.2479305267334" calcext:value-type="float">
            <text:p>18.2479305267334</text:p>
          </table:table-cell>
          <table:table-cell/>
          <table:table-cell office:value-type="float" office:value="12.3288221359253" calcext:value-type="float">
            <text:p>12.3288221359253</text:p>
          </table:table-cell>
          <table:table-cell office:value-type="float" office:value="30.8620891571045" calcext:value-type="float">
            <text:p>30.8620891571045</text:p>
          </table:table-cell>
          <table:table-cell office:value-type="float" office:value="21.060528755188" calcext:value-type="float">
            <text:p>21.060528755188</text:p>
          </table:table-cell>
          <table:table-cell office:value-type="float" office:value="19.4276256561279" calcext:value-type="float">
            <text:p>19.4276256561279</text:p>
          </table:table-cell>
          <table:table-cell/>
          <table:table-cell office:value-type="float" office:value="37.0185546875" calcext:value-type="float">
            <text:p>37.0185546875</text:p>
          </table:table-cell>
          <table:table-cell table:number-columns-repeated="12"/>
          <table:table-cell office:value-type="float" office:value="19.6870517730713" calcext:value-type="float">
            <text:p>19.6870517730713</text:p>
          </table:table-cell>
          <table:table-cell office:value-type="float" office:value="25.4789724349976" calcext:value-type="float">
            <text:p>25.4789724349976</text:p>
          </table:table-cell>
          <table:table-cell office:value-type="float" office:value="44.2241516113281" calcext:value-type="float">
            <text:p>44.2241516113281</text:p>
          </table:table-cell>
          <table:table-cell office:value-type="float" office:value="32.4562377929688" calcext:value-type="float">
            <text:p>32.4562377929688</text:p>
          </table:table-cell>
          <table:table-cell office:value-type="float" office:value="37.7897834777832" calcext:value-type="float">
            <text:p>37.7897834777832</text:p>
          </table:table-cell>
        </table:table-row>
        <table:table-row table:style-name="ro1" table:number-rows-repeated="1048499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kub Brom</meta:initial-creator>
    <meta:creation-date>2024-04-04T11:56:49.339547576</meta:creation-date>
    <dc:date>2024-04-04T14:53:33.973925961</dc:date>
    <dc:creator>Jakub Brom</dc:creator>
    <meta:editing-duration>PT6M58S</meta:editing-duration>
    <meta:editing-cycles>2</meta:editing-cycles>
    <meta:generator>LibreOffice/7.3.7.2$Linux_X86_64 LibreOffice_project/30$Build-2</meta:generator>
    <meta:document-statistic meta:table-count="1" meta:cell-count="2102" meta:object-count="0"/>
  </office:meta>
</office:document-meta>
</file>